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3000000206FED1EFBC2EA19F35.bmp" manifest:media-type="image/bmp"/>
  <manifest:file-entry manifest:full-path="Pictures/10000000000004D900000077C5CA087C63A9865A.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1" svg:font-family="Calibri" style:font-family-generic="swiss"/>
    <style:font-face style:name="FreeSans2" svg:font-family="FreeSans" style:font-family-generic="swiss"/>
    <style:font-face style:name="FreeMono" svg:font-family="FreeMono" style:font-family-generic="modern" style:font-pitch="fixed"/>
    <style:font-face style:name="Calibri4"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3" svg:font-family="Calibri" style:font-family-generic="swiss" style:font-pitch="variable"/>
    <style:font-face style:name="DejaVu Sans1" svg:font-family="'DejaVu Sans'" style:font-family-generic="swiss"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cccccc"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729fcf"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729fcf"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729fcf"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table:align="left" fo:keep-with-next="auto" style:may-break-between-rows="true" style:writing-mode="lr-tb" table:border-model="collapsing"/>
    </style:style>
    <style:style style:name="Procedemento.A" style:family="table-column">
      <style:table-column-properties style:column-width="8.308cm"/>
    </style:style>
    <style:style style:name="Procedemento.B" style:family="table-column">
      <style:table-column-properties style:column-width="11.165cm"/>
    </style:style>
    <style:style style:name="Procedemento.1" style:family="table-row">
      <style:table-row-properties style:row-height="0.96cm"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4.367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Tabla1" style:family="table">
      <style:table-properties style:width="14.896cm" fo:margin-left="3.47cm" fo:break-before="auto" fo:break-after="auto" table:align="left" fo:background-color="transparent" fo:keep-with-next="auto" style:may-break-between-rows="true" style:writing-mode="lr-tb" table:border-model="collapsing">
        <style:background-image/>
      </style:table-properties>
    </style:style>
    <style:style style:name="Tabla1.A" style:family="table-column">
      <style:table-column-properties style:column-width="1.191cm"/>
    </style:style>
    <style:style style:name="Tabla1.B" style:family="table-column">
      <style:table-column-properties style:column-width="3.41cm"/>
    </style:style>
    <style:style style:name="Tabla1.E" style:family="table-column">
      <style:table-column-properties style:column-width="3.477cm"/>
    </style:style>
    <style:style style:name="Tabla1.1" style:family="table-row">
      <style:table-row-properties fo:keep-together="auto"/>
    </style:style>
    <style:style style:name="Tabla1.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1.E1" style:family="table-cell">
      <style:table-cell-properties style:vertical-align="middle" fo:background-color="#009353" fo:padding="0cm" fo:border="0.75pt solid #1e6a39" style:writing-mode="page">
        <style:background-image/>
      </style:table-cell-properties>
    </style:style>
    <style:style style:name="Tabla1.2" style:family="table-row">
      <style:table-row-properties style:row-height="0.741cm" fo:background-color="transparent" fo:keep-together="auto">
        <style:background-image/>
      </style:table-row-properties>
    </style:style>
    <style:style style:name="Tabla1.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1.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E2" style:family="table-cell" style:data-style-name="N10000">
      <style:table-cell-properties style:vertical-align="middle" fo:background-color="transparent" fo:padding="0cm" fo:border="0.75pt solid #009353" style:writing-mode="page">
        <style:background-image/>
      </style:table-cell-properties>
    </style:style>
    <style:style style:name="Tabla1.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1.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2" style:family="table">
      <style:table-properties style:width="14.896cm" fo:margin-left="3.47cm" fo:break-before="auto" fo:break-after="auto" table:align="left" fo:background-color="transparent" fo:keep-with-next="auto" style:may-break-between-rows="true" style:writing-mode="lr-tb" table:border-model="collapsing">
        <style:background-image/>
      </style:table-properties>
    </style:style>
    <style:style style:name="Tabla2.A" style:family="table-column">
      <style:table-column-properties style:column-width="1.191cm"/>
    </style:style>
    <style:style style:name="Tabla2.B" style:family="table-column">
      <style:table-column-properties style:column-width="3.41cm"/>
    </style:style>
    <style:style style:name="Tabla2.E" style:family="table-column">
      <style:table-column-properties style:column-width="3.477cm"/>
    </style:style>
    <style:style style:name="Tabla2.1" style:family="table-row">
      <style:table-row-properties fo:keep-together="auto"/>
    </style:style>
    <style:style style:name="Tabla2.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2.E1" style:family="table-cell">
      <style:table-cell-properties style:vertical-align="middle" fo:background-color="#009353" fo:padding="0cm" fo:border="0.75pt solid #1e6a39" style:writing-mode="page">
        <style:background-image/>
      </style:table-cell-properties>
    </style:style>
    <style:style style:name="Tabla2.2" style:family="table-row">
      <style:table-row-properties style:row-height="0.741cm" fo:background-color="transparent" fo:keep-together="auto">
        <style:background-image/>
      </style:table-row-properties>
    </style:style>
    <style:style style:name="Tabla2.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2.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2.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2.E2" style:family="table-cell" style:data-style-name="N10000">
      <style:table-cell-properties style:vertical-align="middle" fo:background-color="transparent" fo:padding="0cm" fo:border="0.75pt solid #009353" style:writing-mode="page">
        <style:background-image/>
      </style:table-cell-properties>
    </style:style>
    <style:style style:name="Tabla2.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2.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2.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2.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2.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2.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3" style:family="table">
      <style:table-properties style:width="14.896cm" fo:margin-left="3.47cm" fo:break-before="auto" fo:break-after="auto" table:align="left" fo:background-color="transparent" fo:keep-with-next="auto" style:may-break-between-rows="true" style:writing-mode="lr-tb" table:border-model="collapsing">
        <style:background-image/>
      </style:table-properties>
    </style:style>
    <style:style style:name="Tabla3.A" style:family="table-column">
      <style:table-column-properties style:column-width="1.191cm"/>
    </style:style>
    <style:style style:name="Tabla3.B" style:family="table-column">
      <style:table-column-properties style:column-width="3.41cm"/>
    </style:style>
    <style:style style:name="Tabla3.E" style:family="table-column">
      <style:table-column-properties style:column-width="3.477cm"/>
    </style:style>
    <style:style style:name="Tabla3.1" style:family="table-row">
      <style:table-row-properties fo:keep-together="auto"/>
    </style:style>
    <style:style style:name="Tabla3.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3.E1" style:family="table-cell">
      <style:table-cell-properties style:vertical-align="middle" fo:background-color="#009353" fo:padding="0cm" fo:border="0.75pt solid #1e6a39" style:writing-mode="page">
        <style:background-image/>
      </style:table-cell-properties>
    </style:style>
    <style:style style:name="Tabla3.2" style:family="table-row">
      <style:table-row-properties style:row-height="0.741cm" fo:background-color="transparent" fo:keep-together="auto">
        <style:background-image/>
      </style:table-row-properties>
    </style:style>
    <style:style style:name="Tabla3.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3.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3.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3.E2" style:family="table-cell" style:data-style-name="N10000">
      <style:table-cell-properties style:vertical-align="middle" fo:background-color="transparent" fo:padding="0cm" fo:border="0.75pt solid #009353" style:writing-mode="page">
        <style:background-image/>
      </style:table-cell-properties>
    </style:style>
    <style:style style:name="Tabla3.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3.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3.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3.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3.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3.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4" style:family="table">
      <style:table-properties style:width="14.896cm" fo:margin-left="3.47cm" fo:break-before="auto" fo:break-after="auto" table:align="left" fo:background-color="transparent" fo:keep-with-next="auto" style:may-break-between-rows="true" style:writing-mode="lr-tb" table:border-model="collapsing">
        <style:background-image/>
      </style:table-properties>
    </style:style>
    <style:style style:name="Tabla4.A" style:family="table-column">
      <style:table-column-properties style:column-width="1.191cm"/>
    </style:style>
    <style:style style:name="Tabla4.B" style:family="table-column">
      <style:table-column-properties style:column-width="3.41cm"/>
    </style:style>
    <style:style style:name="Tabla4.E" style:family="table-column">
      <style:table-column-properties style:column-width="3.477cm"/>
    </style:style>
    <style:style style:name="Tabla4.1" style:family="table-row">
      <style:table-row-properties fo:keep-together="auto"/>
    </style:style>
    <style:style style:name="Tabla4.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4.E1" style:family="table-cell">
      <style:table-cell-properties style:vertical-align="middle" fo:background-color="#009353" fo:padding="0cm" fo:border="0.75pt solid #1e6a39" style:writing-mode="page">
        <style:background-image/>
      </style:table-cell-properties>
    </style:style>
    <style:style style:name="Tabla4.2" style:family="table-row">
      <style:table-row-properties style:row-height="0.741cm" fo:background-color="transparent" fo:keep-together="auto">
        <style:background-image/>
      </style:table-row-properties>
    </style:style>
    <style:style style:name="Tabla4.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4.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4.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4.E2" style:family="table-cell" style:data-style-name="N10000">
      <style:table-cell-properties style:vertical-align="middle" fo:background-color="transparent" fo:padding="0cm" fo:border="0.75pt solid #009353" style:writing-mode="page">
        <style:background-image/>
      </style:table-cell-properties>
    </style:style>
    <style:style style:name="Tabla4.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4.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4.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4.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4.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4.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2"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4d07d3" officeooo:paragraph-rsid="014d07d3" style:font-size-asian="12pt" style:font-style-asian="normal" style:font-weight-asian="normal" style:font-name-complex="Calibri2" style:font-size-complex="12pt" style:font-style-complex="normal" style:font-weight-complex="normal" style:text-overline-style="none" style:text-overline-color="font-color"/>
    </style:style>
    <style:style style:name="P8" style:family="paragraph" style:parent-style-name="Text_20_body" style:master-page-name="">
      <style:paragraph-properties fo:text-align="start" style:justify-single-word="false" style:page-number="auto" fo:break-before="auto" fo:break-after="auto"/>
    </style:style>
    <style:style style:name="P9"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13186b" officeooo:paragraph-rsid="035e27f1"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0"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640898" officeooo:paragraph-rsid="03640898"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1"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4d07d3" officeooo:paragraph-rsid="0263a5b3"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2" style:family="paragraph" style:parent-style-name="Text_20_body">
      <style:paragraph-properties fo:break-before="auto" fo:break-after="auto"/>
      <style:text-properties fo:font-size="2pt" style:font-size-asian="1.75pt" style:font-size-complex="2pt"/>
    </style:style>
    <style:style style:name="P13"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2" style:font-size-complex="12pt" style:font-weight-complex="bold"/>
    </style:style>
    <style:style style:name="P14"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break-before="pag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2" style:font-size-complex="12pt" style:font-weight-complex="bold"/>
    </style:style>
    <style:style style:name="P15" style:family="paragraph" style:parent-style-name="Standard">
      <loext:graphic-properties draw:fill="none"/>
      <style:paragraph-properties fo:margin-left="0cm" fo:margin-right="0cm" fo:margin-top="0cm" fo:margin-bottom="0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2aa9837" officeooo:paragraph-rsid="0421f353" style:font-size-asian="10pt" style:font-style-asian="normal" style:font-weight-asian="normal" style:font-name-complex="Calibri2" style:font-size-complex="10pt" style:font-style-complex="normal" style:font-weight-complex="normal"/>
    </style:style>
    <style:style style:name="P16" style:family="paragraph" style:parent-style-name="Standard">
      <loext:graphic-properties draw:fill="none"/>
      <style:paragraph-properties fo:margin-left="0cm" fo:margin-right="0cm" fo:margin-top="0cm" fo:margin-bottom="0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size="2pt" fo:language="gl" fo:country="ES" fo:font-style="normal" fo:font-weight="normal" officeooo:rsid="02aa9837" officeooo:paragraph-rsid="0421f353" style:font-size-asian="1.75pt" style:font-style-asian="normal" style:font-weight-asian="normal" style:font-name-complex="Calibri2" style:font-size-complex="2pt" style:font-style-complex="normal" style:font-weight-complex="normal"/>
    </style:style>
    <style:style style:name="P17"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8pt" fo:language="gl" fo:country="ES" fo:font-weight="normal" officeooo:rsid="02b784a8" officeooo:paragraph-rsid="025b8b33" style:font-size-asian="7pt" style:font-weight-asian="normal" style:font-name-complex="Calibri2" style:font-size-complex="8pt" style:font-weight-complex="normal"/>
    </style:style>
    <style:style style:name="P18"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8pt" fo:language="gl" fo:country="ES" fo:font-style="normal" fo:font-weight="normal" officeooo:rsid="02aa9837" officeooo:paragraph-rsid="0342b575" style:font-size-asian="8pt" style:font-style-asian="normal" style:font-weight-asian="normal" style:font-name-complex="Calibri2" style:font-size-complex="8pt" style:font-style-complex="normal" style:font-weight-complex="normal"/>
    </style:style>
    <style:style style:name="P19"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1" fo:font-size="12pt" fo:language="gl" fo:country="ES" fo:font-weight="normal" officeooo:rsid="0383bb1f" officeooo:paragraph-rsid="036ce204" style:font-size-asian="12pt" style:font-weight-asian="normal" style:font-name-complex="Calibri2" style:font-size-complex="12pt" style:font-weight-complex="normal"/>
    </style:style>
    <style:style style:name="P20"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1" fo:font-size="12pt" fo:language="gl" fo:country="ES" fo:font-weight="normal" officeooo:rsid="03d8eae0" officeooo:paragraph-rsid="04045940" style:font-size-asian="12pt" style:font-weight-asian="normal" style:font-name-complex="Calibri2" style:font-size-complex="12pt" style:font-weight-complex="normal"/>
    </style:style>
    <style:style style:name="P21"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1" fo:font-size="12pt" fo:language="gl" fo:country="ES" fo:font-weight="normal" officeooo:rsid="0378a584" officeooo:paragraph-rsid="040c56a4" style:font-size-asian="12pt" style:font-weight-asian="normal" style:font-name-complex="Calibri2" style:font-size-complex="12pt" style:font-weight-complex="normal"/>
    </style:style>
    <style:style style:name="P22"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1" fo:font-size="12pt" fo:letter-spacing="normal" fo:language="gl" fo:country="ES" fo:font-style="normal" fo:font-weight="normal" officeooo:rsid="035404ff" officeooo:paragraph-rsid="041cc0de" style:font-size-asian="12pt" style:font-weight-asian="normal" style:font-name-complex="Calibri2" style:font-size-complex="12pt" style:font-weight-complex="normal"/>
    </style:style>
    <style:style style:name="P23" style:family="paragraph" style:parent-style-name="Standard" style:master-page-name="">
      <style:paragraph-properties fo:margin-top="0cm" fo:margin-bottom="0.148cm" style:contextual-spacing="false" fo:line-height="100%" fo:text-align="justify" style:justify-single-word="false" style:page-number="auto" fo:break-before="auto" fo:break-after="auto" style:writing-mode="lr-tb">
        <style:tab-stops>
          <style:tab-stop style:position="1.492cm"/>
        </style:tab-stops>
      </style:paragraph-properties>
      <style:text-properties fo:color="#000000" loext:opacity="100%" style:font-name="FreeMono" fo:font-size="8pt" fo:language="gl" fo:country="ES" style:text-underline-style="none" fo:font-weight="normal" officeooo:rsid="028e8cb8" officeooo:paragraph-rsid="03da5541" style:font-size-asian="7pt" style:font-weight-asian="normal" style:font-name-complex="Calibri2" style:font-size-complex="8pt" style:font-weight-complex="normal"/>
    </style:style>
    <style:style style:name="P24"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28" style:family="paragraph" style:parent-style-name="Heading_20_1">
      <style:text-properties fo:font-weight="bold" officeooo:paragraph-rsid="041cc0de" style:font-weight-asian="bold" style:font-weight-complex="bold"/>
    </style:style>
    <style:style style:name="P29" style:family="paragraph" style:parent-style-name="Standard">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1" fo:font-size="8pt" fo:language="gl" fo:country="ES" fo:font-style="normal" fo:font-weight="normal" officeooo:rsid="02aa9837" officeooo:paragraph-rsid="041cc0de" style:font-size-asian="8pt" style:font-style-asian="normal" style:font-weight-asian="normal" style:font-name-complex="Calibri2" style:font-size-complex="8pt" style:font-style-complex="normal" style:font-weight-complex="normal"/>
    </style:style>
    <style:style style:name="P3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2819a63" officeooo:paragraph-rsid="02819a63" style:font-size-asian="12pt" style:font-weight-asian="normal" style:font-name-complex="Calibri2" style:font-size-complex="12pt" style:font-weight-complex="normal"/>
    </style:style>
    <style:style style:name="P3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28b6498" officeooo:paragraph-rsid="028b6498" style:font-size-asian="12pt" style:font-weight-asian="normal" style:font-name-complex="Calibri2" style:font-size-complex="12pt" style:font-weight-complex="normal"/>
    </style:style>
    <style:style style:name="P3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700742" officeooo:paragraph-rsid="041dd522" style:font-size-asian="12pt" style:font-weight-asian="normal" style:font-name-complex="Calibri2" style:font-size-complex="12pt" style:font-weight-complex="normal"/>
    </style:style>
    <style:style style:name="P3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2a51747" officeooo:paragraph-rsid="0303eba3" style:font-size-asian="12pt" style:font-weight-asian="normal" style:font-name-complex="Calibri2" style:font-size-complex="12pt" style:font-weight-complex="normal"/>
    </style:style>
    <style:style style:name="P3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9ff8c" officeooo:paragraph-rsid="032c94eb" style:font-size-asian="12pt" style:font-weight-asian="normal" style:font-name-complex="Calibri2" style:font-size-complex="12pt" style:font-weight-complex="normal"/>
    </style:style>
    <style:style style:name="P3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469de0" officeooo:paragraph-rsid="041dd522" style:font-size-asian="12pt" style:font-weight-asian="normal" style:font-name-complex="Calibri2" style:font-size-complex="12pt" style:font-weight-complex="normal"/>
    </style:style>
    <style:style style:name="P3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67e623" officeooo:paragraph-rsid="041dd522" style:font-size-asian="12pt" style:font-weight-asian="normal" style:font-name-complex="Calibri2" style:font-size-complex="12pt" style:font-weight-complex="normal"/>
    </style:style>
    <style:style style:name="P3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d8d76" officeooo:paragraph-rsid="0416d8a1" style:font-size-asian="12pt" style:font-weight-asian="normal" style:font-name-complex="Calibri2" style:font-size-complex="12pt" style:font-weight-complex="normal"/>
    </style:style>
    <style:style style:name="P3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d8d76" officeooo:paragraph-rsid="032c94eb" style:font-size-asian="12pt" style:font-weight-asian="normal" style:font-name-complex="Calibri2" style:font-size-complex="12pt" style:font-weight-complex="normal"/>
    </style:style>
    <style:style style:name="P3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40d99c" officeooo:paragraph-rsid="041cc0de" style:font-size-asian="12pt" style:font-weight-asian="normal" style:font-name-complex="Calibri2" style:font-size-complex="12pt" style:font-weight-complex="normal"/>
    </style:style>
    <style:style style:name="P4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30f060f" style:font-size-asian="12pt" style:font-weight-asian="normal" style:font-name-complex="Calibri2" style:font-size-complex="12pt" style:font-weight-complex="normal"/>
    </style:style>
    <style:style style:name="P4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1d4aaa9" officeooo:paragraph-rsid="0310ef92" style:font-size-asian="12pt" style:font-weight-asian="normal" style:font-name-complex="Calibri2" style:font-size-complex="12pt" style:font-weight-complex="normal"/>
    </style:style>
    <style:style style:name="P4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1d4aaa9" officeooo:paragraph-rsid="041cc0de" style:font-size-asian="12pt" style:font-weight-asian="normal" style:font-name-complex="Calibri2" style:font-size-complex="12pt" style:font-weight-complex="normal"/>
    </style:style>
    <style:style style:name="P4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695dcf" officeooo:paragraph-rsid="03695dcf" style:font-size-asian="12pt" style:font-weight-asian="normal" style:font-name-complex="Calibri2" style:font-size-complex="12pt" style:font-weight-complex="normal"/>
    </style:style>
    <style:style style:name="P4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10ef92" officeooo:paragraph-rsid="0310ef92" style:font-size-asian="12pt" style:font-weight-asian="normal" style:font-name-complex="Calibri2" style:font-size-complex="12pt" style:font-weight-complex="normal"/>
    </style:style>
    <style:style style:name="P4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84758a" officeooo:paragraph-rsid="0385b43c" style:font-size-asian="12pt" style:font-weight-asian="normal" style:font-name-complex="Calibri2" style:font-size-complex="12pt" style:font-weight-complex="normal"/>
    </style:style>
    <style:style style:name="P4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84758a" officeooo:paragraph-rsid="03d3db55" style:font-size-asian="12pt" style:font-weight-asian="normal" style:font-name-complex="Calibri2" style:font-size-complex="12pt" style:font-weight-complex="normal"/>
    </style:style>
    <style:style style:name="P4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84758a" officeooo:paragraph-rsid="03d5d612" style:font-size-asian="12pt" style:font-weight-asian="normal" style:font-name-complex="Calibri2" style:font-size-complex="12pt" style:font-weight-complex="normal"/>
    </style:style>
    <style:style style:name="P4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85b43c" officeooo:paragraph-rsid="0384758a" style:font-size-asian="12pt" style:font-weight-asian="normal" style:font-name-complex="Calibri2" style:font-size-complex="12pt" style:font-weight-complex="normal"/>
    </style:style>
    <style:style style:name="P4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85b43c" officeooo:paragraph-rsid="03d3db55" style:font-size-asian="12pt" style:font-weight-asian="normal" style:font-name-complex="Calibri2" style:font-size-complex="12pt" style:font-weight-complex="normal"/>
    </style:style>
    <style:style style:name="P5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85b43c" officeooo:paragraph-rsid="03d5d612" style:font-size-asian="12pt" style:font-weight-asian="normal" style:font-name-complex="Calibri2" style:font-size-complex="12pt" style:font-weight-complex="normal"/>
    </style:style>
    <style:style style:name="P5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85b43c" officeooo:paragraph-rsid="039a6014" style:font-size-asian="12pt" style:font-weight-asian="normal" style:font-name-complex="Calibri2" style:font-size-complex="12pt" style:font-weight-complex="normal"/>
    </style:style>
    <style:style style:name="P5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879a29" officeooo:paragraph-rsid="03879a29" style:font-size-asian="12pt" style:font-weight-asian="normal" style:font-name-complex="Calibri2" style:font-size-complex="12pt" style:font-weight-complex="normal"/>
    </style:style>
    <style:style style:name="P5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879a29" officeooo:paragraph-rsid="03d3db55" style:font-size-asian="12pt" style:font-weight-asian="normal" style:font-name-complex="Calibri2" style:font-size-complex="12pt" style:font-weight-complex="normal"/>
    </style:style>
    <style:style style:name="P5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879a29" officeooo:paragraph-rsid="03d8eae0" style:font-size-asian="12pt" style:font-weight-asian="normal" style:font-name-complex="Calibri2" style:font-size-complex="12pt" style:font-weight-complex="normal"/>
    </style:style>
    <style:style style:name="P55" style:family="paragraph" style:parent-style-name="Standard" style:list-style-name="L3">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1" fo:font-size="12pt" fo:language="gl" fo:country="ES" fo:font-weight="normal" officeooo:rsid="03879a29" officeooo:paragraph-rsid="039a6014" style:font-size-asian="12pt" style:font-weight-asian="normal" style:font-name-complex="Calibri2" style:font-size-complex="12pt" style:font-weight-complex="normal"/>
    </style:style>
    <style:style style:name="P56" style:family="paragraph" style:parent-style-name="Standard" style:list-style-name="L3">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1" fo:font-size="12pt" fo:language="gl" fo:country="ES" fo:font-weight="normal" officeooo:rsid="03879a29" officeooo:paragraph-rsid="04045940" style:font-size-asian="12pt" style:font-weight-asian="normal" style:font-name-complex="Calibri2" style:font-size-complex="12pt" style:font-weight-complex="normal"/>
    </style:style>
    <style:style style:name="P5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f0fffd" officeooo:paragraph-rsid="0404da3b" style:font-size-asian="12pt" style:font-weight-asian="normal" style:font-name-complex="Calibri2" style:font-size-complex="12pt" style:font-weight-complex="normal"/>
    </style:style>
    <style:style style:name="P5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f0fffd" officeooo:paragraph-rsid="03f2db32" style:font-size-asian="12pt" style:font-weight-asian="normal" style:font-name-complex="Calibri2" style:font-size-complex="12pt" style:font-weight-complex="normal"/>
    </style:style>
    <style:style style:name="P5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e224d9" officeooo:paragraph-rsid="041cc0de" style:font-size-asian="12pt" style:font-weight-asian="normal" style:font-name-complex="Calibri2" style:font-size-complex="12pt" style:font-weight-complex="normal"/>
    </style:style>
    <style:style style:name="P6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e224d9" officeooo:paragraph-rsid="040c56a4" style:font-size-asian="12pt" style:font-weight-asian="normal" style:font-name-complex="Calibri2" style:font-size-complex="12pt" style:font-weight-complex="normal"/>
    </style:style>
    <style:style style:name="P6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d8eae0" officeooo:paragraph-rsid="03d8eae0" style:font-size-asian="12pt" style:font-weight-asian="normal" style:font-name-complex="Calibri2" style:font-size-complex="12pt" style:font-weight-complex="normal"/>
    </style:style>
    <style:style style:name="P6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83bb1f" officeooo:paragraph-rsid="03ff5249" style:font-size-asian="12pt" style:font-weight-asian="normal" style:font-name-complex="Calibri2" style:font-size-complex="12pt" style:font-weight-complex="normal"/>
    </style:style>
    <style:style style:name="P6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2b784a8" officeooo:paragraph-rsid="040c4138" style:font-size-asian="12pt" style:font-weight-asian="normal" style:font-name-complex="Calibri2" style:font-size-complex="12pt" style:font-weight-complex="normal"/>
    </style:style>
    <style:style style:name="P6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78a584" officeooo:paragraph-rsid="040c4138" style:font-size-asian="12pt" style:font-weight-asian="normal" style:font-name-complex="Calibri2" style:font-size-complex="12pt" style:font-weight-complex="normal"/>
    </style:style>
    <style:style style:name="P6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78a584" officeooo:paragraph-rsid="040c56a4" style:font-size-asian="12pt" style:font-weight-asian="normal" style:font-name-complex="Calibri2" style:font-size-complex="12pt" style:font-weight-complex="normal"/>
    </style:style>
    <style:style style:name="P6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40c4138" officeooo:paragraph-rsid="040c4138" style:font-size-asian="12pt" style:font-weight-asian="normal" style:font-name-complex="Calibri2" style:font-size-complex="12pt" style:font-weight-complex="normal"/>
    </style:style>
    <style:style style:name="P6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40c4138" officeooo:paragraph-rsid="040c56a4" style:font-size-asian="12pt" style:font-weight-asian="normal" style:font-name-complex="Calibri2" style:font-size-complex="12pt" style:font-weight-complex="normal"/>
    </style:style>
    <style:style style:name="P6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40c56a4" officeooo:paragraph-rsid="040c56a4" style:font-size-asian="12pt" style:font-weight-asian="normal" style:font-name-complex="Calibri2" style:font-size-complex="12pt" style:font-weight-complex="normal"/>
    </style:style>
    <style:style style:name="P6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5404ff" officeooo:paragraph-rsid="041cc0de" style:font-size-asian="12pt" style:font-weight-asian="normal" style:font-name-complex="Calibri2" style:font-size-complex="12pt" style:font-weight-complex="normal"/>
    </style:style>
    <style:style style:name="P7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8pt" fo:language="gl" fo:country="ES" fo:font-weight="normal" officeooo:rsid="01d4aaa9" officeooo:paragraph-rsid="0309ff8c" style:font-size-asian="7pt" style:font-weight-asian="normal" style:font-name-complex="Calibri2" style:font-size-complex="8pt" style:font-weight-complex="normal"/>
    </style:style>
    <style:style style:name="P7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8pt" fo:language="gl" fo:country="ES" fo:font-weight="normal" officeooo:rsid="03f0fffd" officeooo:paragraph-rsid="0404da3b" style:font-size-asian="7pt" style:font-weight-asian="normal" style:font-name-complex="Calibri2" style:font-size-complex="8pt" style:font-weight-complex="normal"/>
    </style:style>
    <style:style style:name="P7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8pt" fo:language="gl" fo:country="ES" fo:font-weight="normal" officeooo:rsid="03f0fffd" officeooo:paragraph-rsid="04059811" style:font-size-asian="7pt" style:font-weight-asian="normal" style:font-name-complex="Calibri2" style:font-size-complex="8pt" style:font-weight-complex="normal"/>
    </style:style>
    <style:style style:name="P7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8pt" fo:language="gl" fo:country="ES" fo:font-weight="normal" officeooo:rsid="036e7a8d" officeooo:paragraph-rsid="03c5e8ff" style:font-size-asian="7pt" style:font-weight-asian="normal" style:font-name-complex="Calibri2" style:font-size-complex="8pt" style:font-weight-complex="normal"/>
    </style:style>
    <style:style style:name="P7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8pt" fo:language="gl" fo:country="ES" fo:font-weight="normal" officeooo:rsid="0378a584" officeooo:paragraph-rsid="040c4138" style:font-size-asian="7pt" style:font-weight-asian="normal" style:font-name-complex="Calibri2" style:font-size-complex="8pt" style:font-weight-complex="normal"/>
    </style:style>
    <style:style style:name="P7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8pt" fo:language="gl" fo:country="ES" fo:font-weight="normal" officeooo:rsid="0378a584" officeooo:paragraph-rsid="040c56a4" style:font-size-asian="7pt" style:font-weight-asian="normal" style:font-name-complex="Calibri2" style:font-size-complex="8pt" style:font-weight-complex="normal"/>
    </style:style>
    <style:style style:name="P7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8pt" fo:language="gl" fo:country="ES" fo:font-style="normal" fo:font-weight="normal" officeooo:rsid="040c56a4" officeooo:paragraph-rsid="040d39ac" style:font-size-asian="7pt" style:font-style-asian="normal" style:font-weight-asian="normal" style:font-name-complex="Calibri2" style:font-size-complex="8pt" style:font-style-complex="normal" style:font-weight-complex="normal"/>
    </style:style>
    <style:style style:name="P7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weight="normal" officeooo:paragraph-rsid="040d39ac"/>
    </style:style>
    <style:style style:name="P78" style:family="paragraph" style:parent-style-name="Standard" style:list-style-name="L3">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FreeMono" fo:font-size="4pt" fo:language="gl" fo:country="ES" fo:font-style="normal" fo:font-weight="normal" officeooo:rsid="02a84713" officeooo:paragraph-rsid="04045940" style:font-size-asian="3.5pt" style:font-style-asian="normal" style:font-weight-asian="normal" style:font-name-complex="Calibri2" style:font-size-complex="4pt" style:font-style-complex="normal" style:font-weight-complex="normal"/>
    </style:style>
    <style:style style:name="P7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FreeMono" fo:font-size="10pt" fo:language="gl" fo:country="ES" fo:font-weight="normal" officeooo:rsid="040c4138" officeooo:paragraph-rsid="040c4138" style:font-size-asian="10pt" style:font-weight-asian="normal" style:font-name-complex="Calibri2" style:font-size-complex="10pt" style:font-weight-complex="normal"/>
    </style:style>
    <style:style style:name="P8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FreeMono" fo:font-size="10pt" fo:language="gl" fo:country="ES" fo:font-weight="normal" officeooo:rsid="040c4138" officeooo:paragraph-rsid="040c56a4" style:font-size-asian="10pt" style:font-weight-asian="normal" style:font-name-complex="Calibri2" style:font-size-complex="10pt" style:font-weight-complex="normal"/>
    </style:style>
    <style:style style:name="P8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FreeMono" fo:font-size="8pt" fo:language="gl" fo:country="ES" fo:font-weight="normal" officeooo:rsid="040c4138" officeooo:paragraph-rsid="040c56a4" style:font-size-asian="7pt" style:font-weight-asian="normal" style:font-name-complex="Calibri2" style:font-size-complex="8pt" style:font-weight-complex="normal"/>
    </style:style>
    <style:style style:name="P82"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2a3773"/>
    </style:style>
    <style:style style:name="P83"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2cb762"/>
    </style:style>
    <style:style style:name="P84"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6047e" officeooo:paragraph-rsid="032a3773"/>
    </style:style>
    <style:style style:name="P85"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6047e" officeooo:paragraph-rsid="0335c472"/>
    </style:style>
    <style:style style:name="P86"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6047e" officeooo:paragraph-rsid="032cb762"/>
    </style:style>
    <style:style style:name="P87"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54e736" officeooo:paragraph-rsid="032c94eb"/>
    </style:style>
    <style:style style:name="P88"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09ff8c" officeooo:paragraph-rsid="041dd522"/>
    </style:style>
    <style:style style:name="P89" style:family="paragraph" style:parent-style-name="Standard" style:list-style-name="L3">
      <style:paragraph-properties fo:margin-top="0cm" fo:margin-bottom="0.148cm" style:contextual-spacing="false" fo:line-height="100%" fo:text-align="justify" style:justify-single-word="false" fo:break-before="page" style:writing-mode="lr-tb">
        <style:tab-stops>
          <style:tab-stop style:position="1.492cm"/>
        </style:tab-stops>
      </style:paragraph-properties>
      <style:text-properties fo:color="#000000" loext:opacity="100%" style:font-name="Calibri1" fo:font-size="12pt" fo:language="gl" fo:country="ES" fo:font-weight="normal" officeooo:rsid="0383bb1f" officeooo:paragraph-rsid="036ce204" style:font-size-asian="12pt" style:font-weight-asian="normal" style:font-name-complex="Calibri2" style:font-size-complex="12pt" style:font-weight-complex="normal"/>
    </style:style>
    <style:style style:name="P90" style:family="paragraph" style:parent-style-name="Standard" style:list-style-name="L3">
      <style:paragraph-properties fo:margin-top="0cm" fo:margin-bottom="0.148cm" style:contextual-spacing="false" fo:line-height="100%" fo:text-align="justify" style:justify-single-word="false" fo:break-before="page" style:writing-mode="lr-tb">
        <style:tab-stops>
          <style:tab-stop style:position="1.492cm"/>
        </style:tab-stops>
      </style:paragraph-properties>
      <style:text-properties fo:color="#000000" loext:opacity="100%" style:font-name="Calibri1" fo:font-size="12pt" fo:language="gl" fo:country="ES" fo:font-weight="normal" officeooo:rsid="03d8eae0" officeooo:paragraph-rsid="04045940" style:font-size-asian="12pt" style:font-weight-asian="normal" style:font-name-complex="Calibri2" style:font-size-complex="12pt" style:font-weight-complex="normal"/>
    </style:style>
    <style:style style:name="P91" style:family="paragraph" style:parent-style-name="Standard" style:list-style-name="L3">
      <style:paragraph-properties fo:margin-top="0cm" fo:margin-bottom="0.148cm" style:contextual-spacing="false" fo:line-height="100%" fo:text-align="justify" style:justify-single-word="false" fo:break-before="page" style:writing-mode="lr-tb">
        <style:tab-stops>
          <style:tab-stop style:position="1.492cm"/>
        </style:tab-stops>
      </style:paragraph-properties>
      <style:text-properties fo:color="#000000" loext:opacity="100%" style:font-name="Calibri1" fo:font-size="12pt" fo:language="gl" fo:country="ES" fo:font-weight="normal" officeooo:rsid="0378a584" officeooo:paragraph-rsid="040c56a4" style:font-size-asian="12pt" style:font-weight-asian="normal" style:font-name-complex="Calibri2" style:font-size-complex="12pt" style:font-weight-complex="normal"/>
    </style:style>
    <style:style style:name="P92" style:family="paragraph" style:parent-style-name="Standard" style:list-style-name="L3" style:master-page-name="">
      <style:paragraph-properties fo:margin-top="0cm" fo:margin-bottom="0.148cm" style:contextual-spacing="false" fo:line-height="100%" fo:text-align="justify" style:justify-single-word="false" fo:orphans="2" fo:widows="2" style:page-number="auto" fo:break-before="auto" fo:break-after="auto" style:writing-mode="lr-tb">
        <style:tab-stops>
          <style:tab-stop style:position="1.492cm"/>
        </style:tab-stops>
      </style:paragraph-properties>
      <style:text-properties fo:color="#000000" loext:opacity="100%" style:font-name="Calibri1" fo:font-size="12pt" fo:language="gl" fo:country="ES" fo:font-weight="normal" officeooo:rsid="03879a29" officeooo:paragraph-rsid="04045940" style:font-size-asian="12pt" style:font-weight-asian="normal" style:font-name-complex="Calibri2" style:font-size-complex="12pt" style:font-weight-complex="normal"/>
    </style:style>
    <style:style style:name="P93"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3033be7" style:font-size-asian="10pt" style:font-weight-asian="normal" style:font-name-complex="Calibri2" style:font-size-complex="10pt" style:font-weight-complex="normal"/>
    </style:style>
    <style:style style:name="P94"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32c352f" style:font-size-asian="10pt" style:font-weight-asian="normal" style:font-name-complex="Calibri2" style:font-size-complex="10pt" style:font-weight-complex="normal"/>
    </style:style>
    <style:style style:name="P95"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312cb27" style:font-size-asian="10pt" style:font-weight-asian="normal" style:font-name-complex="Calibri2" style:font-size-complex="10pt" style:font-weight-complex="normal"/>
    </style:style>
    <style:style style:name="P96"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e8cb8" officeooo:paragraph-rsid="03033be7" style:font-size-asian="10pt" style:font-weight-asian="normal" style:font-name-complex="Calibri2" style:font-size-complex="10pt" style:font-weight-complex="normal"/>
    </style:style>
    <style:style style:name="P97"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e8cb8" officeooo:paragraph-rsid="032c352f" style:font-size-asian="10pt" style:font-weight-asian="normal" style:font-name-complex="Calibri2" style:font-size-complex="10pt" style:font-weight-complex="normal"/>
    </style:style>
    <style:style style:name="P98"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e8cb8" officeooo:paragraph-rsid="0312cb27" style:font-size-asian="10pt" style:font-weight-asian="normal" style:font-name-complex="Calibri2" style:font-size-complex="10pt" style:font-weight-complex="normal"/>
    </style:style>
    <style:style style:name="P99"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798cm"/>
        </style:tab-stops>
      </style:paragraph-properties>
      <style:text-properties fo:color="#000000" loext:opacity="100%" style:font-name="FreeMono" fo:font-size="10pt" fo:language="gl" fo:country="ES" fo:font-weight="normal" officeooo:rsid="02819a63" officeooo:paragraph-rsid="02b31e25" style:font-size-asian="10pt" style:font-weight-asian="normal" style:font-name-complex="Calibri2" style:font-size-complex="10pt" style:font-weight-complex="normal"/>
    </style:style>
    <style:style style:name="P100"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798cm"/>
        </style:tab-stops>
      </style:paragraph-properties>
      <style:text-properties fo:color="#000000" loext:opacity="100%" style:font-name="FreeMono" fo:font-size="10pt" fo:language="gl" fo:country="ES" fo:font-style="normal" fo:font-weight="normal" officeooo:rsid="028e042d" officeooo:paragraph-rsid="02b31e25" style:font-size-asian="10pt" style:font-style-asian="normal" style:font-weight-asian="normal" style:font-name-complex="Calibri2" style:font-size-complex="10pt" style:font-style-complex="normal" style:font-weight-complex="normal"/>
    </style:style>
    <style:style style:name="P101"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Calibri1" fo:font-size="8pt" fo:language="gl" fo:country="ES" fo:font-style="normal" fo:font-weight="normal" officeooo:rsid="03695dcf" officeooo:paragraph-rsid="03695dcf" style:font-size-asian="7pt" style:font-style-asian="normal" style:font-weight-asian="normal" style:font-name-complex="Calibri2" style:font-size-complex="8pt" style:font-style-complex="normal" style:font-weight-complex="normal"/>
    </style:style>
    <style:style style:name="P102"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36a64f" style:font-size-asian="10pt" style:font-weight-asian="normal" style:font-name-complex="Calibri2" style:font-size-complex="10pt" style:font-weight-complex="normal"/>
    </style:style>
    <style:style style:name="P103"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37995a" style:font-size-asian="10pt" style:font-weight-asian="normal" style:font-name-complex="Calibri2" style:font-size-complex="10pt" style:font-weight-complex="normal"/>
    </style:style>
    <style:style style:name="P104"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2add7b2" style:font-size-asian="10pt" style:font-weight-asian="normal" style:font-name-complex="Calibri2" style:font-size-complex="10pt" style:font-weight-complex="normal"/>
    </style:style>
    <style:style style:name="P105"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2b0da69" style:font-size-asian="10pt" style:font-weight-asian="normal" style:font-name-complex="Calibri2" style:font-size-complex="10pt" style:font-weight-complex="normal"/>
    </style:style>
    <style:style style:name="P106"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3958e0" style:font-size-asian="10pt" style:font-weight-asian="normal" style:font-name-complex="Calibri2" style:font-size-complex="10pt" style:font-weight-complex="normal"/>
    </style:style>
    <style:style style:name="P107"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bcff63" style:font-size-asian="10pt" style:font-weight-asian="normal" style:font-name-complex="Calibri2" style:font-size-complex="10pt" style:font-weight-complex="normal"/>
    </style:style>
    <style:style style:name="P108"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12cb27" style:font-size-asian="10pt" style:font-weight-asian="normal" style:font-name-complex="Calibri2" style:font-size-complex="10pt" style:font-weight-complex="normal"/>
    </style:style>
    <style:style style:name="P109"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141ee0" style:font-size-asian="10pt" style:font-weight-asian="normal" style:font-name-complex="Calibri2" style:font-size-complex="10pt" style:font-weight-complex="normal"/>
    </style:style>
    <style:style style:name="P110"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be26d2" style:font-size-asian="10pt" style:font-weight-asian="normal" style:font-name-complex="Calibri2" style:font-size-complex="10pt" style:font-weight-complex="normal"/>
    </style:style>
    <style:style style:name="P111"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d275c9" style:font-size-asian="10pt" style:font-weight-asian="normal" style:font-name-complex="Calibri2" style:font-size-complex="10pt" style:font-weight-complex="normal"/>
    </style:style>
    <style:style style:name="P112"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d3db55" style:font-size-asian="10pt" style:font-weight-asian="normal" style:font-name-complex="Calibri2" style:font-size-complex="10pt" style:font-weight-complex="normal"/>
    </style:style>
    <style:style style:name="P113"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c0dd14" style:font-size-asian="10pt" style:font-weight-asian="normal" style:font-name-complex="Calibri2" style:font-size-complex="10pt" style:font-weight-complex="normal"/>
    </style:style>
    <style:style style:name="P114"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2c352f" style:font-size-asian="10pt" style:font-weight-asian="normal" style:font-name-complex="Calibri2" style:font-size-complex="10pt" style:font-weight-complex="normal"/>
    </style:style>
    <style:style style:name="P115"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5923c3" style:font-size-asian="10pt" style:font-weight-asian="normal" style:font-name-complex="Calibri2" style:font-size-complex="10pt" style:font-weight-complex="normal"/>
    </style:style>
    <style:style style:name="P116"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d3db55" style:font-size-asian="10pt" style:font-weight-asian="normal" style:font-name-complex="Calibri2" style:font-size-complex="10pt" style:font-weight-complex="normal"/>
    </style:style>
    <style:style style:name="P117"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d5d612" style:font-size-asian="10pt" style:font-weight-asian="normal" style:font-name-complex="Calibri2" style:font-size-complex="10pt" style:font-weight-complex="normal"/>
    </style:style>
    <style:style style:name="P118"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401cbb6" style:font-size-asian="10pt" style:font-weight-asian="normal" style:font-name-complex="Calibri2" style:font-size-complex="10pt" style:font-weight-complex="normal"/>
    </style:style>
    <style:style style:name="P119"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4028b72" style:font-size-asian="10pt" style:font-weight-asian="normal" style:font-name-complex="Calibri2" style:font-size-complex="10pt" style:font-weight-complex="normal"/>
    </style:style>
    <style:style style:name="P120"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acdfe1" officeooo:paragraph-rsid="0312cb27" style:font-size-asian="10pt" style:font-weight-asian="normal" style:font-name-complex="Calibri2" style:font-size-complex="10pt" style:font-weight-complex="normal"/>
    </style:style>
    <style:style style:name="P121"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acdfe1" officeooo:paragraph-rsid="03d275c9" style:font-size-asian="10pt" style:font-weight-asian="normal" style:font-name-complex="Calibri2" style:font-size-complex="10pt" style:font-weight-complex="normal"/>
    </style:style>
    <style:style style:name="P122"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acdfe1" officeooo:paragraph-rsid="03d3db55" style:font-size-asian="10pt" style:font-weight-asian="normal" style:font-name-complex="Calibri2" style:font-size-complex="10pt" style:font-weight-complex="normal"/>
    </style:style>
    <style:style style:name="P123"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316047e" officeooo:paragraph-rsid="03d3db55" style:font-size-asian="10pt" style:font-weight-asian="normal" style:font-name-complex="Calibri2" style:font-size-complex="10pt" style:font-weight-complex="normal"/>
    </style:style>
    <style:style style:name="P124"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316047e" officeooo:paragraph-rsid="03d7c42a" style:font-size-asian="10pt" style:font-weight-asian="normal" style:font-name-complex="Calibri2" style:font-size-complex="10pt" style:font-weight-complex="normal"/>
    </style:style>
    <style:style style:name="P125"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316047e" officeooo:paragraph-rsid="03d7f088" style:font-size-asian="10pt" style:font-weight-asian="normal" style:font-name-complex="Calibri2" style:font-size-complex="10pt" style:font-weight-complex="normal"/>
    </style:style>
    <style:style style:name="P126"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316047e" officeooo:paragraph-rsid="039a6014" style:font-size-asian="10pt" style:font-weight-asian="normal" style:font-name-complex="Calibri2" style:font-size-complex="10pt" style:font-weight-complex="normal"/>
    </style:style>
    <style:style style:name="P127"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39bafd6" officeooo:paragraph-rsid="039bafd6" style:font-size-asian="10pt" style:font-weight-asian="normal" style:font-name-complex="Calibri2" style:font-size-complex="10pt" style:font-weight-complex="normal"/>
    </style:style>
    <style:style style:name="P128"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39bafd6" officeooo:paragraph-rsid="03ac2c68" style:font-size-asian="10pt" style:font-weight-asian="normal" style:font-name-complex="Calibri2" style:font-size-complex="10pt" style:font-weight-complex="normal"/>
    </style:style>
    <style:style style:name="P129"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39a6014" officeooo:paragraph-rsid="039a6014" style:font-size-asian="10pt" style:font-weight-asian="normal" style:font-name-complex="Calibri2" style:font-size-complex="10pt" style:font-weight-complex="normal"/>
    </style:style>
    <style:style style:name="P130"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39a6014" officeooo:paragraph-rsid="03ac2c68" style:font-size-asian="10pt" style:font-weight-asian="normal" style:font-name-complex="Calibri2" style:font-size-complex="10pt" style:font-weight-complex="normal"/>
    </style:style>
    <style:style style:name="P131"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2a51747" officeooo:paragraph-rsid="0312cb27" style:font-size-asian="10pt" style:font-style-asian="normal" style:font-weight-asian="normal" style:font-name-complex="Calibri2" style:font-size-complex="10pt" style:font-style-complex="normal" style:font-weight-complex="normal"/>
    </style:style>
    <style:style style:name="P132"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3d7f088" officeooo:paragraph-rsid="03d7f088" style:font-size-asian="10pt" style:font-style-asian="normal" style:font-weight-asian="normal" style:font-name-complex="Calibri2" style:font-size-complex="10pt" style:font-style-complex="normal" style:font-weight-complex="normal"/>
    </style:style>
    <style:style style:name="P133"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39a6014" officeooo:paragraph-rsid="03d7f088" style:font-size-asian="10pt" style:font-style-asian="normal" style:font-weight-asian="normal" style:font-name-complex="Calibri2" style:font-size-complex="10pt" style:font-style-complex="normal" style:font-weight-complex="normal"/>
    </style:style>
    <style:style style:name="P134"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39d7160" officeooo:paragraph-rsid="039f4be8" style:font-size-asian="10pt" style:font-style-asian="normal" style:font-weight-asian="normal" style:font-name-complex="Calibri2" style:font-size-complex="10pt" style:font-style-complex="normal" style:font-weight-complex="normal"/>
    </style:style>
    <style:style style:name="P135"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39d7160" officeooo:paragraph-rsid="03ac2c68" style:font-size-asian="10pt" style:font-style-asian="normal" style:font-weight-asian="normal" style:font-name-complex="Calibri2" style:font-size-complex="10pt" style:font-style-complex="normal" style:font-weight-complex="normal"/>
    </style:style>
    <style:style style:name="P136"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style:text-underline-style="none" fo:font-weight="normal" officeooo:rsid="028e8cb8" officeooo:paragraph-rsid="03d275c9" style:font-size-asian="10pt" style:font-weight-asian="normal" style:font-name-complex="Calibri2" style:font-size-complex="10pt" style:font-weight-complex="normal"/>
    </style:style>
    <style:style style:name="P137"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style:text-underline-style="none" fo:font-weight="normal" officeooo:rsid="028e8cb8" officeooo:paragraph-rsid="03d3db55" style:font-size-asian="10pt" style:font-weight-asian="normal" style:font-name-complex="Calibri2" style:font-size-complex="10pt" style:font-weight-complex="normal"/>
    </style:style>
    <style:style style:name="P138"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font-weight="normal" officeooo:rsid="0316047e" officeooo:paragraph-rsid="0348b263" style:font-size-asian="10pt" style:font-size-complex="10pt"/>
    </style:style>
    <style:style style:name="P139"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8pt" fo:language="gl" fo:country="ES" fo:font-style="normal" fo:font-weight="normal" officeooo:rsid="02ab4c9e" officeooo:paragraph-rsid="032cb762" style:font-size-asian="8pt" style:font-style-asian="normal" style:font-weight-asian="normal" style:font-name-complex="Calibri2" style:font-size-complex="8pt" style:font-style-complex="normal" style:font-weight-complex="normal"/>
    </style:style>
    <style:style style:name="P140"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8pt" fo:language="gl" fo:country="ES" fo:font-style="normal" fo:font-weight="normal" officeooo:rsid="03485dc9" officeooo:paragraph-rsid="03d7c42a" style:font-size-asian="7pt" style:font-style-asian="normal" style:font-weight-asian="normal" style:font-name-complex="Calibri2" style:font-size-complex="8pt" style:font-style-complex="normal" style:font-weight-complex="normal"/>
    </style:style>
    <style:style style:name="P141"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paragraph-rsid="035a9ec3"/>
    </style:style>
    <style:style style:name="P142"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paragraph-rsid="033f0eeb"/>
    </style:style>
    <style:style style:name="P143"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paragraph-rsid="03a36091"/>
    </style:style>
    <style:style style:name="P144"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paragraph-rsid="03ac2c68"/>
    </style:style>
    <style:style style:name="P145"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rsid="0316047e" officeooo:paragraph-rsid="03485dc9"/>
    </style:style>
    <style:style style:name="P146"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Calibri1" fo:font-size="8pt" fo:language="gl" fo:country="ES" fo:font-weight="normal" officeooo:rsid="030d8d76" officeooo:paragraph-rsid="0322994c" style:font-size-asian="7pt" style:font-weight-asian="normal" style:font-name-complex="Calibri2" style:font-size-complex="8pt" style:font-weight-complex="normal"/>
    </style:style>
    <style:style style:name="P147"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officeooo:rsid="028e8cb8" officeooo:paragraph-rsid="032c352f"/>
    </style:style>
    <style:style style:name="P148" style:family="paragraph" style:parent-style-name="Standard" style:list-style-name="L3" style:master-page-name="">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paragraph-properties>
      <style:text-properties fo:color="#000000" loext:opacity="100%" style:font-name="FreeMono" fo:font-size="10pt" fo:language="gl" fo:country="ES" fo:font-weight="normal" officeooo:rsid="02acdfe1" officeooo:paragraph-rsid="02acdfe1" style:font-size-asian="10pt" style:font-weight-asian="normal" style:font-name-complex="Calibri2" style:font-size-complex="10pt" style:font-weight-complex="normal"/>
    </style:style>
    <style:style style:name="P149"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335c472"/>
    </style:style>
    <style:style style:name="P150"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32cb762"/>
    </style:style>
    <style:style style:name="P151" style:family="paragraph" style:parent-style-name="Standard" style:list-style-name="L3">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weight="normal" officeooo:paragraph-rsid="033f0eeb"/>
    </style:style>
    <style:style style:name="P152" style:family="paragraph" style:parent-style-name="Standard" style:list-style-name="L3">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weight="normal" officeooo:paragraph-rsid="035b89f6"/>
    </style:style>
    <style:style style:name="P153" style:family="paragraph" style:parent-style-name="Standard" style:list-style-name="L3">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39d7160" officeooo:paragraph-rsid="03d7f088" style:font-size-asian="10pt" style:font-style-asian="normal" style:font-weight-asian="normal" style:font-name-complex="Calibri2" style:font-size-complex="10pt" style:font-style-complex="normal" style:font-weight-complex="normal"/>
    </style:style>
    <style:style style:name="P154"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30f060f" style:font-size-asian="12pt" style:font-weight-asian="normal" style:font-name-complex="Calibri2" style:font-size-complex="12pt" style:font-weight-complex="normal"/>
    </style:style>
    <style:style style:name="P155"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41e4774" style:font-size-asian="12pt" style:font-weight-asian="normal" style:font-name-complex="Calibri2" style:font-size-complex="12pt" style:font-weight-complex="normal"/>
    </style:style>
    <style:style style:name="P156" style:family="paragraph" style:parent-style-name="Standard" style:list-style-name="L3">
      <style:paragraph-properties fo:margin-top="0cm" fo:margin-bottom="0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879a29" officeooo:paragraph-rsid="03d8eae0" style:font-size-asian="12pt" style:font-weight-asian="normal" style:font-name-complex="Calibri2" style:font-size-complex="12pt" style:font-weight-complex="normal"/>
    </style:style>
    <style:style style:name="P157" style:family="paragraph" style:parent-style-name="Standard" style:list-style-name="L3">
      <style:paragraph-properties fo:margin-top="0cm" fo:margin-bottom="0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8pt" fo:language="gl" fo:country="ES" fo:font-weight="normal" officeooo:rsid="03879a29" officeooo:paragraph-rsid="03d8eae0" style:font-size-asian="7pt" style:font-weight-asian="normal" style:font-name-complex="Calibri2" style:font-size-complex="8pt" style:font-weight-complex="normal"/>
    </style:style>
    <style:style style:name="P158" style:family="paragraph" style:parent-style-name="Standard" style:list-style-name="L3" style:master-page-name="">
      <loext:graphic-properties draw:fill="none"/>
      <style:paragraph-properties fo:margin-left="2.101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ab-stops/>
      </style:paragraph-properties>
      <style:text-properties fo:color="#000000" loext:opacity="100%" style:font-name="FreeMono" fo:font-size="10pt" fo:language="gl" fo:country="ES" fo:font-weight="normal" officeooo:rsid="028e8cb8" officeooo:paragraph-rsid="0389b358" style:font-size-asian="10pt" style:font-weight-asian="normal" style:font-name-complex="Calibri2" style:font-size-complex="10pt" style:font-weight-complex="normal"/>
    </style:style>
    <style:style style:name="P159" style:family="paragraph" style:parent-style-name="Standard" style:list-style-name="L3" style:master-page-name="">
      <loext:graphic-properties draw:fill="none"/>
      <style:paragraph-properties fo:margin-left="2.101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ab-stops/>
      </style:paragraph-properties>
      <style:text-properties fo:color="#000000" loext:opacity="100%" style:font-name="FreeMono" fo:font-size="10pt" fo:language="gl" fo:country="ES" fo:font-weight="normal" officeooo:rsid="028e8cb8" officeooo:paragraph-rsid="03d19455" style:font-size-asian="10pt" style:font-weight-asian="normal" style:font-name-complex="Calibri2" style:font-size-complex="10pt" style:font-weight-complex="normal"/>
    </style:style>
    <style:style style:name="P160" style:family="paragraph" style:parent-style-name="Standard" style:list-style-name="L3" style:master-page-name="">
      <loext:graphic-properties draw:fill="none"/>
      <style:paragraph-properties fo:margin-left="2.101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ab-stops/>
      </style:paragraph-properties>
      <style:text-properties fo:color="#000000" loext:opacity="100%" style:font-name="FreeMono" fo:font-size="10pt" fo:language="gl" fo:country="ES" fo:font-weight="normal" officeooo:rsid="0316047e" officeooo:paragraph-rsid="038ee9b3" style:font-size-asian="10pt" style:font-weight-asian="normal" style:font-name-complex="Calibri2" style:font-size-complex="10pt" style:font-weight-complex="normal"/>
    </style:style>
    <style:style style:name="P161" style:family="paragraph" style:parent-style-name="Standard" style:list-style-name="L3">
      <style:paragraph-properties fo:margin-top="0.148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e224d9" officeooo:paragraph-rsid="041cc0de" style:font-size-asian="12pt" style:font-weight-asian="normal" style:font-name-complex="Calibri2" style:font-size-complex="12pt" style:font-weight-complex="normal"/>
    </style:style>
    <style:style style:name="P162" style:family="paragraph" style:parent-style-name="Standard">
      <loext:graphic-properties draw:fill="none"/>
      <style:paragraph-properties fo:margin-left="0cm" fo:margin-right="0cm" fo:margin-top="0cm" fo:margin-bottom="0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size="2pt" fo:language="gl" fo:country="ES" fo:font-style="normal" fo:font-weight="normal" officeooo:rsid="02aa9837" officeooo:paragraph-rsid="0421f353" style:font-size-asian="1.75pt" style:font-style-asian="normal" style:font-weight-asian="normal" style:font-name-complex="Calibri2" style:font-size-complex="2pt" style:font-style-complex="normal" style:font-weight-complex="normal"/>
    </style:style>
    <style:style style:name="P163"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7d5781" officeooo:paragraph-rsid="035e27f1"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64"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1ef694e" officeooo:paragraph-rsid="02fbe9c9"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65"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1d8d397" officeooo:paragraph-rsid="02fbe9c9"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66"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67e623" officeooo:paragraph-rsid="04201358"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67"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90e727" officeooo:paragraph-rsid="031cb837"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68"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13186b" officeooo:paragraph-rsid="03629172"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69"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87d74c" officeooo:paragraph-rsid="0421f353"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70"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a104fa" officeooo:paragraph-rsid="02fbe9c9"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175ffb" officeooo:paragraph-rsid="03175ffb" style:font-size-asian="10.5pt" style:font-style-asian="normal" style:font-weight-asian="normal" style:font-size-complex="12pt" style:font-style-complex="normal" style:font-weight-complex="normal" style:text-overline-style="none" style:text-overline-color="font-color"/>
    </style:style>
    <style:style style:name="P172" style:family="paragraph" style:parent-style-name="Table_20_Contents" style:list-style-name="L1">
      <style:paragraph-properties fo:margin-top="0cm" fo:margin-bottom="0cm" style:contextual-spacing="false" fo:line-height="100%" fo:text-align="start" style:justify-single-word="false"/>
      <style:text-properties officeooo:paragraph-rsid="02837e49"/>
    </style:style>
    <style:style style:name="P173" style:family="paragraph" style:parent-style-name="Table_20_Contents" style:list-style-name="L1">
      <style:paragraph-properties fo:margin-top="0cm" fo:margin-bottom="0cm" style:contextual-spacing="false" fo:line-height="100%" fo:text-align="start" style:justify-single-word="false"/>
      <style:text-properties officeooo:rsid="03192abe" officeooo:paragraph-rsid="03192abe"/>
    </style:style>
    <style:style style:name="P174" style:family="paragraph" style:parent-style-name="Table_20_Contents" style:list-style-name="L1">
      <style:paragraph-properties fo:margin-top="0cm" fo:margin-bottom="0cm" style:contextual-spacing="false" fo:line-height="100%" fo:text-align="start" style:justify-single-word="false"/>
      <style:text-properties officeooo:rsid="0387d74c" officeooo:paragraph-rsid="0421f353"/>
    </style:style>
    <style:style style:name="P175"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7fc4b8" officeooo:paragraph-rsid="035e27f1"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76"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ffe75d" officeooo:paragraph-rsid="02ffe75d"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77"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67982e" officeooo:paragraph-rsid="0367982e"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78"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7fc4b8" officeooo:paragraph-rsid="0326dee8"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79"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26dee8" officeooo:paragraph-rsid="0326dee8"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80"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26dee8" officeooo:paragraph-rsid="0382bf84"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81"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a4c09c" officeooo:paragraph-rsid="03662649"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82"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3fea026" officeooo:paragraph-rsid="03fea026" style:font-size-asian="12pt" style:font-style-asian="normal" style:font-weight-asian="bold" style:font-name-complex="Calibri2" style:font-size-complex="12pt" style:font-style-complex="normal" style:font-weight-complex="bold" style:text-overline-style="none" style:text-overline-color="font-color"/>
    </style:style>
    <style:style style:name="P183"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3fea026" officeooo:paragraph-rsid="04045940" style:font-size-asian="12pt" style:font-style-asian="normal" style:font-weight-asian="bold" style:font-name-complex="Calibri2" style:font-size-complex="12pt" style:font-style-complex="normal" style:font-weight-complex="bold" style:text-overline-style="none" style:text-overline-color="font-color"/>
    </style:style>
    <style:style style:name="P184"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3fea026" officeooo:paragraph-rsid="040c56a4" style:font-size-asian="12pt" style:font-style-asian="normal" style:font-weight-asian="bold" style:font-name-complex="Calibri2" style:font-size-complex="12pt" style:font-style-complex="normal" style:font-weight-complex="bold" style:text-overline-style="none" style:text-overline-color="font-color"/>
    </style:style>
    <style:style style:name="P185"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3dec9fb" officeooo:paragraph-rsid="03e224d9" style:font-size-asian="12pt" style:font-style-asian="normal" style:font-weight-asian="bold" style:font-name-complex="Calibri2" style:font-size-complex="12pt" style:font-style-complex="normal" style:font-weight-complex="bold" style:text-overline-style="none" style:text-overline-color="font-color"/>
    </style:style>
    <style:style style:name="P186"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3dec9fb" officeooo:paragraph-rsid="04045940" style:font-size-asian="12pt" style:font-style-asian="normal" style:font-weight-asian="bold" style:font-name-complex="Calibri2" style:font-size-complex="12pt" style:font-style-complex="normal" style:font-weight-complex="bold" style:text-overline-style="none" style:text-overline-color="font-color"/>
    </style:style>
    <style:style style:name="P187"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3dec9fb" officeooo:paragraph-rsid="040c56a4" style:font-size-asian="12pt" style:font-style-asian="normal" style:font-weight-asian="bold" style:font-name-complex="Calibri2" style:font-size-complex="12pt" style:font-style-complex="normal" style:font-weight-complex="bold" style:text-overline-style="none" style:text-overline-color="font-color"/>
    </style:style>
    <style:style style:name="P188"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3dbbfc2" officeooo:paragraph-rsid="03e224d9" style:font-size-asian="12pt" style:font-style-asian="normal" style:font-weight-asian="bold" style:font-name-complex="Calibri2" style:font-size-complex="12pt" style:font-style-complex="normal" style:font-weight-complex="bold" style:text-overline-style="none" style:text-overline-color="font-color"/>
    </style:style>
    <style:style style:name="P189"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3dbbfc2" officeooo:paragraph-rsid="03fea026" style:font-size-asian="12pt" style:font-style-asian="normal" style:font-weight-asian="bold" style:font-name-complex="Calibri2" style:font-size-complex="12pt" style:font-style-complex="normal" style:font-weight-complex="bold" style:text-overline-style="none" style:text-overline-color="font-color"/>
    </style:style>
    <style:style style:name="P190"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3dbbfc2" officeooo:paragraph-rsid="04045940" style:font-size-asian="12pt" style:font-style-asian="normal" style:font-weight-asian="bold" style:font-name-complex="Calibri2" style:font-size-complex="12pt" style:font-style-complex="normal" style:font-weight-complex="bold" style:text-overline-style="none" style:text-overline-color="font-color"/>
    </style:style>
    <style:style style:name="P191"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3dbbfc2" officeooo:paragraph-rsid="040c56a4" style:font-size-asian="12pt" style:font-style-asian="normal" style:font-weight-asian="bold" style:font-name-complex="Calibri2" style:font-size-complex="12pt" style:font-style-complex="normal" style:font-weight-complex="bold" style:text-overline-style="none" style:text-overline-color="font-color"/>
    </style:style>
    <style:style style:name="P192"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fea026" officeooo:paragraph-rsid="03fea026"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93"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fea026" officeooo:paragraph-rsid="04045940"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94"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fea026" officeooo:paragraph-rsid="040c56a4"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95"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dec9fb" officeooo:paragraph-rsid="03e224d9"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96"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dec9fb" officeooo:paragraph-rsid="04045940"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97"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dec9fb" officeooo:paragraph-rsid="040c56a4"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98"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paragraph-rsid="03e224d9"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99"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paragraph-rsid="04045940" style:font-size-asian="12pt" style:font-style-asian="normal" style:font-weight-asian="normal" style:font-name-complex="Calibri2" style:font-size-complex="12pt" style:font-style-complex="normal" style:font-weight-complex="normal" style:text-overline-style="none" style:text-overline-color="font-color"/>
    </style:style>
    <style:style style:name="P200"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paragraph-rsid="040c56a4" style:font-size-asian="12pt" style:font-style-asian="normal" style:font-weight-asian="normal" style:font-name-complex="Calibri2" style:font-size-complex="12pt" style:font-style-complex="normal" style:font-weight-complex="normal" style:text-overline-style="none" style:text-overline-color="font-color"/>
    </style:style>
    <style:style style:name="P201" style:family="paragraph" style:parent-style-name="Title" style:list-style-name="L5">
      <style:paragraph-properties fo:margin-top="0cm" fo:margin-bottom="0cm" style:contextual-spacing="false" fo:line-height="0.497cm"/>
      <style:text-properties style:font-name="Calibri1" fo:font-size="12pt" fo:font-weight="normal" officeooo:rsid="037a922f" officeooo:paragraph-rsid="0421f353" style:font-size-asian="12pt" style:font-weight-asian="normal" style:font-size-complex="12pt" style:font-weight-complex="normal"/>
    </style:style>
    <style:style style:name="P202" style:family="paragraph" style:parent-style-name="Title" style:list-style-name="L5">
      <style:paragraph-properties fo:margin-top="0cm" fo:margin-bottom="0cm" style:contextual-spacing="false" fo:line-height="0.497cm"/>
      <style:text-properties style:font-name="Calibri1" fo:font-size="12pt" fo:font-weight="normal" officeooo:paragraph-rsid="0421f353" style:font-size-asian="12pt" style:font-weight-asian="normal" style:font-size-complex="12pt" style:font-weight-complex="normal"/>
    </style:style>
    <style:style style:name="P203" style:family="paragraph" style:parent-style-name="Title">
      <style:paragraph-properties fo:margin-top="0cm" fo:margin-bottom="0cm" style:contextual-spacing="false" fo:line-height="0.497cm"/>
      <style:text-properties officeooo:paragraph-rsid="0421f353"/>
    </style:style>
    <style:style style:name="P204" style:family="paragraph" style:parent-style-name="Title">
      <style:paragraph-properties fo:margin-top="0cm" fo:margin-bottom="0cm" style:contextual-spacing="false" fo:line-height="100%">
        <style:tab-stops/>
      </style:paragraph-properties>
      <style:text-properties style:font-name="FreeMono" fo:font-size="9.39999961853027pt" fo:font-weight="normal" officeooo:paragraph-rsid="0421f353" style:font-size-asian="9.39999961853027pt" style:font-weight-asian="normal" style:font-size-complex="9.39999961853027pt" style:font-weight-complex="normal"/>
    </style:style>
    <style:style style:name="P205" style:family="paragraph" style:parent-style-name="Title">
      <style:paragraph-properties fo:margin-top="0cm" fo:margin-bottom="0cm" style:contextual-spacing="false" fo:line-height="100%"/>
      <style:text-properties style:font-name="FreeMono" fo:font-size="9.39999961853027pt" fo:font-weight="normal" officeooo:paragraph-rsid="0421f353" style:font-size-asian="9.39999961853027pt" style:font-weight-asian="normal" style:font-size-complex="9.39999961853027pt" style:font-weight-complex="normal"/>
    </style:style>
    <style:style style:name="P206" style:family="paragraph" style:parent-style-name="Title" style:list-style-name="L6">
      <loext:graphic-properties draw:fill="none"/>
      <style:paragraph-properties fo:margin-top="0cm" fo:margin-bottom="0cm" style:contextual-spacing="false" fo:line-height="0.497cm" fo:text-align="start" style:justify-single-word="false" fo:orphans="2" fo:widows="2" fo:background-color="transparent" style:writing-mode="lr-tb">
        <style:tab-stops>
          <style:tab-stop style:position="1.094cm"/>
          <style:tab-stop style:position="1.305cm"/>
        </style:tab-stops>
      </style:paragraph-properties>
      <style:text-properties officeooo:paragraph-rsid="0421f353"/>
    </style:style>
    <style:style style:name="P207" style:family="paragraph" style:parent-style-name="Title" style:list-style-name="L7" style:master-page-name="">
      <style:paragraph-properties fo:margin-top="0cm" fo:margin-bottom="0cm" style:contextual-spacing="false" fo:line-height="0.497cm" style:page-number="auto"/>
      <style:text-properties officeooo:paragraph-rsid="04233dc6"/>
    </style:style>
    <style:style style:name="P208" style:family="paragraph" style:parent-style-name="Title" style:list-style-name="L5">
      <loext:graphic-properties draw:fill="none"/>
      <style:paragraph-properties fo:margin-left="0.801cm" fo:margin-right="0cm" fo:margin-top="0cm" fo:margin-bottom="0cm" style:contextual-spacing="false" fo:line-height="0.497cm" fo:text-align="start" style:justify-single-word="false" fo:orphans="2" fo:widows="2" fo:text-indent="0cm" style:auto-text-indent="false" fo:background-color="transparent" style:writing-mode="lr-tb">
        <style:tab-stops>
          <style:tab-stop style:position="1.305cm"/>
        </style:tab-stops>
      </style:paragraph-properties>
      <style:text-properties officeooo:paragraph-rsid="0421f353"/>
    </style:style>
    <style:style style:name="P209" style:family="paragraph" style:parent-style-name="Title" style:list-style-name="L5" style:master-page-name="">
      <loext:graphic-properties draw:fill="none"/>
      <style:paragraph-properties fo:margin-left="0.801cm" fo:margin-right="0cm" fo:margin-top="0cm" fo:margin-bottom="0cm" style:contextual-spacing="false" fo:line-height="0.497cm" fo:text-align="start" style:justify-single-word="false" fo:orphans="2" fo:widows="2" fo:text-indent="0cm" style:auto-text-indent="false" style:page-number="auto" fo:background-color="transparent" fo:keep-with-next="always" style:writing-mode="lr-tb">
        <style:tab-stops>
          <style:tab-stop style:position="1.305cm"/>
        </style:tab-stops>
      </style:paragraph-properties>
      <style:text-properties style:font-name="Calibri1" fo:font-size="12pt" fo:font-weight="normal" officeooo:paragraph-rsid="0421f353" style:font-size-asian="12pt" style:font-weight-asian="normal" style:font-size-complex="12pt" style:font-weight-complex="normal"/>
    </style:style>
    <style:style style:name="P210" style:family="paragraph" style:parent-style-name="Title">
      <style:paragraph-properties fo:margin-top="0.423cm" fo:margin-bottom="0cm" style:contextual-spacing="false" fo:line-height="0.497cm" fo:break-before="page"/>
      <style:text-properties officeooo:paragraph-rsid="0421f353"/>
    </style:style>
    <style:style style:name="P211" style:family="paragraph" style:parent-style-name="Title" style:list-style-name="L7">
      <loext:graphic-properties draw:fill="none"/>
      <style:paragraph-properties fo:margin-left="0cm" fo:margin-right="0cm" fo:margin-top="0cm" fo:margin-bottom="0cm" style:contextual-spacing="false" fo:line-height="115%" fo:text-align="start" style:justify-single-word="false" fo:orphans="2" fo:widows="2" fo:text-indent="-0.6cm" style:auto-text-indent="false" fo:background-color="transparent" fo:keep-with-next="always" style:writing-mode="lr-tb"/>
      <style:text-properties style:font-name="FreeMono" fo:font-size="9.30000019073486pt" fo:font-weight="normal" officeooo:paragraph-rsid="04233dc6" style:font-size-asian="9.30000019073486pt" style:font-weight-asian="normal" style:font-size-complex="9.30000019073486pt" style:font-weight-complex="normal"/>
    </style:style>
    <style:style style:name="P212" style:family="paragraph">
      <loext:graphic-properties draw:fill="solid" draw:fill-color="#ffff00"/>
    </style:style>
    <style:style style:name="P213" style:family="paragraph">
      <loext:graphic-properties draw:fill="solid" draw:fill-color="#dfffff"/>
    </style:style>
    <style:style style:name="P214" style:family="paragraph">
      <loext:graphic-properties draw:fill="none" draw:fill-color="#ffffff"/>
    </style:style>
    <style:style style:name="P215" style:family="paragraph">
      <style:paragraph-properties fo:margin-left="0.4cm" fo:margin-right="0.3cm" fo:text-align="justify" fo:text-indent="0cm"/>
    </style:style>
    <style:style style:name="P216" style:family="paragraph">
      <loext:graphic-properties draw:fill="solid" draw:fill-color="#dfffff"/>
      <style:paragraph-properties fo:margin-left="0.4cm" fo:margin-right="0.3cm" fo:text-align="justify" fo:text-indent="0cm" style:writing-mode="lr-tb"/>
      <style:text-properties fo:color="#000000" loext:opacity="100%" style:font-name="Liberation Sans" fo:font-size="12pt" fo:language="gl" fo:country="ES" style:font-name-asian="Calibri4" style:font-name-complex="Liberation Sans"/>
    </style:style>
    <style:style style:name="P217"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loext:opacity="100%" style:font-name="Calibri1" fo:font-size="12pt" fo:language="gl" fo:country="ES" fo:font-weight="normal" style:font-size-asian="12pt" style:font-weight-asian="normal" style:font-name-complex="Calibri2" style:font-size-complex="12pt" style:font-weight-complex="normal"/>
    </style:style>
    <style:style style:name="T3" style:family="text">
      <style:text-properties fo:color="#000000" loext:opacity="100%" style:font-name="Calibri1" fo:font-size="12pt" fo:language="gl" fo:country="ES" fo:font-weight="normal" officeooo:rsid="028662bb" style:font-size-asian="12pt" style:font-weight-asian="normal" style:font-name-complex="Calibri2" style:font-size-complex="12pt" style:font-weight-complex="normal"/>
    </style:style>
    <style:style style:name="T4" style:family="text">
      <style:text-properties fo:color="#000000" loext:opacity="100%" style:font-name="Calibri1" fo:font-size="12pt" fo:language="gl" fo:country="ES" fo:font-weight="normal" officeooo:rsid="02b784a8" style:font-size-asian="12pt" style:font-weight-asian="normal" style:font-name-complex="Calibri2" style:font-size-complex="12pt" style:font-weight-complex="normal"/>
    </style:style>
    <style:style style:name="T5" style:family="text">
      <style:text-properties fo:color="#000000" loext:opacity="100%" style:font-name="Calibri1" fo:font-size="12pt" fo:language="gl" fo:country="ES" fo:font-weight="normal" officeooo:rsid="0309ff8c" style:font-size-asian="12pt" style:font-weight-asian="normal" style:font-name-complex="Calibri2" style:font-size-complex="12pt" style:font-weight-complex="normal"/>
    </style:style>
    <style:style style:name="T6" style:family="text">
      <style:text-properties fo:color="#000000" loext:opacity="100%" style:font-name="Calibri1" fo:font-size="12pt" fo:language="gl" fo:country="ES" fo:font-weight="normal" officeooo:rsid="030f060f" style:font-size-asian="12pt" style:font-weight-asian="normal" style:font-name-complex="Calibri2" style:font-size-complex="12pt" style:font-weight-complex="normal"/>
    </style:style>
    <style:style style:name="T7" style:family="text">
      <style:text-properties fo:color="#000000" loext:opacity="100%" style:font-name="Calibri1" fo:font-size="12pt" fo:language="gl" fo:country="ES" fo:font-weight="normal" officeooo:rsid="032034c8" style:font-size-asian="12pt" style:font-weight-asian="normal" style:font-name-complex="Calibri2" style:font-size-complex="12pt" style:font-weight-complex="normal"/>
    </style:style>
    <style:style style:name="T8" style:family="text">
      <style:text-properties fo:color="#000000" loext:opacity="100%" style:font-name="Calibri1" fo:font-size="12pt" fo:language="gl" fo:country="ES" fo:font-weight="normal" officeooo:rsid="0324ef05" style:font-size-asian="12pt" style:font-weight-asian="normal" style:font-name-complex="Calibri2" style:font-size-complex="12pt" style:font-weight-complex="normal"/>
    </style:style>
    <style:style style:name="T9" style:family="text">
      <style:text-properties fo:color="#000000" loext:opacity="100%" style:font-name="Calibri1" fo:font-size="12pt" fo:language="gl" fo:country="ES" fo:font-weight="normal" officeooo:rsid="030d8d76" style:font-size-asian="12pt" style:font-weight-asian="normal" style:font-name-complex="Calibri2" style:font-size-complex="12pt" style:font-weight-complex="normal"/>
    </style:style>
    <style:style style:name="T10" style:family="text">
      <style:text-properties fo:color="#000000" loext:opacity="100%" style:font-name="Calibri1" fo:font-size="12pt" fo:language="gl" fo:country="ES" fo:font-weight="normal" officeooo:rsid="032a3773" style:font-size-asian="12pt" style:font-weight-asian="normal" style:font-name-complex="Calibri2" style:font-size-complex="12pt" style:font-weight-complex="normal"/>
    </style:style>
    <style:style style:name="T11" style:family="text">
      <style:text-properties fo:color="#000000" loext:opacity="100%" style:font-name="Calibri1" fo:font-size="12pt" fo:language="gl" fo:country="ES" fo:font-weight="normal" officeooo:rsid="032c94eb" style:font-size-asian="12pt" style:font-weight-asian="normal" style:font-name-complex="Calibri2" style:font-size-complex="12pt" style:font-weight-complex="normal"/>
    </style:style>
    <style:style style:name="T12" style:family="text">
      <style:text-properties fo:color="#000000" loext:opacity="100%" style:font-name="Calibri1" fo:font-size="12pt" fo:language="gl" fo:country="ES" fo:font-weight="normal" officeooo:rsid="032322ed" style:font-size-asian="12pt" style:font-weight-asian="normal" style:font-name-complex="Calibri2" style:font-size-complex="12pt" style:font-weight-complex="normal"/>
    </style:style>
    <style:style style:name="T13" style:family="text">
      <style:text-properties fo:color="#000000" loext:opacity="100%" style:font-name="Calibri1" fo:font-size="12pt" fo:language="gl" fo:country="ES" fo:font-weight="normal" officeooo:rsid="032cb762" style:font-size-asian="12pt" style:font-weight-asian="normal" style:font-name-complex="Calibri2" style:font-size-complex="12pt" style:font-weight-complex="normal"/>
    </style:style>
    <style:style style:name="T14" style:family="text">
      <style:text-properties fo:color="#000000" loext:opacity="100%" style:font-name="Calibri1" fo:font-size="12pt" fo:language="gl" fo:country="ES" fo:font-weight="normal" officeooo:rsid="032e48e8" style:font-size-asian="12pt" style:font-weight-asian="normal" style:font-name-complex="Calibri2" style:font-size-complex="12pt" style:font-weight-complex="normal"/>
    </style:style>
    <style:style style:name="T15" style:family="text">
      <style:text-properties fo:color="#000000" loext:opacity="100%" style:font-name="Calibri1" fo:font-size="12pt" fo:language="gl" fo:country="ES" fo:font-weight="normal" officeooo:rsid="032f9fd6" style:font-size-asian="12pt" style:font-weight-asian="normal" style:font-name-complex="Calibri2" style:font-size-complex="12pt" style:font-weight-complex="normal"/>
    </style:style>
    <style:style style:name="T16" style:family="text">
      <style:text-properties fo:color="#000000" loext:opacity="100%" style:font-name="Calibri1" fo:font-size="12pt" fo:language="gl" fo:country="ES" fo:font-weight="normal" officeooo:rsid="033ae539" style:font-size-asian="12pt" style:font-weight-asian="normal" style:font-name-complex="Calibri2" style:font-size-complex="12pt" style:font-weight-complex="normal"/>
    </style:style>
    <style:style style:name="T17" style:family="text">
      <style:text-properties fo:color="#000000" loext:opacity="100%" style:font-name="Calibri1" fo:font-size="12pt" fo:language="gl" fo:country="ES" fo:font-weight="normal" officeooo:rsid="033f0eeb" style:font-size-asian="12pt" style:font-weight-asian="normal" style:font-name-complex="Calibri2" style:font-size-complex="12pt" style:font-weight-complex="normal"/>
    </style:style>
    <style:style style:name="T18" style:family="text">
      <style:text-properties fo:color="#000000" loext:opacity="100%" style:font-name="Calibri1" fo:font-size="12pt" fo:language="gl" fo:country="ES" fo:font-weight="normal" officeooo:rsid="0347d732" style:font-size-asian="12pt" style:font-weight-asian="normal" style:font-name-complex="Calibri2" style:font-size-complex="12pt" style:font-weight-complex="normal"/>
    </style:style>
    <style:style style:name="T19" style:family="text">
      <style:text-properties fo:color="#000000" loext:opacity="100%" style:font-name="Calibri1" fo:font-size="12pt" fo:language="gl" fo:country="ES" fo:font-weight="normal" officeooo:rsid="03629172" style:font-size-asian="12pt" style:font-weight-asian="normal" style:font-name-complex="Calibri2" style:font-size-complex="12pt" style:font-weight-complex="normal"/>
    </style:style>
    <style:style style:name="T20" style:family="text">
      <style:text-properties fo:color="#000000" loext:opacity="100%" style:font-name="Calibri1" fo:font-size="12pt" fo:language="gl" fo:country="ES" fo:font-weight="normal" officeooo:rsid="036377c3" style:font-size-asian="12pt" style:font-weight-asian="normal" style:font-name-complex="Calibri2" style:font-size-complex="12pt" style:font-weight-complex="normal"/>
    </style:style>
    <style:style style:name="T21" style:family="text">
      <style:text-properties fo:color="#000000" loext:opacity="100%" style:font-name="Calibri1" fo:font-size="12pt" fo:language="gl" fo:country="ES" fo:font-weight="normal" officeooo:rsid="036ca790" style:font-size-asian="12pt" style:font-weight-asian="normal" style:font-name-complex="Calibri2" style:font-size-complex="12pt" style:font-weight-complex="normal"/>
    </style:style>
    <style:style style:name="T22"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style:font-size-asian="10.5pt" style:font-style-asian="normal" style:font-weight-asian="normal" style:font-size-complex="12pt" style:font-style-complex="normal" style:font-weight-complex="normal" style:text-overline-style="none" style:text-overline-color="font-color"/>
    </style:style>
    <style:style style:name="T23"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837e49" style:font-size-asian="10.5pt" style:font-style-asian="normal" style:font-weight-asian="normal" style:font-size-complex="12pt" style:font-style-complex="normal" style:font-weight-complex="normal" style:text-overline-style="none" style:text-overline-color="font-color"/>
    </style:style>
    <style:style style:name="T24"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175ffb" style:font-size-asian="10.5pt" style:font-style-asian="normal" style:font-weight-asian="normal" style:font-size-complex="12pt" style:font-style-complex="normal" style:font-weight-complex="normal" style:text-overline-style="none" style:text-overline-color="font-color"/>
    </style:style>
    <style:style style:name="T25"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2d62e9" style:font-size-asian="10.5pt" style:font-style-asian="normal" style:font-weight-asian="normal" style:font-size-complex="12pt" style:font-style-complex="normal" style:font-weight-complex="normal" style:text-overline-style="none" style:text-overline-color="font-color"/>
    </style:style>
    <style:style style:name="T26" style:family="text">
      <style:text-properties fo:color="#000000" loext:opacity="100%" style:font-name="FreeMono" fo:font-size="8pt" fo:language="gl" fo:country="ES" fo:font-weight="normal" officeooo:rsid="028d1722" style:font-size-asian="8pt" style:font-weight-asian="normal" style:font-name-complex="Calibri2" style:font-size-complex="8pt" style:font-weight-complex="normal"/>
    </style:style>
    <style:style style:name="T27" style:family="text">
      <style:text-properties fo:color="#000000" loext:opacity="100%" style:font-name="FreeMono" fo:font-size="8pt" fo:language="gl" fo:country="ES" fo:font-style="normal" fo:font-weight="normal" officeooo:rsid="02ab4c9e" style:font-size-asian="8pt" style:font-style-asian="normal" style:font-weight-asian="normal" style:font-name-complex="Calibri2" style:font-size-complex="8pt" style:font-style-complex="normal" style:font-weight-complex="normal"/>
    </style:style>
    <style:style style:name="T28" style:family="text">
      <style:text-properties fo:color="#000000" loext:opacity="100%" style:font-name="FreeMono" fo:font-size="8pt" fo:language="gl" fo:country="ES" fo:font-style="normal" fo:font-weight="normal" officeooo:rsid="03212eb8" style:font-size-asian="8pt" style:font-style-asian="normal" style:font-weight-asian="normal" style:font-name-complex="Calibri2" style:font-size-complex="8pt" style:font-style-complex="normal" style:font-weight-complex="normal"/>
    </style:style>
    <style:style style:name="T29" style:family="text">
      <style:text-properties fo:color="#000000" loext:opacity="100%" style:font-name="FreeMono" fo:font-size="8pt" fo:language="gl" fo:country="ES" fo:font-style="normal" fo:font-weight="normal" officeooo:rsid="028d1722" style:font-size-asian="8pt" style:font-style-asian="normal" style:font-weight-asian="normal" style:font-name-complex="Calibri2" style:font-size-complex="8pt" style:font-style-complex="normal" style:font-weight-complex="normal"/>
    </style:style>
    <style:style style:name="T30" style:family="text">
      <style:text-properties fo:color="#000000" loext:opacity="100%" style:font-name="FreeMono" fo:font-size="10pt" fo:language="gl" fo:country="ES" fo:font-weight="normal" style:font-size-asian="10pt" style:font-weight-asian="normal" style:font-name-complex="Calibri2" style:font-size-complex="10pt" style:font-weight-complex="normal"/>
    </style:style>
    <style:style style:name="T31" style:family="text">
      <style:text-properties fo:color="#000000" loext:opacity="100%" style:font-name="FreeMono" fo:font-size="10pt" fo:language="gl" fo:country="ES" fo:font-weight="normal" officeooo:rsid="02819a63" style:font-size-asian="10pt" style:font-weight-asian="normal" style:font-name-complex="Calibri2" style:font-size-complex="10pt" style:font-weight-complex="normal"/>
    </style:style>
    <style:style style:name="T32" style:family="text">
      <style:text-properties fo:color="#000000" loext:opacity="100%" style:font-name="FreeMono" fo:font-size="10pt" fo:language="gl" fo:country="ES" fo:font-weight="normal" officeooo:rsid="028d1722" style:font-size-asian="10pt" style:font-weight-asian="normal" style:font-name-complex="Calibri2" style:font-size-complex="10pt" style:font-weight-complex="normal"/>
    </style:style>
    <style:style style:name="T33" style:family="text">
      <style:text-properties fo:color="#000000" loext:opacity="100%" style:font-name="FreeMono" fo:font-size="10pt" fo:language="gl" fo:country="ES" fo:font-style="normal" fo:font-weight="normal" officeooo:rsid="03212eb8" style:font-size-asian="10pt" style:font-style-asian="normal" style:font-weight-asian="normal" style:font-name-complex="Calibri2" style:font-size-complex="10pt" style:font-style-complex="normal" style:font-weight-complex="normal"/>
    </style:style>
    <style:style style:name="T34" style:family="text">
      <style:text-properties fo:color="#000000" loext:opacity="100%" style:font-name="FreeMono" fo:font-size="10pt" fo:language="gl" fo:country="ES" fo:font-style="normal" fo:font-weight="normal" officeooo:rsid="02ab4c9e" style:font-size-asian="10pt" style:font-style-asian="normal" style:font-weight-asian="normal" style:font-name-complex="Calibri2" style:font-size-complex="10pt" style:font-style-complex="normal" style:font-weight-complex="normal"/>
    </style:style>
    <style:style style:name="T35" style:family="text">
      <style:text-properties fo:color="#000000" loext:opacity="100%" style:font-name="FreeMono" fo:font-size="10pt" fo:language="gl" fo:country="ES" fo:font-style="normal" fo:font-weight="normal" officeooo:rsid="028d1722" style:font-size-asian="10pt" style:font-style-asian="normal" style:font-weight-asian="normal" style:font-name-complex="Calibri2" style:font-size-complex="10pt" style:font-style-complex="normal" style:font-weight-complex="normal"/>
    </style:style>
    <style:style style:name="T36" style:family="text">
      <style:text-properties fo:font-weight="normal" style:font-weight-asian="normal" style:font-weight-complex="normal"/>
    </style:style>
    <style:style style:name="T37" style:family="text">
      <style:text-properties fo:font-weight="normal" officeooo:rsid="013c0135" style:font-weight-asian="normal" style:font-weight-complex="normal"/>
    </style:style>
    <style:style style:name="T38" style:family="text">
      <style:text-properties style:text-outline="false" style:text-line-through-style="none" style:text-line-through-type="none" style:font-name="Calibri1"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39" style:family="text">
      <style:text-properties fo:font-style="normal" style:font-style-asian="normal" style:font-style-complex="normal"/>
    </style:style>
    <style:style style:name="T40" style:family="text">
      <style:text-properties fo:font-style="normal" officeooo:rsid="028d1722" style:font-style-asian="normal" style:font-style-complex="normal"/>
    </style:style>
    <style:style style:name="T41" style:family="text">
      <style:text-properties fo:font-style="normal" officeooo:rsid="02a51747" style:font-style-asian="normal" style:font-style-complex="normal"/>
    </style:style>
    <style:style style:name="T42" style:family="text">
      <style:text-properties fo:font-style="normal" officeooo:rsid="02a84713" style:font-style-asian="normal" style:font-style-complex="normal"/>
    </style:style>
    <style:style style:name="T43" style:family="text">
      <style:text-properties fo:font-style="normal" officeooo:rsid="02aa9837" style:font-style-asian="normal" style:font-style-complex="normal"/>
    </style:style>
    <style:style style:name="T44" style:family="text">
      <style:text-properties fo:font-style="normal" officeooo:rsid="02add7b2" style:font-style-asian="normal" style:font-style-complex="normal"/>
    </style:style>
    <style:style style:name="T45" style:family="text">
      <style:text-properties fo:font-style="normal" officeooo:rsid="02b0da69" style:font-style-asian="normal" style:font-style-complex="normal"/>
    </style:style>
    <style:style style:name="T46" style:family="text">
      <style:text-properties fo:font-style="normal" officeooo:rsid="028e042d" style:font-style-asian="normal" style:font-style-complex="normal"/>
    </style:style>
    <style:style style:name="T47" style:family="text">
      <style:text-properties fo:font-style="normal" officeooo:rsid="02ab4c9e" style:font-style-asian="normal" style:font-style-complex="normal"/>
    </style:style>
    <style:style style:name="T48" style:family="text">
      <style:text-properties fo:font-style="normal" officeooo:rsid="033a86ef" style:font-style-asian="normal" style:font-style-complex="normal"/>
    </style:style>
    <style:style style:name="T49" style:family="text">
      <style:text-properties fo:font-style="normal" officeooo:rsid="033ae539" style:font-style-asian="normal" style:font-style-complex="normal"/>
    </style:style>
    <style:style style:name="T50" style:family="text">
      <style:text-properties fo:font-style="normal" officeooo:rsid="0343af68" style:font-style-asian="normal" style:font-style-complex="normal"/>
    </style:style>
    <style:style style:name="T51" style:family="text">
      <style:text-properties fo:font-style="normal" officeooo:rsid="0389b358" style:font-style-asian="normal" style:font-style-complex="normal"/>
    </style:style>
    <style:style style:name="T52" style:family="text">
      <style:text-properties fo:font-style="normal" officeooo:rsid="03891bb4" style:font-style-asian="normal" style:font-style-complex="normal"/>
    </style:style>
    <style:style style:name="T53" style:family="text">
      <style:text-properties fo:font-style="normal" officeooo:rsid="038c35c2" style:font-style-asian="normal" style:font-style-complex="normal"/>
    </style:style>
    <style:style style:name="T54" style:family="text">
      <style:text-properties fo:font-style="normal" officeooo:rsid="03212eb8" style:font-style-asian="normal" style:font-style-complex="normal"/>
    </style:style>
    <style:style style:name="T55" style:family="text">
      <style:text-properties fo:font-style="normal" officeooo:rsid="033e21bb" style:font-style-asian="normal" style:font-style-complex="normal"/>
    </style:style>
    <style:style style:name="T56" style:family="text">
      <style:text-properties fo:font-style="normal" officeooo:rsid="03485dc9" style:font-style-asian="normal" style:font-style-complex="normal"/>
    </style:style>
    <style:style style:name="T57" style:family="text">
      <style:text-properties fo:font-style="normal" officeooo:rsid="038ee9b3" style:font-style-asian="normal" style:font-style-complex="normal"/>
    </style:style>
    <style:style style:name="T58" style:family="text">
      <style:text-properties fo:font-style="normal" officeooo:rsid="03ac2c68" style:font-style-asian="normal" style:font-style-complex="normal"/>
    </style:style>
    <style:style style:name="T59" style:family="text">
      <style:text-properties fo:font-style="normal" officeooo:rsid="03d19455" style:font-style-asian="normal" style:font-style-complex="normal"/>
    </style:style>
    <style:style style:name="T60" style:family="text">
      <style:text-properties fo:font-style="normal" officeooo:rsid="03d3db55" style:font-style-asian="normal" style:font-style-complex="normal"/>
    </style:style>
    <style:style style:name="T61" style:family="text">
      <style:text-properties fo:font-style="normal" officeooo:rsid="03d5d612" style:font-style-asian="normal" style:font-style-complex="normal"/>
    </style:style>
    <style:style style:name="T62" style:family="text">
      <style:text-properties fo:font-style="normal" officeooo:rsid="039a6014" style:font-style-asian="normal" style:font-style-complex="normal"/>
    </style:style>
    <style:style style:name="T63" style:family="text">
      <style:text-properties fo:font-style="normal" officeooo:rsid="03d7c42a" style:font-style-asian="normal" style:font-style-complex="normal"/>
    </style:style>
    <style:style style:name="T64" style:family="text">
      <style:text-properties fo:font-style="normal" officeooo:rsid="03d7f088" style:font-style-asian="normal" style:font-style-complex="normal"/>
    </style:style>
    <style:style style:name="T65" style:family="text">
      <style:text-properties fo:font-style="normal" officeooo:rsid="03e75e00" style:font-style-asian="normal" style:font-style-complex="normal"/>
    </style:style>
    <style:style style:name="T66" style:family="text">
      <style:text-properties fo:font-style="normal" officeooo:rsid="03eb07a5" style:font-style-asian="normal" style:font-style-complex="normal"/>
    </style:style>
    <style:style style:name="T67" style:family="text">
      <style:text-properties fo:font-style="normal" officeooo:rsid="03ecc575" style:font-style-asian="normal" style:font-style-complex="normal"/>
    </style:style>
    <style:style style:name="T68" style:family="text">
      <style:text-properties fo:font-style="normal" officeooo:rsid="03edaa8d" style:font-style-asian="normal" style:font-style-complex="normal"/>
    </style:style>
    <style:style style:name="T69" style:family="text">
      <style:text-properties fo:font-style="normal" officeooo:rsid="03ef67af" style:font-style-asian="normal" style:font-style-complex="normal"/>
    </style:style>
    <style:style style:name="T70" style:family="text">
      <style:text-properties fo:font-style="normal" officeooo:rsid="0401cbb6" style:font-style-asian="normal" style:font-style-complex="normal"/>
    </style:style>
    <style:style style:name="T71" style:family="text">
      <style:text-properties fo:font-style="normal" officeooo:rsid="04028b72" style:font-style-asian="normal" style:font-style-complex="normal"/>
    </style:style>
    <style:style style:name="T72" style:family="text">
      <style:text-properties fo:font-style="normal" officeooo:rsid="0403996a" style:font-style-asian="normal" style:font-style-complex="normal"/>
    </style:style>
    <style:style style:name="T73" style:family="text">
      <style:text-properties fo:font-style="normal" officeooo:rsid="040c56a4" style:font-style-asian="normal" style:font-style-complex="normal"/>
    </style:style>
    <style:style style:name="T74" style:family="text">
      <style:text-properties fo:font-style="normal" officeooo:rsid="02a51747" style:font-size-asian="8pt" style:font-style-asian="normal" style:font-style-complex="normal"/>
    </style:style>
    <style:style style:name="T75" style:family="text">
      <style:text-properties fo:font-style="normal" officeooo:rsid="02add7b2" style:font-size-asian="8pt" style:font-style-asian="normal" style:font-style-complex="normal"/>
    </style:style>
    <style:style style:name="T76" style:family="text">
      <style:text-properties fo:font-style="normal" officeooo:rsid="02a84713" style:font-size-asian="8pt" style:font-style-asian="normal" style:font-style-complex="normal"/>
    </style:style>
    <style:style style:name="T77" style:family="text">
      <style:text-properties officeooo:rsid="027c7f6f"/>
    </style:style>
    <style:style style:name="T78" style:family="text">
      <style:text-properties officeooo:rsid="028d1722"/>
    </style:style>
    <style:style style:name="T79" style:family="text">
      <style:text-properties fo:font-size="8pt" officeooo:rsid="028d1722" style:font-size-asian="8pt" style:font-size-complex="8pt"/>
    </style:style>
    <style:style style:name="T80" style:family="text">
      <style:text-properties fo:font-size="8pt" officeooo:rsid="039f4be8" style:font-size-asian="8pt" style:font-size-complex="8pt"/>
    </style:style>
    <style:style style:name="T81" style:family="text">
      <style:text-properties fo:font-size="8pt" officeooo:rsid="039a6014" style:font-size-asian="8pt" style:font-size-complex="8pt"/>
    </style:style>
    <style:style style:name="T82" style:family="text">
      <style:text-properties fo:font-size="8pt" officeooo:rsid="03ac2c68" style:font-size-asian="8pt" style:font-size-complex="8pt"/>
    </style:style>
    <style:style style:name="T83" style:family="text">
      <style:text-properties fo:font-size="8pt" fo:font-style="normal" style:font-size-asian="8pt" style:font-style-asian="normal" style:font-size-complex="8pt" style:font-style-complex="normal"/>
    </style:style>
    <style:style style:name="T84" style:family="text">
      <style:text-properties fo:font-size="8pt" fo:font-style="normal" officeooo:rsid="028d1722" style:font-size-asian="8pt" style:font-style-asian="normal" style:font-size-complex="8pt" style:font-style-complex="normal"/>
    </style:style>
    <style:style style:name="T85" style:family="text">
      <style:text-properties fo:font-size="8pt" fo:font-style="normal" officeooo:rsid="02a51747" style:font-size-asian="8pt" style:font-style-asian="normal" style:font-size-complex="8pt" style:font-style-complex="normal"/>
    </style:style>
    <style:style style:name="T86" style:family="text">
      <style:text-properties fo:font-size="8pt" fo:font-style="normal" officeooo:rsid="02a84713" style:font-size-asian="8pt" style:font-style-asian="normal" style:font-size-complex="8pt" style:font-style-complex="normal"/>
    </style:style>
    <style:style style:name="T87" style:family="text">
      <style:text-properties fo:font-size="8pt" fo:font-style="normal" officeooo:rsid="02aa3c26" style:font-size-asian="8pt" style:font-style-asian="normal" style:font-size-complex="8pt" style:font-style-complex="normal"/>
    </style:style>
    <style:style style:name="T88" style:family="text">
      <style:text-properties fo:font-size="8pt" fo:font-style="normal" officeooo:rsid="02aa9837" style:font-size-asian="8pt" style:font-style-asian="normal" style:font-size-complex="8pt" style:font-style-complex="normal"/>
    </style:style>
    <style:style style:name="T89" style:family="text">
      <style:text-properties fo:font-size="8pt" fo:font-style="normal" officeooo:rsid="02aace4b" style:font-size-asian="8pt" style:font-style-asian="normal" style:font-size-complex="8pt" style:font-style-complex="normal"/>
    </style:style>
    <style:style style:name="T90" style:family="text">
      <style:text-properties fo:font-size="8pt" fo:font-style="normal" officeooo:rsid="02ab4c9e" style:font-size-asian="8pt" style:font-style-asian="normal" style:font-size-complex="8pt" style:font-style-complex="normal"/>
    </style:style>
    <style:style style:name="T91" style:family="text">
      <style:text-properties fo:font-size="8pt" fo:font-style="normal" officeooo:rsid="02add7b2" style:font-size-asian="8pt" style:font-style-asian="normal" style:font-size-complex="8pt" style:font-style-complex="normal"/>
    </style:style>
    <style:style style:name="T92" style:family="text">
      <style:text-properties fo:font-size="8pt" fo:font-style="normal" officeooo:rsid="028e042d" style:font-size-asian="8pt" style:font-style-asian="normal" style:font-size-complex="8pt" style:font-style-complex="normal"/>
    </style:style>
    <style:style style:name="T93" style:family="text">
      <style:text-properties fo:font-size="8pt" fo:font-style="normal" officeooo:rsid="030576fd" style:font-size-asian="8pt" style:font-style-asian="normal" style:font-size-complex="8pt" style:font-style-complex="normal"/>
    </style:style>
    <style:style style:name="T94" style:family="text">
      <style:text-properties fo:font-size="8pt" fo:font-style="normal" officeooo:rsid="0314bf62" style:font-size-asian="8pt" style:font-style-asian="normal" style:font-size-complex="8pt" style:font-style-complex="normal"/>
    </style:style>
    <style:style style:name="T95" style:family="text">
      <style:text-properties fo:font-size="8pt" fo:font-style="normal" officeooo:rsid="03299267" style:font-size-asian="8pt" style:font-style-asian="normal" style:font-size-complex="8pt" style:font-style-complex="normal"/>
    </style:style>
    <style:style style:name="T96" style:family="text">
      <style:text-properties fo:font-size="8pt" fo:font-style="normal" officeooo:rsid="033a86ef" style:font-size-asian="8pt" style:font-style-asian="normal" style:font-size-complex="8pt" style:font-style-complex="normal"/>
    </style:style>
    <style:style style:name="T97" style:family="text">
      <style:text-properties fo:font-size="8pt" fo:font-style="normal" officeooo:rsid="033ae539" style:font-size-asian="8pt" style:font-style-asian="normal" style:font-size-complex="8pt" style:font-style-complex="normal"/>
    </style:style>
    <style:style style:name="T98" style:family="text">
      <style:text-properties fo:font-size="8pt" fo:font-style="normal" officeooo:rsid="03891bb4" style:font-size-asian="8pt" style:font-style-asian="normal" style:font-size-complex="8pt" style:font-style-complex="normal"/>
    </style:style>
    <style:style style:name="T99" style:family="text">
      <style:text-properties fo:font-size="8pt" fo:font-style="normal" officeooo:rsid="0389b358" style:font-size-asian="8pt" style:font-style-asian="normal" style:font-size-complex="8pt" style:font-style-complex="normal"/>
    </style:style>
    <style:style style:name="T100" style:family="text">
      <style:text-properties fo:font-size="8pt" fo:font-style="normal" officeooo:rsid="03485dc9" style:font-size-asian="8pt" style:font-style-asian="normal" style:font-size-complex="8pt" style:font-style-complex="normal"/>
    </style:style>
    <style:style style:name="T101" style:family="text">
      <style:text-properties fo:font-size="8pt" fo:font-style="normal" officeooo:rsid="038ee9b3" style:font-size-asian="8pt" style:font-style-asian="normal" style:font-size-complex="8pt" style:font-style-complex="normal"/>
    </style:style>
    <style:style style:name="T102" style:family="text">
      <style:text-properties fo:font-size="8pt" fo:font-style="normal" officeooo:rsid="03a36091" style:font-size-asian="8pt" style:font-style-asian="normal" style:font-size-complex="8pt" style:font-style-complex="normal"/>
    </style:style>
    <style:style style:name="T103" style:family="text">
      <style:text-properties fo:font-size="8pt" fo:font-style="normal" officeooo:rsid="03a51976" style:font-size-asian="8pt" style:font-style-asian="normal" style:font-size-complex="8pt" style:font-style-complex="normal"/>
    </style:style>
    <style:style style:name="T104" style:family="text">
      <style:text-properties fo:font-size="8pt" fo:font-style="normal" officeooo:rsid="039f4be8" style:font-size-asian="8pt" style:font-style-asian="normal" style:font-size-complex="8pt" style:font-style-complex="normal"/>
    </style:style>
    <style:style style:name="T105" style:family="text">
      <style:text-properties fo:font-size="8pt" fo:font-style="normal" officeooo:rsid="03d19455" style:font-size-asian="8pt" style:font-style-asian="normal" style:font-size-complex="8pt" style:font-style-complex="normal"/>
    </style:style>
    <style:style style:name="T106" style:family="text">
      <style:text-properties fo:font-size="8pt" fo:font-style="normal" officeooo:rsid="03d3db55" style:font-size-asian="8pt" style:font-style-asian="normal" style:font-size-complex="8pt" style:font-style-complex="normal"/>
    </style:style>
    <style:style style:name="T107" style:family="text">
      <style:text-properties fo:font-size="8pt" fo:font-style="normal" officeooo:rsid="03d5d612" style:font-size-asian="8pt" style:font-style-asian="normal" style:font-size-complex="8pt" style:font-style-complex="normal"/>
    </style:style>
    <style:style style:name="T108" style:family="text">
      <style:text-properties fo:font-size="8pt" fo:font-style="normal" officeooo:rsid="03d7c42a" style:font-size-asian="8pt" style:font-style-asian="normal" style:font-size-complex="8pt" style:font-style-complex="normal"/>
    </style:style>
    <style:style style:name="T109" style:family="text">
      <style:text-properties fo:font-size="8pt" fo:font-style="normal" officeooo:rsid="039a6014" style:font-size-asian="8pt" style:font-style-asian="normal" style:font-size-complex="8pt" style:font-style-complex="normal"/>
    </style:style>
    <style:style style:name="T110" style:family="text">
      <style:text-properties fo:font-size="8pt" fo:font-style="normal" officeooo:rsid="03d7f088" style:font-size-asian="8pt" style:font-style-asian="normal" style:font-size-complex="8pt" style:font-style-complex="normal"/>
    </style:style>
    <style:style style:name="T111" style:family="text">
      <style:text-properties fo:font-size="8pt" fo:font-style="normal" officeooo:rsid="0401cbb6" style:font-size-asian="8pt" style:font-style-asian="normal" style:font-size-complex="8pt" style:font-style-complex="normal"/>
    </style:style>
    <style:style style:name="T112" style:family="text">
      <style:text-properties fo:font-size="8pt" fo:font-style="normal" officeooo:rsid="0403996a" style:font-size-asian="8pt" style:font-style-asian="normal" style:font-size-complex="8pt" style:font-style-complex="normal"/>
    </style:style>
    <style:style style:name="T113" style:family="text">
      <style:text-properties fo:font-size="8pt" fo:language="gl" fo:country="ES" fo:font-style="normal" officeooo:rsid="03485dc9" style:font-size-asian="8pt" style:font-style-asian="normal" style:font-weight-asian="normal" style:font-name-complex="Calibri2" style:font-size-complex="8pt" style:font-style-complex="normal" style:font-weight-complex="normal"/>
    </style:style>
    <style:style style:name="T114" style:family="text">
      <style:text-properties fo:font-size="8pt" fo:language="gl" fo:country="ES" fo:font-style="normal" officeooo:rsid="0348b263" style:font-size-asian="8pt" style:font-style-asian="normal" style:font-weight-asian="normal" style:font-name-complex="Calibri2" style:font-size-complex="8pt" style:font-style-complex="normal" style:font-weight-complex="normal"/>
    </style:style>
    <style:style style:name="T115" style:family="text">
      <style:text-properties fo:font-size="8pt" fo:language="gl" fo:country="ES" fo:font-style="normal" officeooo:rsid="03a26c6e" style:font-size-asian="8pt" style:font-style-asian="normal" style:font-weight-asian="normal" style:font-name-complex="Calibri2" style:font-size-complex="8pt" style:font-style-complex="normal" style:font-weight-complex="normal"/>
    </style:style>
    <style:style style:name="T116" style:family="text">
      <style:text-properties officeooo:rsid="02b01885"/>
    </style:style>
    <style:style style:name="T117" style:family="text">
      <style:text-properties fo:font-variant="normal" fo:text-transform="none" fo:letter-spacing="normal" fo:font-style="normal"/>
    </style:style>
    <style:style style:name="T118" style:family="text">
      <style:text-properties fo:font-variant="normal" fo:text-transform="none" fo:letter-spacing="normal" fo:font-style="normal" officeooo:rsid="03505e21"/>
    </style:style>
    <style:style style:name="T119" style:family="text">
      <style:text-properties fo:font-variant="normal" fo:text-transform="none" fo:letter-spacing="normal" fo:font-style="normal" officeooo:rsid="035404ff"/>
    </style:style>
    <style:style style:name="T120" style:family="text">
      <style:text-properties fo:font-variant="normal" fo:text-transform="none" style:text-position="sub 58%" fo:letter-spacing="normal" fo:font-style="normal" fo:font-weight="bold" officeooo:rsid="0365f041" style:font-weight-asian="bold" style:font-weight-complex="bold"/>
    </style:style>
    <style:style style:name="T121" style:family="text">
      <style:text-properties fo:font-variant="normal" fo:text-transform="none" style:text-position="sub 58%" fo:letter-spacing="normal" fo:font-style="normal" fo:font-weight="bold" officeooo:rsid="041cc0de" style:font-weight-asian="bold" style:font-weight-complex="bold"/>
    </style:style>
    <style:style style:name="T122" style:family="text">
      <style:text-properties officeooo:rsid="02fac58b"/>
    </style:style>
    <style:style style:name="T123" style:family="text">
      <style:text-properties officeooo:rsid="02fbe9c9"/>
    </style:style>
    <style:style style:name="T124" style:family="text">
      <style:text-properties officeooo:rsid="027d5781" style:font-size-asian="10.5pt"/>
    </style:style>
    <style:style style:name="T125" style:family="text">
      <style:text-properties officeooo:rsid="02fdedd4" style:font-size-asian="10.5pt"/>
    </style:style>
    <style:style style:name="T126" style:family="text">
      <style:text-properties officeooo:rsid="02d8955e"/>
    </style:style>
    <style:style style:name="T127" style:family="text">
      <style:text-properties officeooo:rsid="02fdedd4"/>
    </style:style>
    <style:style style:name="T128" style:family="text">
      <style:text-properties officeooo:rsid="02bea79e"/>
    </style:style>
    <style:style style:name="T129" style:family="text">
      <style:text-properties officeooo:rsid="02ffe75d"/>
    </style:style>
    <style:style style:name="T130" style:family="text">
      <style:text-properties officeooo:rsid="0310ef92"/>
    </style:style>
    <style:style style:name="T131" style:family="text">
      <style:text-properties officeooo:rsid="0312cb27"/>
    </style:style>
    <style:style style:name="T132" style:family="text">
      <style:text-properties officeooo:rsid="0326dee8"/>
    </style:style>
    <style:style style:name="T133" style:family="text">
      <style:text-properties officeooo:rsid="0327d576"/>
    </style:style>
    <style:style style:name="T134" style:family="text">
      <style:text-properties officeooo:rsid="032d62e9"/>
    </style:style>
    <style:style style:name="T135" style:family="text">
      <style:text-properties style:font-name="Liberation Sans1" fo:font-size="12pt" style:font-size-asian="12pt" style:font-size-complex="12pt"/>
    </style:style>
    <style:style style:name="T136" style:family="text">
      <style:text-properties style:font-name="Liberation Sans1" fo:font-size="12pt" officeooo:rsid="0421f353" style:font-size-asian="12pt" style:font-size-complex="12pt"/>
    </style:style>
    <style:style style:name="T137" style:family="text">
      <style:text-properties fo:font-size="10pt" fo:language="gl" fo:country="ES" fo:font-style="normal" officeooo:rsid="03212eb8" style:font-size-asian="10pt" style:font-style-asian="normal" style:font-weight-asian="normal" style:font-name-complex="Calibri2" style:font-size-complex="10pt" style:font-style-complex="normal" style:font-weight-complex="normal"/>
    </style:style>
    <style:style style:name="T138" style:family="text">
      <style:text-properties fo:font-size="10pt" fo:language="gl" fo:country="ES" fo:font-style="normal" officeooo:rsid="033e21bb" style:font-size-asian="10pt" style:font-style-asian="normal" style:font-weight-asian="normal" style:font-name-complex="Calibri2" style:font-size-complex="10pt" style:font-style-complex="normal" style:font-weight-complex="normal"/>
    </style:style>
    <style:style style:name="T139" style:family="text">
      <style:text-properties fo:font-size="10pt" fo:language="gl" fo:country="ES" fo:font-style="normal" officeooo:rsid="033e58d3" style:font-size-asian="10pt" style:font-style-asian="normal" style:font-weight-asian="normal" style:font-name-complex="Calibri2" style:font-size-complex="10pt" style:font-style-complex="normal" style:font-weight-complex="normal"/>
    </style:style>
    <style:style style:name="T140" style:family="text">
      <style:text-properties fo:font-size="10pt" fo:language="gl" fo:country="ES" fo:font-style="normal" officeooo:rsid="033ea38c" style:font-size-asian="10pt" style:font-style-asian="normal" style:font-weight-asian="normal" style:font-name-complex="Calibri2" style:font-size-complex="10pt" style:font-style-complex="normal" style:font-weight-complex="normal"/>
    </style:style>
    <style:style style:name="T141" style:family="text">
      <style:text-properties fo:font-size="10pt" fo:language="gl" fo:country="ES" fo:font-style="normal" officeooo:rsid="03485dc9" style:font-size-asian="10pt" style:font-style-asian="normal" style:font-weight-asian="normal" style:font-name-complex="Calibri2" style:font-size-complex="10pt" style:font-style-complex="normal" style:font-weight-complex="normal"/>
    </style:style>
    <style:style style:name="T142" style:family="text">
      <style:text-properties fo:font-size="10pt" fo:language="gl" fo:country="ES" fo:font-style="normal" officeooo:rsid="038c35c2" style:font-size-asian="10pt" style:font-style-asian="normal" style:font-weight-asian="normal" style:font-name-complex="Calibri2" style:font-size-complex="10pt" style:font-style-complex="normal" style:font-weight-complex="normal"/>
    </style:style>
    <style:style style:name="T143" style:family="text">
      <style:text-properties fo:font-size="10pt" fo:language="gl" fo:country="ES" fo:font-style="normal" officeooo:rsid="039a6014" style:font-size-asian="10pt" style:font-style-asian="normal" style:font-weight-asian="normal" style:font-name-complex="Calibri2" style:font-size-complex="10pt" style:font-style-complex="normal" style:font-weight-complex="normal"/>
    </style:style>
    <style:style style:name="T144" style:family="text">
      <style:text-properties fo:font-size="10pt" fo:language="gl" fo:country="ES" fo:font-style="normal" officeooo:rsid="03aa499d" style:font-size-asian="10pt" style:font-style-asian="normal" style:font-weight-asian="normal" style:font-name-complex="Calibri2" style:font-size-complex="10pt" style:font-style-complex="normal" style:font-weight-complex="normal"/>
    </style:style>
    <style:style style:name="T145" style:family="text">
      <style:text-properties fo:font-size="10pt" fo:language="gl" fo:country="ES" fo:font-style="normal" officeooo:rsid="03ac2c68" style:font-size-asian="10pt" style:font-style-asian="normal" style:font-weight-asian="normal" style:font-name-complex="Calibri2" style:font-size-complex="10pt" style:font-style-complex="normal" style:font-weight-complex="normal"/>
    </style:style>
    <style:style style:name="T146" style:family="text">
      <style:text-properties fo:font-size="10pt" fo:language="gl" fo:country="ES" fo:font-style="normal" officeooo:rsid="03d19455" style:font-size-asian="10pt" style:font-style-asian="normal" style:font-weight-asian="normal" style:font-name-complex="Calibri2" style:font-size-complex="10pt" style:font-style-complex="normal" style:font-weight-complex="normal"/>
    </style:style>
    <style:style style:name="T147" style:family="text">
      <style:text-properties officeooo:rsid="0342b575"/>
    </style:style>
    <style:style style:name="T148" style:family="text">
      <style:text-properties fo:language="gl" fo:country="ES" fo:font-style="normal" officeooo:rsid="03212eb8" style:font-style-asian="normal" style:font-weight-asian="normal" style:font-name-complex="Calibri2" style:font-style-complex="normal" style:font-weight-complex="normal"/>
    </style:style>
    <style:style style:name="T149" style:family="text">
      <style:text-properties fo:language="gl" fo:country="ES" fo:font-style="normal" officeooo:rsid="033e21bb" style:font-style-asian="normal" style:font-weight-asian="normal" style:font-name-complex="Calibri2" style:font-style-complex="normal" style:font-weight-complex="normal"/>
    </style:style>
    <style:style style:name="T150" style:family="text">
      <style:text-properties fo:language="gl" fo:country="ES" fo:font-style="normal" officeooo:rsid="03485dc9" style:font-style-asian="normal" style:font-weight-asian="normal" style:font-name-complex="Calibri2" style:font-style-complex="normal" style:font-weight-complex="normal"/>
    </style:style>
    <style:style style:name="T151" style:family="text">
      <style:text-properties fo:language="gl" fo:country="ES" fo:font-style="normal" officeooo:rsid="0348b263" style:font-style-asian="normal" style:font-weight-asian="normal" style:font-name-complex="Calibri2" style:font-style-complex="normal" style:font-weight-complex="normal"/>
    </style:style>
    <style:style style:name="T152" style:family="text">
      <style:text-properties style:font-name="Calibri1" fo:font-style="normal" officeooo:rsid="035923c3" style:font-style-asian="normal" style:font-style-complex="normal"/>
    </style:style>
    <style:style style:name="T153" style:family="text">
      <style:text-properties style:font-name="Calibri1" fo:font-style="normal" officeooo:rsid="033ae539" style:font-style-asian="normal" style:font-style-complex="normal"/>
    </style:style>
    <style:style style:name="T154" style:family="text">
      <style:text-properties style:font-name="Calibri1" fo:font-style="normal" officeooo:rsid="02ab4c9e" style:font-style-asian="normal" style:font-style-complex="normal"/>
    </style:style>
    <style:style style:name="T155" style:family="text">
      <style:text-properties style:font-name="Calibri1" fo:font-style="normal" officeooo:rsid="0389b358" style:font-style-asian="normal" style:font-style-complex="normal"/>
    </style:style>
    <style:style style:name="T156" style:family="text">
      <style:text-properties style:font-name="Calibri1" fo:font-style="normal" officeooo:rsid="03d5d612" style:font-style-asian="normal" style:font-style-complex="normal"/>
    </style:style>
    <style:style style:name="T157" style:family="text">
      <style:text-properties style:font-name="Calibri1" fo:font-style="normal" officeooo:rsid="03d19455" style:font-style-asian="normal" style:font-style-complex="normal"/>
    </style:style>
    <style:style style:name="T158" style:family="text">
      <style:text-properties style:font-name="Calibri1" fo:font-style="normal" officeooo:rsid="03e75e00" style:font-style-asian="normal" style:font-style-complex="normal"/>
    </style:style>
    <style:style style:name="T159" style:family="text">
      <style:text-properties style:font-name="Calibri1" fo:font-size="10pt" fo:language="gl" fo:country="ES" fo:font-style="normal" officeooo:rsid="035923c3" style:font-size-asian="10pt" style:font-style-asian="normal" style:font-weight-asian="normal" style:font-name-complex="Calibri2" style:font-size-complex="10pt" style:font-style-complex="normal" style:font-weight-complex="normal"/>
    </style:style>
    <style:style style:name="T160" style:family="text">
      <style:text-properties style:font-name="Calibri1" fo:font-size="12pt" fo:font-weight="normal" style:font-size-asian="12pt" style:font-weight-asian="normal" style:font-size-complex="12pt" style:font-weight-complex="normal"/>
    </style:style>
    <style:style style:name="T161" style:family="text">
      <style:text-properties style:font-name="Calibri1" fo:font-size="12pt" fo:font-weight="normal" officeooo:rsid="03777621" style:font-size-asian="12pt" style:font-weight-asian="normal" style:font-size-complex="12pt" style:font-weight-complex="normal"/>
    </style:style>
    <style:style style:name="T162" style:family="text">
      <style:text-properties style:font-name="Calibri1" fo:font-size="12pt" fo:font-weight="normal" officeooo:rsid="037a922f" style:font-size-asian="12pt" style:font-weight-asian="normal" style:font-size-complex="12pt" style:font-weight-complex="normal"/>
    </style:style>
    <style:style style:name="T163" style:family="text">
      <style:text-properties style:font-name="Calibri1" fo:font-size="12pt" fo:font-weight="normal" officeooo:rsid="0383c95c" style:font-size-asian="12pt" style:font-weight-asian="normal" style:font-size-complex="12pt" style:font-weight-complex="normal"/>
    </style:style>
    <style:style style:name="T164" style:family="text">
      <style:text-properties style:font-name="Calibri1" fo:font-size="12pt" fo:font-weight="normal" officeooo:rsid="037dc68f" style:font-size-asian="12pt" style:font-weight-asian="normal" style:font-size-complex="12pt" style:font-weight-complex="normal"/>
    </style:style>
    <style:style style:name="T165" style:family="text">
      <style:text-properties style:font-name="Calibri1" fo:font-size="12pt" fo:font-weight="normal" officeooo:rsid="037c125c" style:font-size-asian="12pt" style:font-weight-asian="normal" style:font-size-complex="12pt" style:font-weight-complex="normal"/>
    </style:style>
    <style:style style:name="T166" style:family="text">
      <style:text-properties style:font-name="Calibri1" fo:font-size="12pt" fo:font-weight="normal" officeooo:rsid="037c125c" style:font-name-asian="DejaVu Sans" style:font-size-asian="12pt" style:font-weight-asian="normal" style:font-name-complex="FreeSans1" style:font-size-complex="12pt" style:font-weight-complex="normal"/>
    </style:style>
    <style:style style:name="T167" style:family="text">
      <style:text-properties style:font-name="Calibri1" fo:font-size="11pt" fo:font-weight="normal" officeooo:rsid="037c125c" style:font-name-asian="DejaVu Sans" style:font-size-asian="11pt" style:font-weight-asian="normal" style:font-name-complex="FreeSans1" style:font-size-complex="11pt" style:font-weight-complex="normal"/>
    </style:style>
    <style:style style:name="T168" style:family="text">
      <style:text-properties officeooo:rsid="035e27f1"/>
    </style:style>
    <style:style style:name="T169" style:family="text">
      <style:text-properties officeooo:rsid="031f4f5d"/>
    </style:style>
    <style:style style:name="T170" style:family="text">
      <style:text-properties officeooo:rsid="03629172"/>
    </style:style>
    <style:style style:name="T171" style:family="text">
      <style:text-properties style:font-name="FreeMono" fo:font-size="10pt" fo:font-style="normal" officeooo:rsid="02a51747" style:font-size-asian="10pt" style:font-style-asian="normal" style:font-size-complex="10pt" style:font-style-complex="normal"/>
    </style:style>
    <style:style style:name="T172" style:family="text">
      <style:text-properties style:font-name="FreeMono" fo:font-size="10pt" fo:font-style="normal" officeooo:rsid="02a84713" style:font-size-asian="10pt" style:font-style-asian="normal" style:font-size-complex="10pt" style:font-style-complex="normal"/>
    </style:style>
    <style:style style:name="T173" style:family="text">
      <style:text-properties style:font-name="FreeMono" fo:font-size="10pt" fo:font-style="normal" officeooo:rsid="02add7b2" style:font-size-asian="10pt" style:font-style-asian="normal" style:font-size-complex="10pt" style:font-style-complex="normal"/>
    </style:style>
    <style:style style:name="T174" style:family="text">
      <style:text-properties style:font-name="FreeMono" fo:font-size="10pt" fo:font-style="normal" officeooo:rsid="02aa9837" style:font-size-asian="10pt" style:font-style-asian="normal" style:font-size-complex="10pt" style:font-style-complex="normal"/>
    </style:style>
    <style:style style:name="T175" style:family="text">
      <style:text-properties style:font-name="FreeMono" fo:font-size="10pt" fo:font-style="normal" officeooo:rsid="02acdfe1" style:font-size-asian="10pt" style:font-style-asian="normal" style:font-size-complex="10pt" style:font-style-complex="normal"/>
    </style:style>
    <style:style style:name="T176" style:family="text">
      <style:text-properties style:font-name="FreeMono" fo:font-size="10pt" fo:font-style="normal" style:text-underline-style="none" officeooo:rsid="02a51747" style:font-size-asian="8pt" style:font-style-asian="normal" style:font-size-complex="10pt" style:font-style-complex="normal"/>
    </style:style>
    <style:style style:name="T177" style:family="text">
      <style:text-properties style:font-name="FreeMono" fo:font-size="10pt" fo:font-style="normal" style:text-underline-style="none" officeooo:rsid="02add7b2" style:font-size-asian="8pt" style:font-style-asian="normal" style:font-size-complex="10pt" style:font-style-complex="normal"/>
    </style:style>
    <style:style style:name="T178" style:family="text">
      <style:text-properties style:font-name="FreeMono" fo:font-size="10pt" fo:font-style="normal" style:text-underline-style="none" officeooo:rsid="02a84713" style:font-size-asian="8pt" style:font-style-asian="normal" style:font-size-complex="10pt" style:font-style-complex="normal"/>
    </style:style>
    <style:style style:name="T179" style:family="text">
      <style:text-properties style:font-name="FreeMono" fo:font-size="10pt" officeooo:rsid="03aeb0af" style:font-size-asian="10pt" style:font-size-complex="10pt"/>
    </style:style>
    <style:style style:name="T180" style:family="text">
      <style:text-properties style:font-name="FreeMono" fo:font-size="10pt" officeooo:rsid="03d19455" style:font-size-asian="10pt" style:font-size-complex="10pt"/>
    </style:style>
    <style:style style:name="T181" style:family="text">
      <style:text-properties style:font-name="FreeMono" fo:font-size="10pt" officeooo:rsid="040c4138" style:font-size-asian="10pt" style:font-size-complex="10pt"/>
    </style:style>
    <style:style style:name="T182" style:family="text">
      <style:text-properties style:font-name="FreeMono" fo:font-size="10pt" officeooo:rsid="040c56a4" style:font-size-asian="10pt" style:font-size-complex="10pt"/>
    </style:style>
    <style:style style:name="T183" style:family="text">
      <style:text-properties style:font-name="FreeMono" fo:font-size="10pt" fo:language="gl" fo:country="ES" fo:font-style="normal" officeooo:rsid="03aa499d" style:font-size-asian="10pt" style:font-style-asian="normal" style:font-weight-asian="normal" style:font-name-complex="Calibri2" style:font-size-complex="10pt" style:font-style-complex="normal" style:font-weight-complex="normal"/>
    </style:style>
    <style:style style:name="T184" style:family="text">
      <style:text-properties style:font-name="FreeMono" fo:font-size="10pt" fo:language="gl" fo:country="ES" fo:font-style="normal" officeooo:rsid="039a6014" style:font-size-asian="10pt" style:font-style-asian="normal" style:font-weight-asian="normal" style:font-name-complex="Calibri2" style:font-size-complex="10pt" style:font-style-complex="normal" style:font-weight-complex="normal"/>
    </style:style>
    <style:style style:name="T185" style:family="text">
      <style:text-properties style:font-name="FreeMono" fo:font-size="8pt" fo:font-style="normal" officeooo:rsid="02a51747" style:font-size-asian="8pt" style:font-style-asian="normal" style:font-size-complex="8pt" style:font-style-complex="normal"/>
    </style:style>
    <style:style style:name="T186" style:family="text">
      <style:text-properties style:font-name="FreeMono" fo:font-size="8pt" fo:font-style="normal" officeooo:rsid="02a84713" style:font-size-asian="8pt" style:font-style-asian="normal" style:font-size-complex="8pt" style:font-style-complex="normal"/>
    </style:style>
    <style:style style:name="T187" style:family="text">
      <style:text-properties style:font-name="FreeMono" fo:font-size="8pt" fo:font-style="normal" officeooo:rsid="02aa3c26" style:font-size-asian="8pt" style:font-style-asian="normal" style:font-size-complex="8pt" style:font-style-complex="normal"/>
    </style:style>
    <style:style style:name="T188" style:family="text">
      <style:text-properties style:font-name="FreeMono" fo:font-size="8pt" fo:font-style="normal" officeooo:rsid="02acdfe1" style:font-size-asian="8pt" style:font-style-asian="normal" style:font-size-complex="8pt" style:font-style-complex="normal"/>
    </style:style>
    <style:style style:name="T189" style:family="text">
      <style:text-properties style:font-name="FreeMono" fo:font-size="8pt" fo:font-style="normal" officeooo:rsid="0314bf62" style:font-size-asian="8pt" style:font-style-asian="normal" style:font-size-complex="8pt" style:font-style-complex="normal"/>
    </style:style>
    <style:style style:name="T190" style:family="text">
      <style:text-properties style:font-name="FreeMono" fo:font-size="8pt" fo:font-style="normal" style:text-underline-style="none" officeooo:rsid="02a51747" style:font-size-asian="8pt" style:font-style-asian="normal" style:font-size-complex="8pt" style:font-style-complex="normal"/>
    </style:style>
    <style:style style:name="T191" style:family="text">
      <style:text-properties style:font-name="FreeMono" fo:font-size="8pt" fo:font-style="normal" style:text-underline-style="none" officeooo:rsid="02a84713" style:font-size-asian="8pt" style:font-style-asian="normal" style:font-size-complex="8pt" style:font-style-complex="normal"/>
    </style:style>
    <style:style style:name="T192" style:family="text">
      <style:text-properties style:font-name="FreeMono" fo:font-size="8pt" fo:font-style="normal" style:text-underline-style="none" officeooo:rsid="02aa3c26" style:font-size-asian="8pt" style:font-style-asian="normal" style:font-size-complex="8pt" style:font-style-complex="normal"/>
    </style:style>
    <style:style style:name="T193" style:family="text">
      <style:text-properties officeooo:rsid="0381f4f5"/>
    </style:style>
    <style:style style:name="T194" style:family="text">
      <style:text-properties officeooo:rsid="0382bf84"/>
    </style:style>
    <style:style style:name="T195" style:family="text">
      <style:text-properties officeooo:rsid="039a6014"/>
    </style:style>
    <style:style style:name="T196" style:family="text">
      <style:text-properties officeooo:rsid="039d7160"/>
    </style:style>
    <style:style style:name="T197" style:family="text">
      <style:text-properties officeooo:rsid="039f4be8"/>
    </style:style>
    <style:style style:name="T198" style:family="text">
      <style:text-properties officeooo:rsid="03a51976"/>
    </style:style>
    <style:style style:name="T199" style:family="text">
      <style:text-properties officeooo:rsid="03ac2c68"/>
    </style:style>
    <style:style style:name="T200" style:family="text">
      <style:text-properties fo:font-style="italic" fo:font-weight="bold" officeooo:rsid="03ac2c68" style:font-style-asian="italic" style:font-weight-asian="bold" style:font-style-complex="italic" style:font-weight-complex="bold"/>
    </style:style>
    <style:style style:name="T201" style:family="text">
      <style:text-properties fo:font-style="italic" fo:font-weight="bold" officeooo:rsid="03c3a535" style:font-style-asian="italic" style:font-weight-asian="bold" style:font-style-complex="italic" style:font-weight-complex="bold"/>
    </style:style>
    <style:style style:name="T202" style:family="text">
      <style:text-properties fo:font-style="italic" officeooo:rsid="040c56a4" style:font-style-asian="italic" style:font-style-complex="italic"/>
    </style:style>
    <style:style style:name="T203" style:family="text">
      <style:text-properties officeooo:rsid="03ad4ffe"/>
    </style:style>
    <style:style style:name="T204" style:family="text">
      <style:text-properties officeooo:rsid="03aeb0af"/>
    </style:style>
    <style:style style:name="T205" style:family="text">
      <style:text-properties officeooo:rsid="03aece28"/>
    </style:style>
    <style:style style:name="T206" style:family="text">
      <style:text-properties officeooo:rsid="03aff702"/>
    </style:style>
    <style:style style:name="T207" style:family="text">
      <style:text-properties officeooo:rsid="03d03e9d"/>
    </style:style>
    <style:style style:name="T208" style:family="text">
      <style:text-properties officeooo:rsid="03d19455"/>
    </style:style>
    <style:style style:name="T209" style:family="text">
      <style:text-properties officeooo:rsid="03d3db55"/>
    </style:style>
    <style:style style:name="T210" style:family="text">
      <style:text-properties officeooo:rsid="03d5d612"/>
    </style:style>
    <style:style style:name="T211" style:family="text">
      <style:text-properties officeooo:rsid="03d7f088"/>
    </style:style>
    <style:style style:name="T212" style:family="text">
      <style:text-properties officeooo:rsid="03e2fa64"/>
    </style:style>
    <style:style style:name="T213" style:family="text">
      <style:text-properties fo:font-size="4pt" fo:font-style="normal" officeooo:rsid="02a51747" style:font-size-asian="4pt" style:font-style-asian="normal" style:font-size-complex="4pt" style:font-style-complex="normal"/>
    </style:style>
    <style:style style:name="T214" style:family="text">
      <style:text-properties fo:font-size="4pt" fo:font-style="normal" officeooo:rsid="03891bb4" style:font-size-asian="4pt" style:font-style-asian="normal" style:font-size-complex="4pt" style:font-style-complex="normal"/>
    </style:style>
    <style:style style:name="T215" style:family="text">
      <style:text-properties fo:font-size="4pt" fo:font-style="normal" officeooo:rsid="03212eb8" style:font-size-asian="4pt" style:font-style-asian="normal" style:font-size-complex="4pt" style:font-style-complex="normal"/>
    </style:style>
    <style:style style:name="T216" style:family="text">
      <style:text-properties officeooo:rsid="03f7c4de"/>
    </style:style>
    <style:style style:name="T217" style:family="text">
      <style:text-properties officeooo:rsid="03fea026"/>
    </style:style>
    <style:style style:name="T218" style:family="text">
      <style:text-properties officeooo:rsid="0384758a"/>
    </style:style>
    <style:style style:name="T219" style:family="text">
      <style:text-properties officeooo:rsid="03ff5249"/>
    </style:style>
    <style:style style:name="T220" style:family="text">
      <style:text-properties officeooo:rsid="0401a4af"/>
    </style:style>
    <style:style style:name="T221" style:family="text">
      <style:text-properties fo:font-size="2pt" fo:font-style="normal" officeooo:rsid="02ab4c9e" style:font-size-asian="1.75pt" style:font-style-asian="normal" style:font-size-complex="2pt" style:font-style-complex="normal"/>
    </style:style>
    <style:style style:name="T222" style:family="text">
      <style:text-properties officeooo:rsid="040c4138"/>
    </style:style>
    <style:style style:name="T223" style:family="text">
      <style:text-properties officeooo:rsid="040c56a4"/>
    </style:style>
    <style:style style:name="T224" style:family="text">
      <style:text-properties officeooo:rsid="03d8eae0"/>
    </style:style>
    <style:style style:name="T225" style:family="text">
      <style:text-properties fo:font-size="12pt" fo:language="gl" fo:country="ES" officeooo:rsid="040d39ac" style:font-size-asian="12pt" style:font-weight-asian="normal" style:font-name-complex="Calibri2" style:font-size-complex="12pt" style:font-weight-complex="normal"/>
    </style:style>
    <style:style style:name="T226" style:family="text">
      <style:text-properties fo:font-size="12pt" fo:language="gl" fo:country="ES" officeooo:rsid="040c56a4" style:font-size-asian="12pt" style:font-weight-asian="normal" style:font-name-complex="Calibri2" style:font-size-complex="12pt" style:font-weight-complex="normal"/>
    </style:style>
    <style:style style:name="T227" style:family="text">
      <style:text-properties fo:font-size="12pt" fo:language="gl" fo:country="ES" officeooo:rsid="040f230e" style:font-size-asian="12pt" style:font-weight-asian="normal" style:font-name-complex="Calibri2" style:font-size-complex="12pt" style:font-weight-complex="normal"/>
    </style:style>
    <style:style style:name="T228" style:family="text">
      <style:text-properties fo:font-size="12pt" fo:language="gl" fo:country="ES" fo:font-style="normal" officeooo:rsid="03aece28" style:font-size-asian="12pt" style:font-style-asian="normal" style:font-weight-asian="normal" style:font-name-complex="Calibri2" style:font-size-complex="12pt" style:font-style-complex="normal" style:font-weight-complex="normal"/>
    </style:style>
    <style:style style:name="T229" style:family="text">
      <style:text-properties fo:font-size="12pt" fo:language="gl" fo:country="ES" fo:font-style="normal" officeooo:rsid="040c56a4" style:font-size-asian="12pt" style:font-style-asian="normal" style:font-weight-asian="normal" style:font-name-complex="Calibri2" style:font-size-complex="12pt" style:font-style-complex="normal" style:font-weight-complex="normal"/>
    </style:style>
    <style:style style:name="T230" style:family="text">
      <style:text-properties fo:font-size="12pt" fo:language="gl" fo:country="ES" fo:font-style="normal" officeooo:rsid="040d39ac" style:font-size-asian="12pt" style:font-style-asian="normal" style:font-weight-asian="normal" style:font-name-complex="Calibri2" style:font-size-complex="12pt" style:font-style-complex="normal" style:font-weight-complex="normal"/>
    </style:style>
    <style:style style:name="T231" style:family="text">
      <style:text-properties fo:font-size="12pt" fo:language="gl" fo:country="ES" fo:font-style="normal" officeooo:rsid="040f230e" style:font-size-asian="12pt" style:font-style-asian="normal" style:font-weight-asian="normal" style:font-name-complex="Calibri2" style:font-size-complex="12pt" style:font-style-complex="normal" style:font-weight-complex="normal"/>
    </style:style>
    <style:style style:name="T232" style:family="text">
      <style:text-properties officeooo:rsid="04149cc0"/>
    </style:style>
    <style:style style:name="T233" style:family="text">
      <style:text-properties officeooo:rsid="0414f0f4"/>
    </style:style>
    <style:style style:name="T234" style:family="text">
      <style:text-properties officeooo:rsid="041a1244"/>
    </style:style>
    <style:style style:name="T235" style:family="text">
      <style:text-properties style:text-position="sub 58%" fo:font-weight="bold" officeooo:rsid="0365f041" style:font-weight-asian="bold" style:font-weight-complex="bold"/>
    </style:style>
    <style:style style:name="T236" style:family="text">
      <style:text-properties style:text-position="sub 58%" fo:font-weight="bold" officeooo:rsid="041cc0de" style:font-weight-asian="bold" style:font-weight-complex="bold"/>
    </style:style>
    <style:style style:name="T237" style:family="text">
      <style:text-properties officeooo:rsid="041dd522"/>
    </style:style>
    <style:style style:name="T238" style:family="text">
      <style:text-properties officeooo:rsid="03700742"/>
    </style:style>
    <style:style style:name="T239" style:family="text">
      <style:text-properties officeooo:rsid="0371051f"/>
    </style:style>
    <style:style style:name="T240" style:family="text">
      <style:text-properties officeooo:rsid="0368ce30"/>
    </style:style>
    <style:style style:name="T241" style:family="text">
      <style:text-properties fo:font-weight="bold" style:font-weight-asian="bold" style:font-weight-complex="bold"/>
    </style:style>
    <style:style style:name="T242" style:family="text">
      <style:text-properties officeooo:rsid="037a922f"/>
    </style:style>
    <style:style style:name="T243" style:family="text">
      <style:text-properties officeooo:rsid="037dc68f" style:font-name-asian="DejaVu Sans" style:font-name-complex="FreeSans1"/>
    </style:style>
    <style:style style:name="T244" style:family="text">
      <style:text-properties officeooo:rsid="0421f353"/>
    </style:style>
    <style:style style:name="T245" style:family="text">
      <style:text-properties officeooo:rsid="038dff95"/>
    </style:style>
    <style:style style:name="T246" style:family="text">
      <style:text-properties style:font-name="Calibri1" fo:font-size="12pt" style:font-size-asian="12pt" style:font-size-complex="12pt"/>
    </style:style>
    <style:style style:name="T247" style:family="text">
      <style:text-properties fo:color="#000000" loext:opacity="100%" style:font-name="Liberation Sans" fo:font-size="12pt" fo:language="gl" fo:country="ES" fo:font-weight="bold" style:font-name-asian="Calibri4" style:font-size-asian="12pt" style:font-weight-asian="bold" style:font-name-complex="Liberation Sans" style:font-weight-complex="bold"/>
    </style:style>
    <style:style style:name="T248" style:family="text">
      <style:text-properties fo:color="#000000" loext:opacity="100%" style:font-name="Liberation Sans" fo:font-size="12pt" fo:language="gl" fo:country="ES" style:font-name-asian="Calibri4" style:font-name-complex="Liberation Sans"/>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number text:level="1" text:style-name="Numbering_20_Symbols" style:num-suffix="." style:num-format="i">
        <style:list-level-properties text:list-level-position-and-space-mode="label-alignment">
          <style:list-level-label-alignment text:label-followed-by="listtab" text:list-tab-stop-position="1.436cm" fo:text-indent="-0.635cm" fo:margin-left="1.43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71cm" fo:text-indent="-0.635cm" fo:margin-left="2.07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06cm" fo:text-indent="-0.635cm" fo:margin-left="2.70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41cm" fo:text-indent="-0.635cm" fo:margin-left="3.34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11cm" fo:text-indent="-0.635cm" fo:margin-left="4.61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46cm" fo:text-indent="-0.635cm" fo:margin-left="5.24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81cm" fo:text-indent="-0.635cm" fo:margin-left="5.8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16cm" fo:text-indent="-0.635cm" fo:margin-left="6.5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51cm" fo:text-indent="-0.635cm" fo:margin-left="7.151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stroke="none" svg:stroke-color="#000000" draw:fill="solid" draw:fill-color="#ffff00" fo:min-height="8.315cm" draw:shadow="visible" draw:shadow-offset-x="0.101cm" draw:shadow-offset-y="0.101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Fine_20_Dashed" svg:stroke-color="#2a6099" draw:fill="solid" draw:fill-color="#dfffff" fo:min-height="21.34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24">TALLER <text:span text:style-name="T193">SR</text:span> – PRÁCTICA <text:span text:style-name="T207">4 </text:span><text:span text:style-name="T122">– Servizo DHCP</text:span><text:span text:style-name="T77"> – </text:span><text:span text:style-name="T207">pool e listas de permiso</text:span><text:span text:style-name="T212">s (deny, allow)</text:span></text:p>
          </table:table-cell>
          <table:covered-table-cell/>
          <table:covered-table-cell/>
        </table:table-row>
        <table:table-row table:style-name="IntegrantesGrupo.2">
          <table:table-cell table:style-name="IntegrantesGrupo.A2" office:value-type="string">
            <text:p text:style-name="P25">NÚMERO DE GRUPO</text:p>
          </table:table-cell>
          <table:table-cell table:style-name="IntegrantesGrupo.B2" office:value-type="string">
            <text:p text:style-name="P26">FUNCIÓNS</text:p>
          </table:table-cell>
          <table:table-cell table:style-name="IntegrantesGrupo.C2" office:value-type="string">
            <text:p text:style-name="P27">Apelidos, Nome</text:p>
          </table:table-cell>
        </table:table-row>
        <table:table-row table:style-name="TableLine94802534666864">
          <table:table-cell table:style-name="IntegrantesGrupo.A5" table:number-rows-spanned="3" office:value-type="string">
            <text:p text:style-name="P3"><draw:custom-shape text:anchor-type="paragraph" draw:z-index="8" draw:name="Forma1" draw:style-name="gr5" draw:text-style-name="P217"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4802541923856">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36"><text:s/>Responsable</text:span> <text:span text:style-name="T37">D</text:span><text:span text:style-name="T36">ocumentación:</text:span></text:p>
          </table:table-cell>
          <table:table-cell table:style-name="IntegrantesGrupo.C5">
            <text:p text:style-name="P6"/>
          </table:table-cell>
        </table:table-row>
      </table:table>
      <text:p text:style-name="P8"><draw:frame text:anchor-type="paragraph" draw:z-index="9" draw:name="Forma2" draw:style-name="gr4" draw:text-style-name="P216" svg:width="19.441cm" svg:height="4.451cm" svg:x="0.032cm" svg:y="9.53cm"><draw:text-box><text:p text:style-name="P215"><text:span text:style-name="T247">LIMITACIÓN DE RESPONSABILIDADE </text:span><text:span text:style-name="T248">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draw:frame draw:style-name="fr1" draw:name="Imagen1" text:anchor-type="char" svg:x="0cm" svg:y="0.079cm" svg:width="19.507cm" svg:height="9.424cm" draw:z-index="13"><draw:image xlink:href="Pictures/100000000000043000000206FED1EFBC2EA19F35.bmp" xlink:type="simple" xlink:show="embed" xlink:actuate="onLoad" draw:mime-type="image/bmp"/></draw:frame></text:p>
      <text:p text:style-name="Text_20_body"/>
      <text:p text:style-name="Text_20_body"/>
      <text:p text:style-name="Text_20_body"/>
      <text:p text:style-name="Text_20_body"/>
      <text:p text:style-name="P12"/>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11">Práctica: <text:span text:style-name="T133">Servizo DHCP – </text:span><text:span text:style-name="T234">pool e listas de permisos (deny, allow)</text:span></text:p>
          </table:table-cell>
        </table:table-row>
        <table:table-row table:style-name="Procedemento.2">
          <table:table-cell table:style-name="Procedemento.A2" office:value-type="string">
            <text:p text:style-name="P9"/>
            <text:list xml:id="list3302073766" text:style-name="L1">
              <text:list-item>
                <text:p text:style-name="P163">Portátil </text:p>
              </text:list-item>
              <text:list-item>
                <text:p text:style-name="P164">Regleta</text:p>
              </text:list-item>
              <text:list-item>
                <text:p text:style-name="P165">Switch 5-Port Gigabit </text:p>
              </text:list-item>
              <text:list-item>
                <text:p text:style-name="P166">Adaptadores USB-RJ45</text:p>
              </text:list-item>
              <text:list-item>
                <text:p text:style-name="P167"><text:span text:style-name="T124">U</text:span><text:span text:style-name="T125">SB Live amd64 Kali </text:span></text:p>
              </text:list-item>
              <text:list-item>
                <text:p text:style-name="P170"><text:span text:style-name="T126">Host</text:span><text:span text:style-name="T123">s alumnado</text:span></text:p>
              </text:list-item>
              <text:list-item>
                <text:p text:style-name="P171">[<text:span text:style-name="T134">1</text:span>] <text:a xlink:type="simple" xlink:href="https://www.isc.org/dhcp/" text:style-name="Internet_20_link" text:visited-style-name="Visited_20_Internet_20_Link">ISC DHCP Server</text:a></text:p>
              </text:list-item>
              <text:list-item>
                <text:p text:style-name="P172"><text:span text:style-name="T23">[</text:span><text:span text:style-name="T25">2</text:span><text:span text:style-name="T24">] </text:span><text:a xlink:type="simple" xlink:href="https://debian-handbook.info/browse/es-ES/stable/sect.dhcp.html" text:style-name="Internet_20_link" text:visited-style-name="Visited_20_Internet_20_Link"><text:span text:style-name="T135">Debian Handbook - DHCP Server</text:span></text:a></text:p>
              </text:list-item>
              <text:list-item>
                <text:p text:style-name="P173"><text:span text:style-name="T24">[</text:span><text:span text:style-name="T25">3</text:span><text:span text:style-name="T22">] </text:span><text:a xlink:type="simple" xlink:href="https://www.fpgenred.es/DHCP/" text:style-name="Internet_20_link" text:visited-style-name="Visited_20_Internet_20_Link"><text:span text:style-name="T135">Titorial DHCP</text:span></text:a></text:p>
              </text:list-item>
              <text:list-item>
                <text:p text:style-name="P168"><text:span text:style-name="T168">[</text:span><text:span text:style-name="T170">4</text:span><text:span text:style-name="T168">] </text:span><text:a xlink:type="simple" xlink:href="https://raw.githubusercontent.com/ricardofc/repoEDU-CCbySA/main/SR/Taller-SR-Practica-1.pdf" text:style-name="Internet_20_link" text:visited-style-name="Visited_20_Internet_20_Link"><text:span text:style-name="T168">Práctica 1</text:span></text:a><text:span text:style-name="T168"> </text:span></text:p>
              </text:list-item>
              <text:list-item>
                <text:p text:style-name="P174"><text:span text:style-name="T135">[</text:span><text:span text:style-name="T136">5</text:span><text:span text:style-name="T135">] </text:span><text:a xlink:type="simple" xlink:href="https://github.com/ricardofc/repoEDU-CCbySA/blob/main/SOM/vagrant-cheat-sheet-work-derivated-of-davbfr.pdf" text:style-name="Internet_20_link" text:visited-style-name="Visited_20_Internet_20_Link"><text:span text:style-name="T135">Vagrant</text:span></text:a></text:p>
              </text:list-item>
              <text:list-item>
                <text:p text:style-name="P169">[<text:span text:style-name="T244">6</text:span>] <text:a xlink:type="simple" xlink:href="https://gist.githubusercontent.com/ricardofc/df16041f117a409f19930720b2eb8048/raw/7533f98827e35e4affcf1852a62b000b50538a4d/Vagrantfile-Taller-SR-Practica-1" text:style-name="Internet_20_link" text:visited-style-name="Visited_20_Internet_20_Link">VagrantFile</text:a></text:p>
              </text:list-item>
            </text:list>
            <text:p text:style-name="P10"/>
          </table:table-cell>
          <table:table-cell table:style-name="Procedemento.A2" office:value-type="string">
            <text:list xml:id="list21470241" text:style-name="L2">
              <text:list-item>
                <text:p text:style-name="P175">Prerrequisito: Ter realizada a <text:a xlink:type="simple" xlink:href="https://raw.githubusercontent.com/ricardofc/repoEDU-CCbySA/main/SR/Taller-SR-Practica-1.pdf" text:style-name="Internet_20_link" text:visited-style-name="Visited_20_Internet_20_Link"><text:span text:style-name="T168">Práctica 1</text:span></text:a><text:span text:style-name="T169"> [</text:span><text:span text:style-name="T170">4</text:span><text:span text:style-name="T169">]</text:span></text:p>
              </text:list-item>
              <text:list-item>
                <text:p text:style-name="P175">Portátil: </text:p>
                <text:list>
                  <text:list-item>
                    <text:p text:style-name="P178"><text:span text:style-name="T128">A</text:span><text:span text:style-name="T127">rrancar co USB Live amd64 Kali</text:span></text:p>
                  </text:list-item>
                  <text:list-item>
                    <text:p text:style-name="P179">Instalar e configurar o servidor DHCP:</text:p>
                    <text:p text:style-name="P179">isc-dhcp-server</text:p>
                  </text:list-item>
                </text:list>
              </text:list-item>
              <text:list-item>
                <text:p text:style-name="P176">Conectar portátil e hosts <text:span text:style-name="T132">do</text:span> alumnado ao switch. </text:p>
              </text:list-item>
              <text:list-item>
                <text:p text:style-name="P176">Configurar a rede según o escenario.</text:p>
              </text:list-item>
              <text:list-item>
                <text:p text:style-name="P176">Hosts alumnado: <text:s/></text:p>
                <text:list>
                  <text:list-item>
                    <text:p text:style-name="P181">C<text:span text:style-name="T129">rear máquinas virtuais coa rede en modo “bridge” </text:span><text:span text:style-name="T132">e especificacións según escenario. </text:span></text:p>
                  </text:list-item>
                  <text:list-item>
                    <text:p text:style-name="P180">Arrancar máquina virtual.</text:p>
                  </text:list-item>
                  <text:list-item>
                    <text:p text:style-name="P180">Cliente DHCP: <text:span text:style-name="T129">Recibir a configuración de rede concedida polo servidor DHCP -</text:span>punto (<text:span text:style-name="T232">5</text:span>)-</text:p>
                  </text:list-item>
                </text:list>
              </text:list-item>
              <text:list-item>
                <text:p text:style-name="P177">Portátil: <text:span text:style-name="T194">Modificar configuración (</text:span><text:span text:style-name="T233">pool e listas de permisos: deny, allow</text:span><text:span text:style-name="T194">) do servidor DHCP.</text:span></text:p>
              </text:list-item>
            </text:list>
          </table:table-cell>
        </table:table-row>
      </table:table>
      <text:p text:style-name="P13"/>
      <text:p text:style-name="P14">Procedemento:<text:span text:style-name="T38"> </text:span></text:p>
      <text:list xml:id="list708981852" text:style-name="L3">
        <text:list-item>
          <text:p text:style-name="P30">Portátil:</text:p>
          <text:list>
            <text:list-item>
              <text:p text:style-name="P31">Arrancar cun USB Live amd64 Kali GNU/Linux </text:p>
            </text:list-item>
            <text:list-item>
              <text:p text:style-name="P32">Conectar o portátil á roseta da aula.</text:p>
            </text:list-item>
            <text:list-item>
              <text:p text:style-name="P33"><text:span text:style-name="T116">Conseguir acceso á rede local e a Internet. <text:s/></text:span>Abrir unha consola e executar:</text:p>
              <text:list>
                <text:list-header>
                  <text:p text:style-name="P93">$ <text:span text:style-name="T78">setxkbmap es </text:span><text:span text:style-name="T79">#Configurar teclado en español</text:span></text:p>
                  <text:p text:style-name="P96">$ <text:span text:style-name="T40">sudo su - </text:span><text:span text:style-name="T84">#Acceder á consola de root(administrador) a través dos permisos configurados co comando sudo (/etc/sudoers, visudo)</text:span><text:span text:style-name="T40"> </text:span></text:p>
                  <text:list>
                    <text:list-item>
                      <text:list>
                        <text:list-item>
                          <text:list>
                            <text:list-header>
                              <text:p text:style-name="P102"><text:span text:style-name="T41"># </text:span><text:span text:style-name="T47">/etc/init.d/avahi-daemon stop</text:span><text:span text:style-name="T90"> #Parar o demo avahi-daemon(control resolución de nomes) para poder configurar de forma manual a configuración de rede e non ter conflicto con este demo.</text:span></text:p>
                              <text:p text:style-name="P102"><text:span text:style-name="T41"># </text:span><text:span text:style-name="T47">/etc/init.d/network-manager stop || pkill NetworkManager </text:span><text:span text:style-name="T90">#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103"><text:span text:style-name="T41"># ip link </text:span><text:span text:style-name="T42">show eth0</text:span><text:span text:style-name="T85"> #</text:span><text:span text:style-name="T86">Amosar info</text:span><text:span text:style-name="T87">rmación</text:span><text:span text:style-name="T86"> sobre a NIC eth0. </text:span><text:span text:style-name="T89">Identificar </text:span><text:span text:style-name="T90">a</text:span><text:span text:style-name="T88"> MAC Address </text:span><text:span text:style-name="T90">(link/ether)</text:span></text:p>
                              <text:p text:style-name="P148"><text:span text:style-name="T43"># </text:span><text:span text:style-name="T39">dhclient -v eth0</text:span><text:span text:style-name="T83"> #Solicitar configuración de rede para a NIC eth0. </text:span><text:span text:style-name="T91">Como agora temos a MAC Address </text:span><text:span text:style-name="T93">con permisos podemos </text:span><text:span text:style-name="T91">obter a configuración de rede </text:span><text:span text:style-name="T95">para o portátil</text:span><text:span text:style-name="T91">. </text:span></text:p>
                              <text:p text:style-name="P104"><text:span text:style-name="T41"># ip </text:span><text:span text:style-name="T44">addr</text:span><text:span text:style-name="T41"> </text:span><text:span text:style-name="T42">show eth0</text:span><text:span text:style-name="T85"> #</text:span><text:span text:style-name="T86">Amosar info</text:span><text:span text:style-name="T87">rmación</text:span><text:span text:style-name="T86"> sobre a NIC eth0. </text:span><text:span text:style-name="T88">Verificar </text:span><text:span text:style-name="T93">a configuración de rede <text:s/>paa a NIC eth0</text:span></text:p>
                              <text:p text:style-name="P105"><text:span text:style-name="T41"># </text:span><text:span text:style-name="T45">ping -c4 www.google.es</text:span><text:span text:style-name="T85"> #</text:span><text:span text:style-name="T88">Enviar 4 paquetes ICMP ECHO_REQUEST a www.google.es, solicitando 4 paquetes ICMP ECHO_RESPONSE, para verificar a conectividade de rede hacia Internet e ao servidor de google.</text:span></text:p>
                            </text:list-header>
                          </text:list>
                        </text:list-item>
                      </text:list>
                    </text:list-item>
                  </text:list>
                  <text:p text:style-name="P99"><text:span text:style-name="T92"><text:s text:c="2"/></text:span><text:span text:style-name="T46"># exit </text:span><text:span text:style-name="T92">#Saír da shell</text:span></text:p>
                  <text:p text:style-name="P100">$</text:p>
                </text:list-header>
              </text:list>
            </text:list-item>
            <text:list-item>
              <text:p text:style-name="P82"><text:span text:style-name="T10">I</text:span><text:span text:style-name="T2">nstalar e configurar un servidor DHCP </text:span><text:span text:style-name="T7">[</text:span><text:span text:style-name="T14">1</text:span><text:span text:style-name="T7">][</text:span><text:span text:style-name="T14">2</text:span><text:span text:style-name="T7">][</text:span><text:span text:style-name="T14">3</text:span><text:span text:style-name="T7">]</text:span><text:span text:style-name="T2">:</text:span></text:p>
              <text:list>
                <text:list-item>
                  <text:p text:style-name="P84"><text:span text:style-name="T2">Instalar o servidor DHCP isc-dhcp-server </text:span><text:span text:style-name="T7">[</text:span><text:span text:style-name="T14">3</text:span><text:span text:style-name="T7">]</text:span><text:span text:style-name="T2"> . Executar nunha consola:</text:span></text:p>
                  <text:p text:style-name="P94">$ <text:span text:style-name="T78">setxkbmap es </text:span><text:span text:style-name="T79">#Configurar teclado en español</text:span></text:p>
                  <text:p text:style-name="P97">$ <text:span text:style-name="T40">sudo su - </text:span><text:span text:style-name="T84">#Acceder á consola de root(administrador) a través dos permisos configurados co comando sudo (/etc/sudoers, visudo)</text:span><text:span text:style-name="T40"> </text:span></text:p>
                  <text:list>
                    <text:list-item>
                      <text:list>
                        <text:list-item>
                          <text:list>
                            <text:list-header>
                              <text:p text:style-name="P114"><text:span text:style-name="T41"># </text:span><text:span text:style-name="T47">apt update</text:span><text:span text:style-name="T90"> #Actualizar o listado de paquetes dos repositorios (/etc/apt/sources.list, <text:s/>/etc/apt/sources.list.d/) <text:s text:c="120"/></text:span></text:p>
                              <text:p text:style-name="P147"><text:span text:style-name="T33"># </text:span><text:span text:style-name="T34">apt -y install </text:span><text:span text:style-name="T33">isc-dhcp-server</text:span><text:span text:style-name="T34"> </text:span><text:span text:style-name="T27">#Instalar o paquete </text:span><text:span text:style-name="T28">isc-dhcp-server</text:span><text:span text:style-name="T27">, é dicir, instalar o </text:span><text:span text:style-name="T28">servidor DHCP isc-dhcp-server</text:span><text:span text:style-name="T27">. Co parámetro -y automaticamente asumimos yes a calquera pregunta que ocorra na instalación do paquete.</text:span></text:p>
                            </text:list-header>
                          </text:list>
                        </text:list-item>
                      </text:list>
                    </text:list-item>
                  </text:list>
                </text:list-item>
              </text:list>
              <text:p text:style-name="P70"/>
            </text:list-item>
          </text:list>
        </text:list-item>
        <text:list-item>
          <text:p text:style-name="P34">Conectar no mesmo segmento de rede o portátil e os hosts do alumnado. </text:p>
          <text:list>
            <text:list-item>
              <text:p text:style-name="P87"><text:span text:style-name="T4">Conectar</text:span><text:span text:style-name="T3"> </text:span><text:span text:style-name="T5">a regleta á corrente eléctrica na vosa zona de traballo.</text:span></text:p>
            </text:list-item>
            <text:list-item>
              <text:p text:style-name="P34">Conectar o switch á regleta. </text:p>
            </text:list-item>
            <text:list-item>
              <text:p text:style-name="P35"><text:span text:style-name="T238">Desconectar o portá</text:span><text:span text:style-name="T239">t</text:span><text:span text:style-name="T238">il da roseta da aula e conectalo </text:span>ao switch.</text:p>
            </text:list-item>
            <text:list-item>
              <text:p text:style-name="P36">Desconectar o cableado de rede nos equipos do alumnado.</text:p>
            </text:list-item>
            <text:list-item>
              <text:p text:style-name="P36">Conectar os adaptadores USB-RJ45 nos equipos do alumnado.</text:p>
            </text:list-item>
            <text:list-item>
              <text:p text:style-name="P88"><text:span text:style-name="T9">Conectar </text:span><text:span text:style-name="T21">eses adaptadores USB-RJ45 </text:span><text:span text:style-name="T9">co cableado de rede creado </text:span><text:span text:style-name="T19">n</text:span><text:span text:style-name="T20">a </text:span><text:a xlink:type="simple" xlink:href="https://raw.githubusercontent.com/ricardofc/repoEDU-CCbySA/main/SR/Taller-SR-Practica-1.pdf" text:style-name="Internet_20_link" text:visited-style-name="Visited_20_Internet_20_Link"><text:span text:style-name="T9">Práctica 1</text:span></text:a><text:span text:style-name="T20"> [4] </text:span><text:span text:style-name="T9">os vosos equipos de alumnado ao switch.</text:span></text:p>
            </text:list-item>
            <text:list-item>
              <text:p text:style-name="P37">Non conectar o switch á roseta da aula.</text:p>
              <text:p text:style-name="P38"/>
            </text:list-item>
          </text:list>
        </text:list-item>
        <text:list-item>
          <text:p text:style-name="P83"><text:span text:style-name="T6">P</text:span><text:span text:style-name="T2">ortátil:</text:span></text:p>
          <text:list>
            <text:list-item>
              <text:p text:style-name="P83"><text:span text:style-name="T11">C</text:span><text:span text:style-name="T2">onfigurar </text:span><text:span text:style-name="T13">o</text:span><text:span text:style-name="T2"> servidor DHCP </text:span><text:span text:style-name="T13">isc-dhcp-server </text:span><text:span text:style-name="T7">[</text:span><text:span text:style-name="T14">1</text:span><text:span text:style-name="T7">][</text:span><text:span text:style-name="T14">2</text:span><text:span text:style-name="T7">][</text:span><text:span text:style-name="T14">3</text:span><text:span text:style-name="T7">]</text:span><text:span text:style-name="T2">:</text:span></text:p>
              <text:list>
                <text:list-item>
                  <text:p text:style-name="P85"><text:span text:style-name="T12">Configurar </text:span><text:span text:style-name="T13">a rede para a NIC eth0. Execu</text:span><text:span text:style-name="T18">t</text:span><text:span text:style-name="T13">ar nunha consola:</text:span></text:p>
                  <text:p text:style-name="P149"><text:span text:style-name="T31">$ </text:span><text:span text:style-name="T32">setxkbmap es </text:span><text:span text:style-name="T26">#Configurar teclado en español</text:span></text:p>
                  <text:list>
                    <text:list-item>
                      <text:list>
                        <text:list-header>
                          <text:p text:style-name="P150"><text:span text:style-name="T30">$ </text:span><text:span text:style-name="T35">sudo su - </text:span><text:span text:style-name="T29">#Acceder á consola de root(administrador) a través dos permisos configurados co comando sudo (/etc/sudoers, visudo)</text:span><text:span text:style-name="T35"> </text:span><text:span text:style-name="T27"><text:s/></text:span></text:p>
                          <text:list>
                            <text:list-header>
                              <text:p text:style-name="P106"><text:span text:style-name="T41"># </text:span><text:span text:style-name="T47">/etc/init.d/avahi-daemon stop</text:span><text:span text:style-name="T90"> #Parar o demo avahi-daemon(control resolución de nomes) para poder configurar de forma manual a configuración de rede e non ter conflicto con este demo.</text:span></text:p>
                              <text:p text:style-name="P106"><text:span text:style-name="T41"># </text:span><text:span text:style-name="T47">/etc/init.d/network-manager stop || pkill NetworkManager </text:span><text:span text:style-name="T90">#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107"><text:soft-page-break/><text:span text:style-name="T41"># ip </text:span><text:span text:style-name="T44">addr</text:span><text:span text:style-name="T41"> </text:span><text:span text:style-name="T42">show eth0</text:span><text:span text:style-name="T41"> </text:span><text:span text:style-name="T85">#</text:span><text:span text:style-name="T86">Amosar info</text:span><text:span text:style-name="T87">rmación</text:span><text:span text:style-name="T86"> sobre a NIC eth0. </text:span></text:p>
                              <text:p text:style-name="P106"><text:span text:style-name="T48"># </text:span><text:span text:style-name="T47">ip addr add </text:span><text:span text:style-name="T48">10.10.10.10</text:span><text:span text:style-name="T47">/</text:span><text:span text:style-name="T48">8</text:span><text:span text:style-name="T47"> dev eth0 </text:span><text:span text:style-name="T90">#Configurar a tarxeta de rede eth0, coa IP: </text:span><text:span text:style-name="T96">10.10.10.10</text:span><text:span text:style-name="T90"> e máscara de subrede: 255.</text:span><text:span text:style-name="T96">0</text:span><text:span text:style-name="T90">.</text:span><text:span text:style-name="T96">0</text:span><text:span text:style-name="T90">.0</text:span></text:p>
                              <text:p text:style-name="P107"><text:span text:style-name="T85">#</text:span><text:span text:style-name="T41"> ip </text:span><text:span text:style-name="T44">addr</text:span><text:span text:style-name="T41"> </text:span><text:span text:style-name="T42">show eth0</text:span><text:span text:style-name="T41"> </text:span><text:span text:style-name="T85">#</text:span><text:span text:style-name="T86">Amosar info</text:span><text:span text:style-name="T87">rmación</text:span><text:span text:style-name="T86"> sobre a NIC eth0. </text:span></text:p>
                              <text:p text:style-name="P139"><text:s text:c="117"/></text:p>
                            </text:list-header>
                          </text:list>
                        </text:list-header>
                      </text:list>
                    </text:list-item>
                  </text:list>
                </text:list-item>
                <text:list-item>
                  <text:p text:style-name="P86"><text:span text:style-name="T16">Editar os ficheiros de configuración d</text:span><text:span text:style-name="T12">o servidor DHCP </text:span><text:span text:style-name="T8">isc-dhcp-server [</text:span><text:span text:style-name="T15">2</text:span><text:span text:style-name="T8">][</text:span><text:span text:style-name="T15">3</text:span><text:span text:style-name="T8">] </text:span><text:span text:style-name="T12">para conceder </text:span><text:span text:style-name="T16">a </text:span><text:span text:style-name="T12">configuración de rede </text:span><text:span text:style-name="T16">aos hosts do alumnado</text:span><text:span text:style-name="T12">.</text:span><text:span text:style-name="T2"> Executar nunha consola:</text:span></text:p>
                  <text:list>
                    <text:list-item>
                      <text:list>
                        <text:list-item>
                          <text:list>
                            <text:list-header>
                              <text:p text:style-name="P115"><text:span text:style-name="T41"># </text:span><text:span text:style-name="T49">sed -i </text:span><text:span text:style-name="T152">‘</text:span><text:span text:style-name="T49">s/INTERFACES</text:span><text:span text:style-name="T53">v4</text:span><text:span text:style-name="T49">=</text:span><text:span text:style-name="T153">””</text:span><text:span text:style-name="T49">/INTERFACES</text:span><text:span text:style-name="T53">v4</text:span><text:span text:style-name="T49">=</text:span><text:span text:style-name="T153">”</text:span><text:span text:style-name="T49">eth0</text:span><text:span text:style-name="T153">”</text:span><text:span text:style-name="T49">/</text:span><text:span text:style-name="T152">‘</text:span><text:span text:style-name="T49"> /etc/default/isc-dhcp-</text:span><text:span text:style-name="T50">server</text:span><text:span text:style-name="T90"> #Cambiar a directiva </text:span><text:span text:style-name="T97">INTERFACES</text:span><text:span text:style-name="T90">. Esta directiva permítenos </text:span><text:span text:style-name="T97">indicar as interfaces de rede que estarán á escoita para o servizo DHCP.</text:span><text:span text:style-name="T90"> <text:s text:c="119"/></text:span></text:p>
                              <text:p text:style-name="P141"><text:span text:style-name="T137"># </text:span><text:span text:style-name="T138">echo -e </text:span><text:span text:style-name="T159">‘</text:span><text:span text:style-name="T138">#Taller-SR-Práctica</text:span><text:span text:style-name="T146">4</text:span></text:p>
                              <text:p text:style-name="P142"><text:span text:style-name="T138">subnet </text:span><text:span text:style-name="T139">10.</text:span><text:span text:style-name="T142">0</text:span><text:span text:style-name="T139">.</text:span><text:span text:style-name="T142">0</text:span><text:span text:style-name="T139">.0</text:span><text:span text:style-name="T138"> netmask 255.</text:span><text:span text:style-name="T139">0</text:span><text:span text:style-name="T138">.</text:span><text:span text:style-name="T139">0</text:span><text:span text:style-name="T138">.0 {</text:span></text:p>
                              <text:p text:style-name="P151"><text:span text:style-name="T138"><text:s text:c="3"/>range </text:span><text:span text:style-name="T139">10.10.10.100 10.10.10.120</text:span><text:span text:style-name="T138">;</text:span></text:p>
                              <text:p text:style-name="P152"><text:span text:style-name="T138"><text:s text:c="3"/>}</text:span><text:span text:style-name="T159">‘</text:span><text:span text:style-name="T138"> &gt;&gt; /</text:span><text:span text:style-name="T140">etc/dhcp/dhcpd.conf </text:span><text:span text:style-name="T115">#Engadir o rango de concesión de IPs da rede 10.0.0.0/8</text:span></text:p>
                            </text:list-header>
                          </text:list>
                        </text:list-item>
                      </text:list>
                    </text:list-item>
                  </text:list>
                </text:list-item>
                <text:list-item>
                  <text:p text:style-name="P86"><text:span text:style-name="T2"><text:s/></text:span><text:span text:style-name="T17">Arrancar o servizo DHCP</text:span></text:p>
                  <text:list>
                    <text:list-item>
                      <text:list>
                        <text:list-item>
                          <text:list>
                            <text:list-header>
                              <text:p text:style-name="P145"><text:span text:style-name="T137"># </text:span><text:span text:style-name="T138">/</text:span><text:span text:style-name="T141">etc/init.d/isc-dhcp-server start </text:span><text:span text:style-name="T113">#Arrancar o servidor DHCP</text:span></text:p>
                            </text:list-header>
                          </text:list>
                        </text:list-item>
                      </text:list>
                    </text:list-item>
                  </text:list>
                </text:list-item>
                <text:list-item>
                  <text:p text:style-name="P86"><text:span text:style-name="T2"><text:s/></text:span><text:span text:style-name="T17">Comprobar o estado do servizo DHCP</text:span></text:p>
                  <text:list>
                    <text:list-item>
                      <text:list>
                        <text:list-item>
                          <text:list>
                            <text:list-header>
                              <text:p text:style-name="P138"><text:span text:style-name="T148"># </text:span><text:span text:style-name="T149">/</text:span><text:span text:style-name="T150">etc/init.d/isc-dhcp-server </text:span><text:span text:style-name="T151">status</text:span><text:span text:style-name="T113"> #</text:span><text:span text:style-name="T114">Comproba o estado do servidor. Agora debe estar arrancado.</text:span></text:p>
                            </text:list-header>
                          </text:list>
                        </text:list-item>
                      </text:list>
                    </text:list-item>
                  </text:list>
                </text:list-item>
                <text:list-item>
                  <text:p text:style-name="P39"><draw:frame text:anchor-type="paragraph" draw:z-index="11" draw:name="Forma3_1" draw:style-name="gr3" draw:text-style-name="P214" svg:width="0.477cm" svg:height="0.479cm" svg:x="8.32cm" svg:y="-0.034cm"><draw:text-box><text:p/></draw:text-box></draw:frame>Avisar ao docente para a revisión <text:s text:c="6"/><text:span text:style-name="T120">1 </text:span><text:span text:style-name="T119"><text:s/></text:span><text:s text:c="7"/></text:p>
                  <text:list>
                    <text:list-item>
                      <text:list>
                        <text:list-item>
                          <text:list>
                            <text:list-header>
                              <text:p text:style-name="P146"/>
                            </text:list-header>
                          </text:list>
                        </text:list-item>
                      </text:list>
                    </text:list-item>
                  </text:list>
                </text:list-item>
              </text:list>
            </text:list-item>
          </text:list>
        </text:list-item>
        <text:list-item>
          <text:p text:style-name="P40">Hosts alumnado:</text:p>
          <text:list>
            <text:list-item>
              <text:p text:style-name="P40">Crear unha máquina virtual en cada equipo do alumnado coas seguintes características <text:span text:style-name="T147">(ver escenario)</text:span>:</text:p>
            </text:list-item>
          </text:list>
        </text:list-item>
      </text:list>
      <text:list xml:id="list1966310453" text:style-name="L4">
        <text:list-item>
          <text:list>
            <text:list-item>
              <text:list>
                <text:list-item>
                  <text:p text:style-name="P154">RAM ≥ 2048MB</text:p>
                </text:list-item>
                <text:list-item>
                  <text:p text:style-name="P154">CPU ≥ 2</text:p>
                </text:list-item>
                <text:list-item>
                  <text:p text:style-name="P154">PAE/NX habilitado</text:p>
                </text:list-item>
                <text:list-item>
                  <text:p text:style-name="P155">Rede: Soamente unha tarxeta activada en modo bridge (ponte). <text:span text:style-name="T240">Escoller a NIC correspondente ao adaptador USB-RJ45</text:span></text:p>
                </text:list-item>
                <text:list-item>
                  <text:p text:style-name="P154">ISO: Kali Live amd64</text:p>
                </text:list-item>
                <text:list-item>
                  <text:p text:style-name="P154">Nome: Practica1-Cliente-DHCP</text:p>
                </text:list-item>
              </text:list>
            </text:list-item>
          </text:list>
        </text:list-item>
      </text:list>
      <text:list xml:id="list183703249527082" text:continue-list="list708981852" text:style-name="L3">
        <text:list-item>
          <text:list>
            <text:list-item>
              <text:p text:style-name="P41">A<text:span text:style-name="T130">rrancar a máquina virtual.</text:span></text:p>
              <text:list>
                <text:list-header>
                  <text:p text:style-name="P101"/>
                </text:list-header>
              </text:list>
            </text:list-item>
          </text:list>
        </text:list-item>
        <text:list-item>
          <text:p text:style-name="P43">Hosts alumnado:</text:p>
          <text:list>
            <text:list-item>
              <text:p text:style-name="P44">Solicitar a configuración de rede. <text:span text:style-name="T131">Abrir unha consola e executar:</text:span></text:p>
              <text:list>
                <text:list-header>
                  <text:p text:style-name="P95">$ <text:span text:style-name="T78">setxkbmap es </text:span><text:span text:style-name="T79">#Configurar teclado en español</text:span></text:p>
                  <text:p text:style-name="P98">$ <text:span text:style-name="T40">sudo su - </text:span><text:span text:style-name="T84">#Acceder á consola de root(administrador) a través dos permisos configurados co comando sudo (/etc/sudoers, visudo)</text:span><text:span text:style-name="T40"> </text:span></text:p>
                  <text:list>
                    <text:list-item>
                      <text:list>
                        <text:list-item>
                          <text:list>
                            <text:list-header>
                              <text:p text:style-name="P108"><text:span text:style-name="T41"># </text:span><text:span text:style-name="T47">/etc/init.d/avahi-daemon stop</text:span><text:span text:style-name="T90"> #Parar o demo avahi-daemon(control resolución de nomes) para poder configurar de forma manual a configuración de rede e non ter conflicto con este demo.</text:span></text:p>
                              <text:p text:style-name="P109"><text:span text:style-name="T41"># </text:span><text:span text:style-name="T47">/etc/init.d/network-manager stop || pkill NetworkManager </text:span><text:span text:style-name="T90">#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110"><text:span text:style-name="T41"># ip </text:span><text:span text:style-name="T44">addr</text:span><text:span text:style-name="T41"> </text:span><text:span text:style-name="T42">show eth0</text:span><text:span text:style-name="T41"> </text:span><text:span text:style-name="T85">#</text:span><text:span text:style-name="T86">Amosar info</text:span><text:span text:style-name="T87">rmación</text:span><text:span text:style-name="T86"> sobre a NIC eth0. </text:span></text:p>
                              <text:p text:style-name="P120"><text:span text:style-name="T43"># </text:span><text:span text:style-name="T39">dhclient -v eth0</text:span><text:span text:style-name="T83"> #Solicitar configuración de rede para a NIC eth0 </text:span><text:span text:style-name="T94">a un servidor DHCP.</text:span></text:p>
                              <text:p text:style-name="P108"><text:span text:style-name="T41"># ip </text:span><text:span text:style-name="T44">addr</text:span><text:span text:style-name="T41"> </text:span><text:span text:style-name="T42">show eth0</text:span><text:span text:style-name="T85"> #</text:span><text:span text:style-name="T86">Amosar info</text:span><text:span text:style-name="T87">rmación</text:span><text:span text:style-name="T86"> sobre a NIC eth0.</text:span></text:p>
                              <text:p text:style-name="P131"># </text:p>
                            </text:list-header>
                          </text:list>
                        </text:list-item>
                      </text:list>
                    </text:list-item>
                  </text:list>
                </text:list-header>
              </text:list>
            </text:list-item>
            <text:list-item>
              <text:p text:style-name="P42"><draw:frame text:anchor-type="paragraph" draw:z-index="10" draw:name="Forma3_4" draw:style-name="gr3" draw:text-style-name="P214" svg:width="0.477cm" svg:height="0.479cm" svg:x="7.495cm" svg:y="-0.007cm"><draw:text-box><text:p/></draw:text-box></draw:frame><text:span text:style-name="T130">A</text:span>visar ao docente para revisión. <text:s text:c="6"/><text:span text:style-name="T121">2</text:span><text:span text:style-name="T119"> </text:span><text:s text:c="2"/></text:p>
            </text:list-item>
          </text:list>
        </text:list-item>
      </text:list>
      <text:p text:style-name="P17"/>
      <text:p text:style-name="P19"/>
      <text:list xml:id="list183701931830643" text:continue-numbering="true" text:style-name="L3">
        <text:list-item>
          <text:p text:style-name="P89">Modificar a configuración do servidor DHCP:</text:p>
          <text:list>
            <text:list-item>
              <text:p text:style-name="P45">Directiva <text:a xlink:type="simple" xlink:href="https://www.fpgenred.es/DHCP/pool.html" text:style-name="Internet_20_link" text:visited-style-name="Visited_20_Internet_20_Link"><text:span text:style-name="T208">pool</text:span></text:a><text:span text:style-name="T208"> e </text:span><text:a xlink:type="simple" xlink:href="https://www.fpgenred.es/DHCP/listas_de_permisos.html" text:style-name="Internet_20_link" text:visited-style-name="Visited_20_Internet_20_Link"><text:span text:style-name="T208">lista de permisos deny</text:span></text:a>: Especificar <text:span text:style-name="T208">ao </text:span><text:span text:style-name="T180">pool</text:span><text:span text:style-name="T208"> a denegación da concesión da configuración de rede se se cumpre unha das condicións </text:span><text:span text:style-name="T180">deny</text:span>.</text:p>
              <text:list>
                <text:list-item>
                  <text:p text:style-name="P48">Portátil: Executar nunha consola,</text:p>
                  <text:list>
                    <text:list-item>
                      <text:list>
                        <text:list-item>
                          <text:list>
                            <text:list-header>
                              <text:p text:style-name="P158"><text:span text:style-name="T41">#</text:span><text:span text:style-name="T213"> </text:span><text:span text:style-name="T47">A=$(grep -n </text:span><text:span text:style-name="T51">range</text:span><text:span text:style-name="T47"> /etc/</text:span><text:span text:style-name="T51">dhcp/dhcpd</text:span><text:span text:style-name="T47">.conf | cut -d':' -f1 | xargs | </text:span><text:span text:style-name="T51">\ <text:s text:c="11"/></text:span><text:span text:style-name="T47">awk '{print $NF}') </text:span><text:span text:style-name="T98">#Atopar a liña onde aparece o patrón buscado (</text:span><text:span text:style-name="T99">range</text:span><text:span text:style-name="T98">) no ficheiro </text:span><text:span text:style-name="T99">de configuración </text:span><text:span text:style-name="T98">/etc/</text:span><text:span text:style-name="T99">dhcp/dhcpd.conf </text:span><text:span text:style-name="T98">e gardalo na variable A</text:span></text:p>
                              <text:p text:style-name="P159"><text:span text:style-name="T52">#</text:span><text:span text:style-name="T214"> </text:span><text:span text:style-name="T47">sed -i </text:span><text:span text:style-name="T154">“</text:span><text:span text:style-name="T47">${A}</text:span><text:span text:style-name="T67">s/.*/</text:span><text:span text:style-name="T59">pool{</text:span><text:span text:style-name="T65">\n</text:span><text:span text:style-name="T59">deny all clients;</text:span><text:span text:style-name="T65">\n</text:span><text:span text:style-name="T59">range 10.10.10.1</text:span><text:span text:style-name="T68">00</text:span><text:span text:style-name="T59"> 10.10.10.</text:span><text:span text:style-name="T68">120</text:span><text:span text:style-name="T66">;</text:span><text:span text:style-name="T69">\</text:span><text:span text:style-name="T65">n</text:span><text:span text:style-name="T59">}/</text:span><text:span text:style-name="T155">” </text:span><text:span text:style-name="T158">\</text:span><text:span text:style-name="T155"> </text:span><text:span text:style-name="T47">/etc/</text:span><text:span text:style-name="T51">dhcp/dhcpd.conf</text:span><text:span text:style-name="T47"> </text:span><text:span text:style-name="T90">#</text:span><text:span text:style-name="T99">Engadir </text:span><text:span text:style-name="T105">ao arquivo de configuración /etc/dhcp/dhcpd.conf, dentro da subnet 10.0.0.0, o pool que denega a todos os clientes a obter a configuración de rede desta subnet</text:span></text:p>
                              <text:p text:style-name="P160"><text:span text:style-name="T54">#</text:span><text:span text:style-name="T215"> </text:span><text:span text:style-name="T55">/</text:span><text:span text:style-name="T56">etc/init.d/isc-dhcp-server </text:span><text:span text:style-name="T57">re</text:span><text:span text:style-name="T56">start </text:span><text:span text:style-name="T100">#</text:span><text:span text:style-name="T101">Reniciar</text:span><text:span text:style-name="T100"> o servidor DHCP</text:span></text:p>
                            </text:list-header>
                          </text:list>
                        </text:list-item>
                      </text:list>
                    </text:list-item>
                  </text:list>
                </text:list-item>
                <text:list-item>
                  <text:p text:style-name="P52">Hosts alumnado: Executar nunha consola,</text:p>
                  <text:list>
                    <text:list-item>
                      <text:list>
                        <text:list-item>
                          <text:list>
                            <text:list-header>
                              <text:p text:style-name="P111"><text:span text:style-name="T41"># ip </text:span><text:span text:style-name="T44">addr</text:span><text:span text:style-name="T41"> </text:span><text:span text:style-name="T42">show eth0</text:span><text:span text:style-name="T41"> </text:span><text:span text:style-name="T85">#</text:span><text:span text:style-name="T86">Amosar info</text:span><text:span text:style-name="T87">rmación</text:span><text:span text:style-name="T86"> sobre a NIC eth0. </text:span></text:p>
                              <text:p text:style-name="P121"><text:span text:style-name="T43"># </text:span><text:span text:style-name="T39">dhclient -v eth0</text:span><text:span text:style-name="T83"> #Solicitar configuración de rede para a NIC eth0 </text:span><text:span text:style-name="T94">a un servidor DHCP.</text:span></text:p>
                              <text:p text:style-name="P136"><text:span text:style-name="T74"># ip </text:span><text:span text:style-name="T75">addr</text:span><text:span text:style-name="T74"> </text:span><text:span text:style-name="T76">show eth0</text:span><text:span text:style-name="T74"> </text:span><text:span text:style-name="T85">#</text:span><text:span text:style-name="T86">Amosar info</text:span><text:span text:style-name="T87">rmación</text:span><text:span text:style-name="T86"> sobre a NIC eth0.</text:span></text:p>
                            </text:list-header>
                          </text:list>
                        </text:list-item>
                      </text:list>
                    </text:list-item>
                  </text:list>
                  <text:p text:style-name="P57">Que acontece? Sodes quen de recibir a configuración de rede? Por que?</text:p>
                  <text:p text:style-name="P59"><draw:frame text:anchor-type="paragraph" draw:z-index="16" draw:name="Forma3_7" draw:style-name="gr3" draw:text-style-name="P214" svg:width="0.477cm" svg:height="0.479cm" svg:x="8.162cm" svg:y="-0.034cm"><draw:text-box><text:p/></draw:text-box></draw:frame>Avisar ao docente para revisión. <text:s text:c="6"/><text:span text:style-name="T121">3</text:span><text:span text:style-name="T119"> </text:span><text:s/></text:p>
                  <text:p text:style-name="P71"/>
                </text:list-item>
              </text:list>
            </text:list-item>
            <text:list-item>
              <text:p text:style-name="P46">Directiva <text:a xlink:type="simple" xlink:href="https://www.fpgenred.es/DHCP/pool.html" text:style-name="Internet_20_link" text:visited-style-name="Visited_20_Internet_20_Link"><text:span text:style-name="T208">pool</text:span></text:a><text:span text:style-name="T208"> e </text:span><text:a xlink:type="simple" xlink:href="https://www.fpgenred.es/DHCP/listas_de_permisos.html" text:style-name="Internet_20_link" text:visited-style-name="Visited_20_Internet_20_Link"><text:span text:style-name="T209">lista de permisos allow</text:span></text:a>: Especificar <text:span text:style-name="T208">ao </text:span><text:span text:style-name="T180">pool</text:span><text:span text:style-name="T208"> a </text:span><text:span text:style-name="T209">obtención</text:span><text:span text:style-name="T208"> da concesión da configuración de rede se se cumpre unha das condicións </text:span><text:span text:style-name="T180">allow</text:span>.</text:p>
              <text:list>
                <text:list-item>
                  <text:p text:style-name="P49">Portátil: Executar nunha consola,</text:p>
                  <text:list>
                    <text:list-item>
                      <text:list>
                        <text:list-item>
                          <text:list>
                            <text:list-header>
                              <text:p text:style-name="P116"><text:span text:style-name="T41"># </text:span><text:span text:style-name="T47">A=$(grep -n </text:span><text:span text:style-name="T60">d</text:span><text:span text:style-name="T61">eny</text:span><text:span text:style-name="T47"> /etc/</text:span><text:span text:style-name="T51">dhcp/dhcpd</text:span><text:span text:style-name="T47">.conf | cut -d':' -f1 | xargs | </text:span><text:span text:style-name="T51">\</text:span></text:p>
                              <text:p text:style-name="P116"><text:span text:style-name="T47">awk '{print $NF}') </text:span><text:span text:style-name="T98">#Atopar a liña onde aparece o patrón buscado (</text:span><text:span text:style-name="T106">deny</text:span><text:span text:style-name="T98">) no ficheiro </text:span><text:span text:style-name="T99">de configuración </text:span><text:span text:style-name="T98">/etc/</text:span><text:span text:style-name="T99">dhcp/dhcpd.conf </text:span><text:span text:style-name="T98">e gardalo na variable A</text:span></text:p>
                              <text:p text:style-name="P116"><text:span text:style-name="T52"># </text:span><text:span text:style-name="T47">sed -i </text:span><text:span text:style-name="T154">“</text:span><text:span text:style-name="T47">${A}</text:span><text:span text:style-name="T60">s/deny/allow</text:span><text:span text:style-name="T59">/</text:span><text:span text:style-name="T157">”</text:span><text:span text:style-name="T59"> /</text:span><text:span text:style-name="T47">etc/</text:span><text:span text:style-name="T51">dhcp/dhcpd.conf</text:span><text:span text:style-name="T47"> </text:span><text:span text:style-name="T90">#</text:span><text:span text:style-name="T106">Modificar n</text:span><text:span text:style-name="T105">o arquivo de configuración /etc/dhcp/dhcpd.conf, dentro da subnet 10.0.0.0 o pool que denega a todos os clientes a obter a configuración de rede desta subnet </text:span><text:span text:style-name="T106">para permitir que calquera cliente poida obter a configuración de rede desta subnet</text:span></text:p>
                              <text:p text:style-name="P123"><text:span text:style-name="T54"># </text:span><text:span text:style-name="T55">/</text:span><text:span text:style-name="T56">etc/init.d/isc-dhcp-server </text:span><text:span text:style-name="T57">re</text:span><text:span text:style-name="T56">start </text:span><text:span text:style-name="T100">#</text:span><text:span text:style-name="T101">Reniciar</text:span><text:span text:style-name="T100"> o servidor DHCP</text:span></text:p>
                            </text:list-header>
                          </text:list>
                        </text:list-item>
                      </text:list>
                    </text:list-item>
                  </text:list>
                </text:list-item>
                <text:list-item>
                  <text:p text:style-name="P53">Hosts alumnado: Executar nunha consola,</text:p>
                  <text:list>
                    <text:list-item>
                      <text:list>
                        <text:list-item>
                          <text:list>
                            <text:list-header>
                              <text:p text:style-name="P112"><text:span text:style-name="T41"># ip </text:span><text:span text:style-name="T44">addr</text:span><text:span text:style-name="T41"> </text:span><text:span text:style-name="T42">show eth0</text:span><text:span text:style-name="T41"> </text:span><text:span text:style-name="T85">#</text:span><text:span text:style-name="T86">Amosar info</text:span><text:span text:style-name="T87">rmación</text:span><text:span text:style-name="T86"> sobre a NIC eth0. </text:span></text:p>
                              <text:p text:style-name="P122"><text:span text:style-name="T43"># </text:span><text:span text:style-name="T39">dhclient -v eth0</text:span><text:span text:style-name="T83"> #Solicitar configuración de rede para a NIC eth0 </text:span><text:span text:style-name="T94">a un servidor DHCP.</text:span></text:p>
                              <text:p text:style-name="P137"><text:span text:style-name="T74"># ip </text:span><text:span text:style-name="T75">addr</text:span><text:span text:style-name="T74"> </text:span><text:span text:style-name="T76">show eth0</text:span><text:span text:style-name="T74"> </text:span><text:span text:style-name="T85">#</text:span><text:span text:style-name="T86">Amosar info</text:span><text:span text:style-name="T87">rmación</text:span><text:span text:style-name="T86"> sobre a NIC eth0.</text:span></text:p>
                            </text:list-header>
                          </text:list>
                        </text:list-item>
                      </text:list>
                    </text:list-item>
                  </text:list>
                  <text:p text:style-name="P58">Que acontece? Sodes quen de recibir a configuración de rede? Por que?</text:p>
                  <text:p text:style-name="P59"><draw:frame text:anchor-type="paragraph" draw:z-index="17" draw:name="Forma3_8" draw:style-name="gr3" draw:text-style-name="P214" svg:width="0.477cm" svg:height="0.479cm" svg:x="8.162cm" svg:y="-0.034cm"><draw:text-box><text:p/></draw:text-box></draw:frame>Avisar ao docente para revisión. <text:s text:c="6"/><text:span text:style-name="T121">4</text:span><text:span text:style-name="T119"> </text:span></text:p>
                  <text:p text:style-name="P72"/>
                </text:list-item>
              </text:list>
            </text:list-item>
            <text:list-item>
              <text:p text:style-name="P47">Directiva <text:a xlink:type="simple" xlink:href="https://www.fpgenred.es/DHCP/pool.html" text:style-name="Internet_20_link" text:visited-style-name="Visited_20_Internet_20_Link"><text:span text:style-name="T208">pool</text:span></text:a><text:span text:style-name="T208"> e </text:span><text:a xlink:type="simple" xlink:href="https://www.fpgenred.es/DHCP/listas_de_permisos.html" text:style-name="Internet_20_link" text:visited-style-name="Visited_20_Internet_20_Link"><text:span text:style-name="T209">lista de permisos </text:span></text:a><text:a xlink:type="simple" xlink:href="https://www.fpgenred.es/DHCP/listas_de_permisos.html" text:style-name="Internet_20_link" text:visited-style-name="Visited_20_Internet_20_Link"><text:span text:style-name="T210">deny e </text:span></text:a><text:a xlink:type="simple" xlink:href="https://www.fpgenred.es/DHCP/listas_de_permisos.html" text:style-name="Internet_20_link" text:visited-style-name="Visited_20_Internet_20_Link"><text:span text:style-name="T209">allow</text:span></text:a>: Especificar <text:span text:style-name="T210">un </text:span><text:span text:style-name="T180">pool</text:span><text:span text:style-name="T210"> de denegación e outro de obtención.</text:span></text:p>
              <text:list>
                <text:list-item>
                  <text:p text:style-name="P50">Portátil: Executar nunha consola,</text:p>
                  <text:list>
                    <text:list-item>
                      <text:list>
                        <text:list-item>
                          <text:list>
                            <text:list-header>
                              <text:p text:style-name="P117"><text:span text:style-name="T41"># </text:span><text:span text:style-name="T47">A=$(grep -n </text:span><text:span text:style-name="T61">pool</text:span><text:span text:style-name="T47"> /etc/</text:span><text:span text:style-name="T51">dhcp/dhcpd</text:span><text:span text:style-name="T47">.conf | cut -d':' -f1 | xargs | </text:span><text:span text:style-name="T51">\</text:span></text:p>
                              <text:p text:style-name="P117"><text:span text:style-name="T47">awk '{print $NF}') </text:span><text:span text:style-name="T98">#Atopar a liña onde aparece o patrón buscado (</text:span><text:span text:style-name="T107">pool</text:span><text:span text:style-name="T98">) no ficheiro </text:span><text:span text:style-name="T99">de configuración </text:span><text:span text:style-name="T98">/etc/</text:span><text:span text:style-name="T99">dhcp/dhcpd.conf </text:span><text:span text:style-name="T98">e gardalo na variable A</text:span></text:p>
                              <text:p text:style-name="P117"><text:span text:style-name="T52"># </text:span><text:span text:style-name="T47">sed -i </text:span><text:span text:style-name="T154">“</text:span><text:span text:style-name="T47">${A},</text:span><text:span text:style-name="T61">$((${A}+</text:span><text:span text:style-name="T64">4</text:span><text:span text:style-name="T61">))d</text:span><text:span text:style-name="T156">”</text:span><text:span text:style-name="T59"> /</text:span><text:span text:style-name="T47">etc/</text:span><text:span text:style-name="T51">dhcp/dhcpd.conf</text:span><text:span text:style-name="T47"> </text:span><text:span text:style-name="T90">#</text:span><text:span text:style-name="T108">Eliminar o pool do arquivo de configuración </text:span><text:span text:style-name="T105">/etc/dhcp/dhcpd.conf</text:span></text:p>
                              <text:p text:style-name="P124"><text:span text:style-name="T54"># </text:span><text:span text:style-name="T55">echo -e </text:span><text:span text:style-name="T152">‘</text:span><text:span text:style-name="T64">pool</text:span><text:span text:style-name="T62"> {</text:span></text:p>
                              <text:p text:style-name="P132">deny all clients;</text:p>
                              <text:p text:style-name="P153"><text:span text:style-name="T197"><text:s text:c="3"/></text:span><text:span text:style-name="T211">range 10.10.10.100 10.10.10.120;</text:span></text:p>
                              <text:p text:style-name="P153"><text:span text:style-name="T197"><text:s text:c="3"/></text:span><text:span text:style-name="T211">}</text:span></text:p>
                              <text:p text:style-name="P132">po<text:span text:style-name="T216">o</text:span>l {</text:p>
                              <text:p text:style-name="P132">allow all clients;</text:p>
                              <text:p text:style-name="P132">range 10.10.10.200 10.10.10.220;</text:p>
                              <text:p text:style-name="P133">}</text:p>
                              <text:p text:style-name="P125"><text:span text:style-name="T62">}</text:span><text:span text:style-name="T155">’ &gt;&gt; </text:span><text:span text:style-name="T47">/etc/</text:span><text:span text:style-name="T51">dhcp/dhcpd.conf</text:span><text:span text:style-name="T47"> </text:span><text:span text:style-name="T90">#</text:span><text:span text:style-name="T99">Engadir </text:span><text:span text:style-name="T109">o</text:span><text:span text:style-name="T110">s</text:span><text:span text:style-name="T109"> bloque</text:span><text:span text:style-name="T110">s</text:span><text:span text:style-name="T109"> </text:span><text:span text:style-name="T110">pool </text:span><text:span text:style-name="T109">coa súa correspondente configuración </text:span><text:span text:style-name="T102">ao final d</text:span><text:span text:style-name="T103">o</text:span><text:span text:style-name="T99"> arquivo de configuración /etc/dhcp/dhcpd.conf</text:span></text:p>
                              <text:p text:style-name="P124"><text:span text:style-name="T63">#</text:span><text:span text:style-name="T54"> </text:span><text:span text:style-name="T55">/</text:span><text:span text:style-name="T56">etc/init.d/isc-dhcp-server </text:span><text:span text:style-name="T57">re</text:span><text:span text:style-name="T56">start </text:span><text:span text:style-name="T100">#</text:span><text:span text:style-name="T101">Reniciar</text:span><text:span text:style-name="T100"> o servidor DHCP</text:span></text:p>
                              <text:p text:style-name="P140"/>
                            </text:list-header>
                          </text:list>
                        </text:list-item>
                      </text:list>
                    </text:list-item>
                  </text:list>
                </text:list-item>
                <text:list-item>
                  <text:p text:style-name="P156"><text:soft-page-break/>Hosts alumnado: </text:p>
                  <text:p text:style-name="P157"/>
                  <text:list>
                    <text:list-item>
                      <text:p text:style-name="P54">Executar nunha consola,</text:p>
                      <text:p text:style-name="P54"><text:span text:style-name="T171"># ip </text:span><text:span text:style-name="T173">addr</text:span><text:span text:style-name="T171"> </text:span><text:span text:style-name="T172">show eth0</text:span><text:span text:style-name="T171"> </text:span><text:span text:style-name="T185">#</text:span><text:span text:style-name="T186">Amosar info</text:span><text:span text:style-name="T187">rmación</text:span><text:span text:style-name="T186"> sobre a NIC eth0. </text:span></text:p>
                      <text:p text:style-name="P54"><text:span text:style-name="T174"># </text:span><text:span text:style-name="T175">dhclient -v eth0</text:span><text:span text:style-name="T188"> #Solicitar configuración de rede para a NIC eth0 </text:span><text:span text:style-name="T189">a un servidor DHCP.</text:span></text:p>
                      <text:p text:style-name="P54"><text:span text:style-name="T176"># ip </text:span><text:span text:style-name="T177">addr</text:span><text:span text:style-name="T176"> </text:span><text:span text:style-name="T178">show eth0</text:span><text:span text:style-name="T176"> </text:span><text:span text:style-name="T190">#</text:span><text:span text:style-name="T191">Amosar info</text:span><text:span text:style-name="T192">rmación</text:span><text:span text:style-name="T191"> sobre a NIC eth0.</text:span></text:p>
                    </text:list-item>
                    <text:list-item>
                      <text:p text:style-name="P61">Indica cal é a configuración de rede que reciben os hosts A, B e C:</text:p>
                    </text:list-item>
                  </text:list>
                </text:list-item>
              </text:list>
            </text:list-item>
          </text:list>
        </text:list-item>
      </text:list>
      <table:table table:name="Tabla1" table:style-name="Tabla1">
        <table:table-column table:style-name="Tabla1.A"/>
        <table:table-column table:style-name="Tabla1.B" table:number-columns-repeated="3"/>
        <table:table-column table:style-name="Tabla1.E"/>
        <table:table-row table:style-name="Tabla1.1">
          <table:table-cell table:style-name="Tabla1.A1" office:value-type="string">
            <text:list xml:id="list183703245820794" text:continue-numbering="true" text:style-name="L3">
              <text:list-header>
                <text:p text:style-name="P182">Host</text:p>
              </text:list-header>
            </text:list>
          </table:table-cell>
          <table:table-cell table:style-name="Tabla1.A1" office:value-type="string">
            <text:list xml:id="list183702178672682" text:continue-numbering="true" text:style-name="L3">
              <text:list-header>
                <text:p text:style-name="P185">IP</text:p>
              </text:list-header>
            </text:list>
          </table:table-cell>
          <table:table-cell table:style-name="Tabla1.A1" office:value-type="string">
            <text:list xml:id="list183702380932493" text:continue-numbering="true" text:style-name="L3">
              <text:list-header>
                <text:p text:style-name="P188">Máscara Subrede</text:p>
              </text:list-header>
            </text:list>
          </table:table-cell>
          <table:table-cell table:style-name="Tabla1.A1" office:value-type="string">
            <text:list xml:id="list183702627715643" text:continue-numbering="true" text:style-name="L3">
              <text:list-header>
                <text:p text:style-name="P188">Gateway</text:p>
              </text:list-header>
            </text:list>
          </table:table-cell>
          <table:table-cell table:style-name="Tabla1.E1" office:value-type="string">
            <text:list xml:id="list183703716431755" text:continue-numbering="true" text:style-name="L3">
              <text:list-header>
                <text:p text:style-name="P189"><text:span text:style-name="T217">Servidores</text:span> <text:s text:c="7"/><text:span text:style-name="T217">DNS</text:span></text:p>
              </text:list-header>
            </text:list>
          </table:table-cell>
        </table:table-row>
        <table:table-row table:style-name="Tabla1.2">
          <table:table-cell table:style-name="Tabla1.A2" office:value-type="string">
            <text:list xml:id="list183702751372423" text:continue-numbering="true" text:style-name="L3">
              <text:list-header>
                <text:p text:style-name="P192">A</text:p>
              </text:list-header>
            </text:list>
          </table:table-cell>
          <table:table-cell table:style-name="Tabla1.B2" office:value-type="string">
            <text:list xml:id="list183703033393889" text:continue-numbering="true" text:style-name="L3">
              <text:list-header>
                <text:p text:style-name="P195"/>
              </text:list-header>
            </text:list>
          </table:table-cell>
          <table:table-cell table:style-name="Tabla1.C2">
            <text:list xml:id="list183703728756649" text:continue-numbering="true" text:style-name="L3">
              <text:list-header>
                <text:p text:style-name="P198"/>
              </text:list-header>
            </text:list>
          </table:table-cell>
          <table:table-cell table:style-name="Tabla1.C2">
            <text:list xml:id="list183703621508808" text:continue-numbering="true" text:style-name="L3">
              <text:list-header>
                <text:p text:style-name="P198"/>
              </text:list-header>
            </text:list>
          </table:table-cell>
          <table:table-cell table:style-name="Tabla1.E2">
            <text:list xml:id="list183703707163719" text:continue-numbering="true" text:style-name="L3">
              <text:list-header>
                <text:p text:style-name="P198"/>
              </text:list-header>
            </text:list>
          </table:table-cell>
        </table:table-row>
        <table:table-row table:style-name="Tabla1.2">
          <table:table-cell table:style-name="Tabla1.A3" office:value-type="string">
            <text:list xml:id="list183701978215369" text:continue-numbering="true" text:style-name="L3">
              <text:list-header>
                <text:p text:style-name="P192">B</text:p>
              </text:list-header>
            </text:list>
          </table:table-cell>
          <table:table-cell table:style-name="Tabla1.B3" office:value-type="string">
            <text:list xml:id="list183701907803496" text:continue-numbering="true" text:style-name="L3">
              <text:list-header>
                <text:p text:style-name="P195"/>
              </text:list-header>
            </text:list>
          </table:table-cell>
          <table:table-cell table:style-name="Tabla1.C3">
            <text:list xml:id="list183702383566611" text:continue-numbering="true" text:style-name="L3">
              <text:list-header>
                <text:p text:style-name="P198"/>
              </text:list-header>
            </text:list>
          </table:table-cell>
          <table:table-cell table:style-name="Tabla1.C3">
            <text:list xml:id="list183702344332505" text:continue-numbering="true" text:style-name="L3">
              <text:list-header>
                <text:p text:style-name="P198"/>
              </text:list-header>
            </text:list>
          </table:table-cell>
          <table:table-cell table:style-name="Tabla1.E3">
            <text:list xml:id="list183702231501567" text:continue-numbering="true" text:style-name="L3">
              <text:list-header>
                <text:p text:style-name="P198"/>
              </text:list-header>
            </text:list>
          </table:table-cell>
        </table:table-row>
        <table:table-row table:style-name="Tabla1.2">
          <table:table-cell table:style-name="Tabla1.A4" office:value-type="string">
            <text:list xml:id="list183703512221398" text:continue-numbering="true" text:style-name="L3">
              <text:list-header>
                <text:p text:style-name="P192">C</text:p>
              </text:list-header>
            </text:list>
          </table:table-cell>
          <table:table-cell table:style-name="Tabla1.B4" office:value-type="string">
            <text:list xml:id="list183702012927498" text:continue-numbering="true" text:style-name="L3">
              <text:list-header>
                <text:p text:style-name="P195"/>
              </text:list-header>
            </text:list>
          </table:table-cell>
          <table:table-cell table:style-name="Tabla1.C3">
            <text:list xml:id="list183703490677338" text:continue-numbering="true" text:style-name="L3">
              <text:list-header>
                <text:p text:style-name="P198"/>
              </text:list-header>
            </text:list>
          </table:table-cell>
          <table:table-cell table:style-name="Tabla1.C3">
            <text:list xml:id="list183703759205834" text:continue-numbering="true" text:style-name="L3">
              <text:list-header>
                <text:p text:style-name="P198"/>
              </text:list-header>
            </text:list>
          </table:table-cell>
          <table:table-cell table:style-name="Tabla1.E3">
            <text:list xml:id="list183703082985917" text:continue-numbering="true" text:style-name="L3">
              <text:list-header>
                <text:p text:style-name="P198"/>
              </text:list-header>
            </text:list>
          </table:table-cell>
        </table:table-row>
      </table:table>
      <text:list xml:id="list183703516049429" text:continue-numbering="true" text:style-name="L3">
        <text:list-item>
          <text:list>
            <text:list-item>
              <text:list>
                <text:list-item>
                  <text:list>
                    <text:list-header>
                      <text:p text:style-name="P161"><draw:frame text:anchor-type="paragraph" draw:z-index="14" draw:name="Forma3_5" draw:style-name="gr3" draw:text-style-name="P214" svg:width="0.477cm" svg:height="0.479cm" svg:x="8.828cm" svg:y="0.152cm"><draw:text-box><text:p/></draw:text-box></draw:frame>Avisar ao docente para revisión. <text:s text:c="7"/><text:span text:style-name="T121">5</text:span><text:span text:style-name="T119"> </text:span></text:p>
                    </text:list-header>
                  </text:list>
                </text:list-item>
              </text:list>
            </text:list-item>
          </text:list>
        </text:list-item>
      </text:list>
      <text:p text:style-name="P23"/>
      <text:list xml:id="list183702234684986" text:continue-numbering="true" text:style-name="L3">
        <text:list-item>
          <text:list>
            <text:list-item>
              <text:p text:style-name="P62"><text:span text:style-name="T195">Directiva</text:span><text:span text:style-name="T196">s</text:span><text:span text:style-name="T195"> </text:span><text:a xlink:type="simple" xlink:href="https://www.fpgenred.es/DHCP/host.html" text:style-name="Internet_20_link" text:visited-style-name="Visited_20_Internet_20_Link"><text:span text:style-name="T195">host</text:span></text:a><text:span text:style-name="T195">, </text:span><text:a xlink:type="simple" xlink:href="https://www.fpgenred.es/DHCP/hardware.html" text:style-name="Internet_20_link" text:visited-style-name="Visited_20_Internet_20_Link"><text:span text:style-name="T196">hardware</text:span></text:a><text:span text:style-name="T196">, </text:span><text:a xlink:type="simple" xlink:href="https://www.fpgenred.es/DHCP/fixedaddress.html" text:style-name="Internet_20_link" text:visited-style-name="Visited_20_Internet_20_Link"><text:span text:style-name="T196">fixed-address</text:span></text:a><text:span text:style-name="T196">, </text:span><text:a xlink:type="simple" xlink:href="https://www.fpgenred.es/DHCP/pool.html" text:style-name="Internet_20_link" text:visited-style-name="Visited_20_Internet_20_Link"><text:span text:style-name="T208">pool</text:span></text:a><text:span text:style-name="T208"> e </text:span><text:a xlink:type="simple" xlink:href="https://www.fpgenred.es/DHCP/listas_de_permisos.html" text:style-name="Internet_20_link" text:visited-style-name="Visited_20_Internet_20_Link"><text:span text:style-name="T209">lista de permisos </text:span></text:a><text:a xlink:type="simple" xlink:href="https://www.fpgenred.es/DHCP/listas_de_permisos.html" text:style-name="Internet_20_link" text:visited-style-name="Visited_20_Internet_20_Link"><text:span text:style-name="T210">deny e </text:span></text:a><text:a xlink:type="simple" xlink:href="https://www.fpgenred.es/DHCP/listas_de_permisos.html" text:style-name="Internet_20_link" text:visited-style-name="Visited_20_Internet_20_Link"><text:span text:style-name="T209">allow</text:span></text:a><text:span text:style-name="T218">: Especificar </text:span><text:span text:style-name="T210">un </text:span><text:span text:style-name="T180">pool</text:span><text:span text:style-name="T210"> de denegación e outro de obtención </text:span><text:span text:style-name="T219">cunha </text:span><text:span text:style-name="T195">configuración </text:span><text:span text:style-name="T196">estática </text:span><text:span text:style-name="T195">de rede para un determinado host </text:span><text:span text:style-name="T196">según a súa dirección MAC </text:span><text:span text:style-name="T220">e según se pertence a un ámbito host coñecido ou descoñecido</text:span><text:span text:style-name="T196">.</text:span></text:p>
              <text:list>
                <text:list-item>
                  <text:p text:style-name="P51">Portátil: Executar nunha consola. <text:span text:style-name="T200">NOTA: Cambiar na seguinte configuración as MAC Address polas dos vosos hosts. </text:span><text:span text:style-name="T201">Por exemplo, cambiar 01:02:03:04:05:06 pola MAC Address do host A</text:span></text:p>
                  <text:list>
                    <text:list-item>
                      <text:list>
                        <text:list-item>
                          <text:list>
                            <text:list-header>
                              <text:p text:style-name="P143"><text:span text:style-name="T137"># </text:span><text:span text:style-name="T138">echo -e </text:span><text:span text:style-name="T159">‘</text:span><text:span text:style-name="T144">host E</text:span><text:span text:style-name="T143">quipoA-Practicas-Taller-SR {</text:span></text:p>
                              <text:p text:style-name="P134">hardware <text:span text:style-name="T198">ethernet </text:span><text:span text:style-name="T197">01:02:03:04:05:06; </text:span><text:span text:style-name="T80">#Dirección MAC do host </text:span><text:span text:style-name="T81">EquipoA-Practicas-Taller-SR</text:span></text:p>
                              <text:p text:style-name="P127"><text:span text:style-name="T39">fixed-address 10.10.10.222; </text:span><text:span text:style-name="T104">#Indicar a dirección IP estática a conceder</text:span></text:p>
                              <text:p text:style-name="P129"><text:span text:style-name="T39">}</text:span><text:span text:style-name="T155">’ &gt;&gt; </text:span><text:span text:style-name="T47">/etc/</text:span><text:span text:style-name="T51">dhcp/dhcpd.conf</text:span><text:span text:style-name="T47"> </text:span><text:span text:style-name="T90">#</text:span><text:span text:style-name="T99">Engadir </text:span><text:span text:style-name="T83">o bloque host coa súa correspondente configuración </text:span><text:span text:style-name="T102">ao final d</text:span><text:span text:style-name="T103">o</text:span><text:span text:style-name="T99"> arquivo de configuración /etc/dhcp/dhcpd.conf</text:span></text:p>
                              <text:p text:style-name="P144"><text:span text:style-name="T137"># </text:span><text:span text:style-name="T138">echo -e </text:span><text:span text:style-name="T159">‘</text:span><text:span text:style-name="T144">host E</text:span><text:span text:style-name="T143">quipo</text:span><text:span text:style-name="T145">B</text:span><text:span text:style-name="T143">-Practicas-Taller-SR {</text:span></text:p>
                              <text:p text:style-name="P135">hardware <text:span text:style-name="T198">ethernet </text:span><text:span text:style-name="T197">0</text:span><text:span text:style-name="T199">7</text:span><text:span text:style-name="T197">:0</text:span><text:span text:style-name="T199">8</text:span><text:span text:style-name="T197">:0</text:span><text:span text:style-name="T199">9</text:span><text:span text:style-name="T197">:</text:span><text:span text:style-name="T199">0A</text:span><text:span text:style-name="T197">:0</text:span><text:span text:style-name="T199">B</text:span><text:span text:style-name="T197">:0</text:span><text:span text:style-name="T199">C</text:span><text:span text:style-name="T197">; </text:span><text:span text:style-name="T80">#Dirección MAC do host </text:span><text:span text:style-name="T81">Equipo</text:span><text:span text:style-name="T82">B</text:span><text:span text:style-name="T81">-Practicas-Taller-SR</text:span></text:p>
                              <text:p text:style-name="P128"><text:span text:style-name="T39">fixed-address 10.10.10.22</text:span><text:span text:style-name="T58">3</text:span><text:span text:style-name="T39">; </text:span><text:span text:style-name="T104">#Indicar a dirección IP estática a conceder</text:span></text:p>
                              <text:p text:style-name="P130"><text:span text:style-name="T51">}’ &gt;&gt; </text:span><text:span text:style-name="T47">/etc/</text:span><text:span text:style-name="T51">dhcp/dhcpd.conf</text:span><text:span text:style-name="T90"> #</text:span><text:span text:style-name="T99">Engadir o bloque host coa súa correspondente configuración </text:span><text:span text:style-name="T102">ao final d</text:span><text:span text:style-name="T103">o</text:span><text:span text:style-name="T99"> arquivo de configuración /etc/dhcp/dhcpd.conf</text:span></text:p>
                              <text:p text:style-name="P118"><text:span text:style-name="T41"># </text:span><text:span text:style-name="T47">A=$(grep -n ‘</text:span><text:span text:style-name="T60">d</text:span><text:span text:style-name="T61">eny </text:span><text:span text:style-name="T70">all clients’</text:span><text:span text:style-name="T47"> /etc/</text:span><text:span text:style-name="T51">dhcp/dhcpd</text:span><text:span text:style-name="T47">.conf | cut -d':' -f1 | xargs | </text:span><text:span text:style-name="T51">\</text:span></text:p>
                              <text:p text:style-name="P118"><text:span text:style-name="T47">awk '{print $NF}') </text:span><text:span text:style-name="T98">#Atopar a liña onde aparece o patrón buscado (</text:span><text:span text:style-name="T106">deny</text:span><text:span text:style-name="T111"> all clients</text:span><text:span text:style-name="T98">) no ficheiro </text:span><text:span text:style-name="T99">de configuración </text:span><text:span text:style-name="T98">/etc/</text:span><text:span text:style-name="T99">dhcp/dhcpd.conf </text:span><text:span text:style-name="T98">e gardalo na variable A</text:span></text:p>
                              <text:p text:style-name="P118"><text:span text:style-name="T52"># </text:span><text:span text:style-name="T47">sed -i </text:span><text:span text:style-name="T154">“</text:span><text:span text:style-name="T47">${A}</text:span><text:span text:style-name="T60">s/deny </text:span><text:span text:style-name="T70">all clients</text:span><text:span text:style-name="T60">/</text:span><text:span text:style-name="T70">deny unknown-clients</text:span><text:span text:style-name="T59">/</text:span><text:span text:style-name="T157">”</text:span><text:span text:style-name="T59"> /</text:span><text:span text:style-name="T47">etc/</text:span><text:span text:style-name="T51">dhcp/dhcpd.conf</text:span><text:span text:style-name="T47"> </text:span><text:span text:style-name="T90">#</text:span><text:span text:style-name="T106">Modificar n</text:span><text:span text:style-name="T105">o arquivo de configuración /etc/dhcp/dhcpd.conf, dentro da subnet 10.0.0.0 o pool que denega aos clientes </text:span><text:span text:style-name="T111">que non posuén unha sección host propia </text:span><text:span text:style-name="T105">a obter a configuración de rede desta subnet</text:span></text:p>
                              <text:p text:style-name="P119"><text:span text:style-name="T41"># </text:span><text:span text:style-name="T47">A=$(grep -n ‘</text:span><text:span text:style-name="T71">allow</text:span><text:span text:style-name="T61"> </text:span><text:span text:style-name="T70">all clients’</text:span><text:span text:style-name="T47"> /etc/</text:span><text:span text:style-name="T51">dhcp/dhcpd</text:span><text:span text:style-name="T47">.conf | cut -d':' -f1 |</text:span><text:span text:style-name="T221"> <text:s text:c="2"/></text:span><text:span text:style-name="T47">xargs | </text:span><text:span text:style-name="T51">\</text:span></text:p>
                              <text:p text:style-name="P119"><text:span text:style-name="T47">awk '{print $NF}') </text:span><text:span text:style-name="T98">#Atopar a liña onde aparece o patrón buscado (</text:span><text:span text:style-name="T112">allow</text:span><text:span text:style-name="T111"> all clients</text:span><text:span text:style-name="T98">) no ficheiro </text:span><text:span text:style-name="T99">de configuración </text:span><text:span text:style-name="T98">/etc/</text:span><text:span text:style-name="T99">dhcp/dhcpd.conf </text:span><text:span text:style-name="T98">e gardalo na variable A</text:span></text:p>
                              <text:p text:style-name="P119"><text:span text:style-name="T98"># </text:span><text:span text:style-name="T47">sed -i </text:span><text:span text:style-name="T154">“</text:span><text:span text:style-name="T47">${A}</text:span><text:span text:style-name="T60">s/</text:span><text:span text:style-name="T72">allow</text:span><text:span text:style-name="T60"> </text:span><text:span text:style-name="T70">all clients</text:span><text:span text:style-name="T60">/</text:span><text:span text:style-name="T72">allow </text:span><text:span text:style-name="T70">known-clients</text:span><text:span text:style-name="T59">/</text:span><text:span text:style-name="T157">”</text:span><text:span text:style-name="T59"> /</text:span><text:span text:style-name="T47">etc/</text:span><text:span text:style-name="T51">dhcp/dhcpd.conf</text:span><text:span text:style-name="T90"> #</text:span><text:span text:style-name="T106">Modificar n</text:span><text:span text:style-name="T105">o arquivo de configuración /etc/dhcp/dhcpd.conf, dentro da subnet 10.0.0.0 o pool que </text:span><text:span text:style-name="T112">permite</text:span><text:span text:style-name="T105"> aos clientes </text:span><text:span text:style-name="T111">que posuén unha sección host propia </text:span><text:span text:style-name="T105">a obter a configuración de rede desta subnet</text:span></text:p>
                              <text:p text:style-name="P126"><text:span text:style-name="T54"># </text:span><text:span text:style-name="T55">/</text:span><text:span text:style-name="T56">etc/init.d/isc-dhcp-server </text:span><text:span text:style-name="T57">re</text:span><text:span text:style-name="T56">start </text:span><text:span text:style-name="T100">#</text:span><text:span text:style-name="T101">Reniciar</text:span><text:span text:style-name="T100"> o servidor DHCP</text:span></text:p>
                            </text:list-header>
                          </text:list>
                        </text:list-item>
                      </text:list>
                    </text:list-item>
                  </text:list>
                </text:list-item>
                <text:list-item>
                  <text:p text:style-name="P55">Hosts alumnado: </text:p>
                  <text:list>
                    <text:list-item>
                      <text:p text:style-name="P92">Executar nunha consola,</text:p>
                      <text:p text:style-name="P56"><text:span text:style-name="T171"># ip </text:span><text:span text:style-name="T173">addr</text:span><text:span text:style-name="T171"> </text:span><text:span text:style-name="T172">show eth0</text:span><text:span text:style-name="T171"> </text:span><text:span text:style-name="T185">#</text:span><text:span text:style-name="T186">Amosar info</text:span><text:span text:style-name="T187">rmación</text:span><text:span text:style-name="T186"> sobre a NIC eth0. </text:span></text:p>
                      <text:p text:style-name="P56"><text:span text:style-name="T174"># </text:span><text:span text:style-name="T175">dhclient -v eth0</text:span><text:span text:style-name="T188"> #Solicitar configuración de rede para a NIC eth0 </text:span><text:span text:style-name="T189">a un servidor DHCP.</text:span></text:p>
                      <text:p text:style-name="P56"><text:span text:style-name="T171"># ip </text:span><text:span text:style-name="T173">addr</text:span><text:span text:style-name="T171"> </text:span><text:span text:style-name="T172">show eth0</text:span><text:span text:style-name="T171"> </text:span><text:span text:style-name="T185">#</text:span><text:span text:style-name="T186">Amosar info</text:span><text:span text:style-name="T187">rmación</text:span><text:span text:style-name="T186"> sobre a NIC eth0.</text:span></text:p>
                      <text:p text:style-name="P78"/>
                    </text:list-item>
                  </text:list>
                </text:list-item>
              </text:list>
            </text:list-item>
          </text:list>
        </text:list-item>
      </text:list>
      <text:p text:style-name="P20"/>
      <text:list xml:id="list183702597573005" text:continue-numbering="true" text:style-name="L3">
        <text:list-item>
          <text:list>
            <text:list-item>
              <text:list>
                <text:list-item>
                  <text:list>
                    <text:list-item>
                      <text:p text:style-name="P90">Indica cal é a configuración de rede que reciben os hosts A, B e C:</text:p>
                    </text:list-item>
                  </text:list>
                </text:list-item>
              </text:list>
            </text:list-item>
          </text:list>
        </text:list-item>
      </text:list>
      <table:table table:name="Tabla2" table:style-name="Tabla2">
        <table:table-column table:style-name="Tabla2.A"/>
        <table:table-column table:style-name="Tabla2.B" table:number-columns-repeated="3"/>
        <table:table-column table:style-name="Tabla2.E"/>
        <table:table-row table:style-name="Tabla2.1">
          <table:table-cell table:style-name="Tabla2.A1" office:value-type="string">
            <text:list xml:id="list183702071003063" text:continue-numbering="true" text:style-name="L3">
              <text:list-header>
                <text:p text:style-name="P183">Host</text:p>
              </text:list-header>
            </text:list>
          </table:table-cell>
          <table:table-cell table:style-name="Tabla2.A1" office:value-type="string">
            <text:list xml:id="list183702663448928" text:continue-numbering="true" text:style-name="L3">
              <text:list-header>
                <text:p text:style-name="P186">IP</text:p>
              </text:list-header>
            </text:list>
          </table:table-cell>
          <table:table-cell table:style-name="Tabla2.A1" office:value-type="string">
            <text:list xml:id="list183701807352341" text:continue-numbering="true" text:style-name="L3">
              <text:list-header>
                <text:p text:style-name="P190">Máscara Subrede</text:p>
              </text:list-header>
            </text:list>
          </table:table-cell>
          <table:table-cell table:style-name="Tabla2.A1" office:value-type="string">
            <text:list xml:id="list183703321815996" text:continue-numbering="true" text:style-name="L3">
              <text:list-header>
                <text:p text:style-name="P190">Gateway</text:p>
              </text:list-header>
            </text:list>
          </table:table-cell>
          <table:table-cell table:style-name="Tabla2.E1" office:value-type="string">
            <text:list xml:id="list183701898089152" text:continue-numbering="true" text:style-name="L3">
              <text:list-header>
                <text:p text:style-name="P190"><text:span text:style-name="T217">Servidores</text:span> <text:s text:c="7"/><text:span text:style-name="T217">DNS</text:span></text:p>
              </text:list-header>
            </text:list>
          </table:table-cell>
        </table:table-row>
        <table:table-row table:style-name="Tabla2.2">
          <table:table-cell table:style-name="Tabla2.A2" office:value-type="string">
            <text:list xml:id="list183703035960642" text:continue-numbering="true" text:style-name="L3">
              <text:list-header>
                <text:p text:style-name="P193">A</text:p>
              </text:list-header>
            </text:list>
          </table:table-cell>
          <table:table-cell table:style-name="Tabla2.B2" office:value-type="string">
            <text:list xml:id="list183702064785262" text:continue-numbering="true" text:style-name="L3">
              <text:list-header>
                <text:p text:style-name="P196"/>
              </text:list-header>
            </text:list>
          </table:table-cell>
          <table:table-cell table:style-name="Tabla2.C2">
            <text:list xml:id="list183703805262506" text:continue-numbering="true" text:style-name="L3">
              <text:list-header>
                <text:p text:style-name="P199"/>
              </text:list-header>
            </text:list>
          </table:table-cell>
          <table:table-cell table:style-name="Tabla2.C2">
            <text:list xml:id="list183702219149454" text:continue-numbering="true" text:style-name="L3">
              <text:list-header>
                <text:p text:style-name="P199"/>
              </text:list-header>
            </text:list>
          </table:table-cell>
          <table:table-cell table:style-name="Tabla2.E2">
            <text:list xml:id="list183702032013609" text:continue-numbering="true" text:style-name="L3">
              <text:list-header>
                <text:p text:style-name="P199"/>
              </text:list-header>
            </text:list>
          </table:table-cell>
        </table:table-row>
        <table:table-row table:style-name="Tabla2.2">
          <table:table-cell table:style-name="Tabla2.A3" office:value-type="string">
            <text:list xml:id="list183703665771269" text:continue-numbering="true" text:style-name="L3">
              <text:list-header>
                <text:p text:style-name="P193">B</text:p>
              </text:list-header>
            </text:list>
          </table:table-cell>
          <table:table-cell table:style-name="Tabla2.B3" office:value-type="string">
            <text:list xml:id="list183703148403741" text:continue-numbering="true" text:style-name="L3">
              <text:list-header>
                <text:p text:style-name="P196"/>
              </text:list-header>
            </text:list>
          </table:table-cell>
          <table:table-cell table:style-name="Tabla2.C3">
            <text:list xml:id="list183702998760413" text:continue-numbering="true" text:style-name="L3">
              <text:list-header>
                <text:p text:style-name="P199"/>
              </text:list-header>
            </text:list>
          </table:table-cell>
          <table:table-cell table:style-name="Tabla2.C3">
            <text:list xml:id="list183703343626635" text:continue-numbering="true" text:style-name="L3">
              <text:list-header>
                <text:p text:style-name="P199"/>
              </text:list-header>
            </text:list>
          </table:table-cell>
          <table:table-cell table:style-name="Tabla2.E3">
            <text:list xml:id="list183703109410132" text:continue-numbering="true" text:style-name="L3">
              <text:list-header>
                <text:p text:style-name="P199"/>
              </text:list-header>
            </text:list>
          </table:table-cell>
        </table:table-row>
        <table:table-row table:style-name="Tabla2.2">
          <table:table-cell table:style-name="Tabla2.A4" office:value-type="string">
            <text:list xml:id="list183702944072541" text:continue-numbering="true" text:style-name="L3">
              <text:list-header>
                <text:p text:style-name="P193">C</text:p>
              </text:list-header>
            </text:list>
          </table:table-cell>
          <table:table-cell table:style-name="Tabla2.B4" office:value-type="string">
            <text:list xml:id="list183703616610319" text:continue-numbering="true" text:style-name="L3">
              <text:list-header>
                <text:p text:style-name="P196"/>
              </text:list-header>
            </text:list>
          </table:table-cell>
          <table:table-cell table:style-name="Tabla2.C3">
            <text:list xml:id="list183702007863988" text:continue-numbering="true" text:style-name="L3">
              <text:list-header>
                <text:p text:style-name="P199"/>
              </text:list-header>
            </text:list>
          </table:table-cell>
          <table:table-cell table:style-name="Tabla2.C3">
            <text:list xml:id="list183702260352802" text:continue-numbering="true" text:style-name="L3">
              <text:list-header>
                <text:p text:style-name="P199"/>
              </text:list-header>
            </text:list>
          </table:table-cell>
          <table:table-cell table:style-name="Tabla2.E3">
            <text:list xml:id="list183703469293918" text:continue-numbering="true" text:style-name="L3">
              <text:list-header>
                <text:p text:style-name="P199"/>
              </text:list-header>
            </text:list>
          </table:table-cell>
        </table:table-row>
      </table:table>
      <text:list xml:id="list183702013362900" text:continue-numbering="true" text:style-name="L3">
        <text:list-item>
          <text:list>
            <text:list-item>
              <text:list>
                <text:list-item>
                  <text:list>
                    <text:list-header>
                      <text:p text:style-name="P161"><draw:frame text:anchor-type="paragraph" draw:z-index="15" draw:name="Forma3_6" draw:style-name="gr3" draw:text-style-name="P214" svg:width="0.477cm" svg:height="0.479cm" svg:x="8.828cm" svg:y="0.152cm"><draw:text-box><text:p/></draw:text-box></draw:frame>Avisar ao docente para revisión. <text:s text:c="7"/><text:span text:style-name="T121">6</text:span><text:span text:style-name="T119"> </text:span></text:p>
                      <text:list>
                        <text:list-item>
                          <text:list>
                            <text:list-header>
                              <text:p text:style-name="P113"><text:span text:style-name="T94"><text:s text:c="6"/></text:span><text:span text:style-name="T86"><text:s/></text:span></text:p>
                            </text:list-header>
                          </text:list>
                        </text:list-item>
                      </text:list>
                    </text:list-header>
                  </text:list>
                </text:list-item>
              </text:list>
              <text:p text:style-name="P73"/>
            </text:list-item>
          </text:list>
        </text:list-item>
        <text:list-item>
          <text:p text:style-name="P63"><text:span text:style-name="T237">Razoa</text:span> e <text:span text:style-name="T237">contesta</text:span> brevemente:</text:p>
          <text:list>
            <text:list-item>
              <text:p text:style-name="P64"><text:span text:style-name="T222">Modifica o arquivo de configuración </text:span><text:span text:style-name="T179">/etc/dhcp/dhcpd.conf</text:span><text:span text:style-name="T204"> <text:s/></text:span><text:span text:style-name="T222">para que:</text:span></text:p>
              <text:list>
                <text:list-item>
                  <text:p text:style-name="P66">A subnet existente sexa a seguinte:</text:p>
                  <text:p text:style-name="P79">subnet 192.168.100.0 netmask 255.255.255.0</text:p>
                </text:list-item>
                <text:list-item>
                  <text:p text:style-name="P64"><text:span text:style-name="T222">Reinicia o servizo</text:span><text:span text:style-name="T205">. </text:span><text:span text:style-name="T206">Que</text:span><text:span text:style-name="T203"> acontece? Sodes quen de recibir a configuración de rede </text:span><text:span text:style-name="T222">nos clientes DHCP?</text:span><text:span text:style-name="T203"> </text:span><text:span text:style-name="T222">No caso de non recibir a configuración de rede, como se podería solucionar para que os clientes recibiran unha configuración de rede? </text:span><text:span text:style-name="T203">Razoa a resposta.</text:span></text:p>
                  <text:p text:style-name="P74"/>
                </text:list-item>
              </text:list>
            </text:list-item>
            <text:list-item>
              <text:p text:style-name="P65"><text:span text:style-name="T222">Modifica o arquivo de configuración </text:span><text:span text:style-name="T179">/etc/dhcp/dhcpd.conf</text:span><text:span text:style-name="T204"> <text:s/></text:span><text:span text:style-name="T222">para que:</text:span></text:p>
              <text:list>
                <text:list-item>
                  <text:p text:style-name="P67">A subnet existente sexa a seguinte:</text:p>
                  <text:p text:style-name="P80">subnet 192.168.100.0 netmask 255.255.255.0</text:p>
                </text:list-item>
                <text:list-item>
                  <text:p text:style-name="P68">Non exista ningunha sección host.</text:p>
                </text:list-item>
                <text:list-item>
                  <text:p text:style-name="P68">Existan os seguintes rangos de IPs:</text:p>
                  <text:p text:style-name="P65"><text:span text:style-name="T182">range</text:span><text:span text:style-name="T181"> 192.168.100.</text:span><text:span text:style-name="T182">1 192.168.100.50</text:span><text:span text:style-name="T205">, </text:span><text:span text:style-name="T223">neste rango ningún cliente poder conseguir unha IP.</text:span></text:p>
                  <text:p text:style-name="P65"><text:span text:style-name="T182">range</text:span><text:span text:style-name="T181"> 192.168.100.</text:span><text:span text:style-name="T182">51 192.168.100.200</text:span><text:span text:style-name="T205">, </text:span><text:span text:style-name="T223">neste rango soamente os clientes coñecidos poden conseguir unha IP.</text:span></text:p>
                  <text:p text:style-name="P65"><text:span text:style-name="T182">range</text:span><text:span text:style-name="T181"> 192.168.100.</text:span><text:span text:style-name="T182">201 192.168.100.220</text:span><text:span text:style-name="T205">, </text:span><text:span text:style-name="T223">neste rango soamente os clientes descoñecidos poden conseguir unha IP.</text:span></text:p>
                  <text:p text:style-name="P65"><text:span text:style-name="T182">range</text:span><text:span text:style-name="T181"> 192.168.100.</text:span><text:span text:style-name="T182">201 192.168.100.255</text:span><text:span text:style-name="T205">, </text:span><text:span text:style-name="T223">neste rango ningún cliente poder conseguir unha IP.</text:span></text:p>
                </text:list-item>
                <text:list-item>
                  <text:p text:style-name="P65"><text:span text:style-name="T222">Reinicia o servizo </text:span><text:span text:style-name="T223">(lembrade modificar a configuración IP da interface </text:span><text:span text:style-name="T202">eth0 </text:span><text:span text:style-name="T73">do servidor DHCP)</text:span><text:span text:style-name="T205">. </text:span><text:span text:style-name="T206">Que</text:span><text:span text:style-name="T203"> acontece? </text:span><text:span text:style-name="T224">Indica cal é a configuración de rede que reciben os hosts A, B e C:</text:span></text:p>
                </text:list-item>
              </text:list>
            </text:list-item>
          </text:list>
        </text:list-item>
      </text:list>
      <table:table table:name="Tabla3" table:style-name="Tabla3">
        <table:table-column table:style-name="Tabla3.A"/>
        <table:table-column table:style-name="Tabla3.B" table:number-columns-repeated="3"/>
        <table:table-column table:style-name="Tabla3.E"/>
        <table:table-row table:style-name="Tabla3.1">
          <table:table-cell table:style-name="Tabla3.A1" office:value-type="string">
            <text:list xml:id="list183703659403881" text:continue-numbering="true" text:style-name="L3">
              <text:list-header>
                <text:p text:style-name="P184">Host</text:p>
              </text:list-header>
            </text:list>
          </table:table-cell>
          <table:table-cell table:style-name="Tabla3.A1" office:value-type="string">
            <text:list xml:id="list183703641818479" text:continue-numbering="true" text:style-name="L3">
              <text:list-header>
                <text:p text:style-name="P187">IP</text:p>
              </text:list-header>
            </text:list>
          </table:table-cell>
          <table:table-cell table:style-name="Tabla3.A1" office:value-type="string">
            <text:list xml:id="list183703212517369" text:continue-numbering="true" text:style-name="L3">
              <text:list-header>
                <text:p text:style-name="P191">Máscara Subrede</text:p>
              </text:list-header>
            </text:list>
          </table:table-cell>
          <table:table-cell table:style-name="Tabla3.A1" office:value-type="string">
            <text:list xml:id="list183701745888141" text:continue-numbering="true" text:style-name="L3">
              <text:list-header>
                <text:p text:style-name="P191">Gateway</text:p>
              </text:list-header>
            </text:list>
          </table:table-cell>
          <table:table-cell table:style-name="Tabla3.E1" office:value-type="string">
            <text:list xml:id="list183703246604740" text:continue-numbering="true" text:style-name="L3">
              <text:list-header>
                <text:p text:style-name="P191"><text:span text:style-name="T217">Servidores</text:span> <text:s text:c="7"/><text:span text:style-name="T217">DNS</text:span></text:p>
              </text:list-header>
            </text:list>
          </table:table-cell>
        </table:table-row>
        <table:table-row table:style-name="Tabla3.2">
          <table:table-cell table:style-name="Tabla3.A2" office:value-type="string">
            <text:list xml:id="list183703650935354" text:continue-numbering="true" text:style-name="L3">
              <text:list-header>
                <text:p text:style-name="P194">A</text:p>
              </text:list-header>
            </text:list>
          </table:table-cell>
          <table:table-cell table:style-name="Tabla3.B2" office:value-type="string">
            <text:list xml:id="list183703036217470" text:continue-numbering="true" text:style-name="L3">
              <text:list-header>
                <text:p text:style-name="P197"/>
              </text:list-header>
            </text:list>
          </table:table-cell>
          <table:table-cell table:style-name="Tabla3.C2">
            <text:list xml:id="list183702785566078" text:continue-numbering="true" text:style-name="L3">
              <text:list-header>
                <text:p text:style-name="P200"/>
              </text:list-header>
            </text:list>
          </table:table-cell>
          <table:table-cell table:style-name="Tabla3.C2">
            <text:list xml:id="list183702754879714" text:continue-numbering="true" text:style-name="L3">
              <text:list-header>
                <text:p text:style-name="P200"/>
              </text:list-header>
            </text:list>
          </table:table-cell>
          <table:table-cell table:style-name="Tabla3.E2">
            <text:list xml:id="list183702177499259" text:continue-numbering="true" text:style-name="L3">
              <text:list-header>
                <text:p text:style-name="P200"/>
              </text:list-header>
            </text:list>
          </table:table-cell>
        </table:table-row>
        <table:table-row table:style-name="Tabla3.2">
          <table:table-cell table:style-name="Tabla3.A3" office:value-type="string">
            <text:list xml:id="list183703783037079" text:continue-numbering="true" text:style-name="L3">
              <text:list-header>
                <text:p text:style-name="P194">B</text:p>
              </text:list-header>
            </text:list>
          </table:table-cell>
          <table:table-cell table:style-name="Tabla3.B3" office:value-type="string">
            <text:list xml:id="list183702939126872" text:continue-numbering="true" text:style-name="L3">
              <text:list-header>
                <text:p text:style-name="P197"/>
              </text:list-header>
            </text:list>
          </table:table-cell>
          <table:table-cell table:style-name="Tabla3.C3">
            <text:list xml:id="list183702474687871" text:continue-numbering="true" text:style-name="L3">
              <text:list-header>
                <text:p text:style-name="P200"/>
              </text:list-header>
            </text:list>
          </table:table-cell>
          <table:table-cell table:style-name="Tabla3.C3">
            <text:list xml:id="list183703321310131" text:continue-numbering="true" text:style-name="L3">
              <text:list-header>
                <text:p text:style-name="P200"/>
              </text:list-header>
            </text:list>
          </table:table-cell>
          <table:table-cell table:style-name="Tabla3.E3">
            <text:list xml:id="list183703443103451" text:continue-numbering="true" text:style-name="L3">
              <text:list-header>
                <text:p text:style-name="P200"/>
              </text:list-header>
            </text:list>
          </table:table-cell>
        </table:table-row>
        <table:table-row table:style-name="Tabla3.2">
          <table:table-cell table:style-name="Tabla3.A4" office:value-type="string">
            <text:list xml:id="list183701822819068" text:continue-numbering="true" text:style-name="L3">
              <text:list-header>
                <text:p text:style-name="P194">C</text:p>
              </text:list-header>
            </text:list>
          </table:table-cell>
          <table:table-cell table:style-name="Tabla3.B4" office:value-type="string">
            <text:list xml:id="list183702020843861" text:continue-numbering="true" text:style-name="L3">
              <text:list-header>
                <text:p text:style-name="P197"/>
              </text:list-header>
            </text:list>
          </table:table-cell>
          <table:table-cell table:style-name="Tabla3.C3">
            <text:list xml:id="list183702749008022" text:continue-numbering="true" text:style-name="L3">
              <text:list-header>
                <text:p text:style-name="P200"/>
              </text:list-header>
            </text:list>
          </table:table-cell>
          <table:table-cell table:style-name="Tabla3.C3">
            <text:list xml:id="list183702681583025" text:continue-numbering="true" text:style-name="L3">
              <text:list-header>
                <text:p text:style-name="P200"/>
              </text:list-header>
            </text:list>
          </table:table-cell>
          <table:table-cell table:style-name="Tabla3.E3">
            <text:list xml:id="list183703263498658" text:continue-numbering="true" text:style-name="L3">
              <text:list-header>
                <text:p text:style-name="P200"/>
              </text:list-header>
            </text:list>
          </table:table-cell>
        </table:table-row>
      </table:table>
      <text:list xml:id="list183702187510073" text:continue-numbering="true" text:style-name="L3">
        <text:list-item>
          <text:list>
            <text:list-header>
              <text:p text:style-name="P65"/>
            </text:list-header>
          </text:list>
        </text:list-item>
      </text:list>
      <text:p text:style-name="P21"/>
      <text:list xml:id="list183702902432594" text:continue-numbering="true" text:style-name="L3">
        <text:list-item>
          <text:list>
            <text:list-item>
              <text:p text:style-name="P91"><text:span text:style-name="T222">Modifica o arquivo de configuración </text:span><text:span text:style-name="T179">/etc/dhcp/dhcpd.conf</text:span><text:span text:style-name="T204"> <text:s/></text:span><text:span text:style-name="T222">para que:</text:span></text:p>
              <text:list>
                <text:list-item>
                  <text:p text:style-name="P67">A subnet existente sexa a seguinte:</text:p>
                  <text:p text:style-name="P80">subnet 192.168.100.0 netmask 255.255.255.0</text:p>
                  <text:p text:style-name="P81"/>
                </text:list-item>
                <text:list-item>
                  <text:p text:style-name="P68">Existan os seguintes rangos de IPs:</text:p>
                  <text:p text:style-name="P65"><text:span text:style-name="T182">range</text:span><text:span text:style-name="T181"> 192.168.100.</text:span><text:span text:style-name="T182">1 192.168.100.50</text:span><text:span text:style-name="T205">, </text:span><text:span text:style-name="T223">neste rango ningún cliente poder conseguir unha IP.</text:span></text:p>
                  <text:p text:style-name="P65"><text:span text:style-name="T182">range</text:span><text:span text:style-name="T181"> 192.168.100.</text:span><text:span text:style-name="T182">51 192.168.100.200</text:span><text:span text:style-name="T205">, </text:span><text:span text:style-name="T223">neste rango soamente os clientes coñecidos poden conseguir unha IP.</text:span></text:p>
                  <text:p text:style-name="P65"><text:span text:style-name="T182">range</text:span><text:span text:style-name="T181"> 192.168.100.</text:span><text:span text:style-name="T182">201 192.168.100.220</text:span><text:span text:style-name="T205">, </text:span><text:span text:style-name="T223">neste rango soamente os clientes descoñecidos poden conseguir unha IP.</text:span></text:p>
                  <text:p text:style-name="P65"><text:span text:style-name="T182">range</text:span><text:span text:style-name="T181"> 192.168.100.</text:span><text:span text:style-name="T182">201 192.168.100.255</text:span><text:span text:style-name="T205">, </text:span><text:span text:style-name="T223">neste rango ningún cliente poder conseguir unha IP.</text:span></text:p>
                  <text:p text:style-name="P75"/>
                </text:list-item>
                <text:list-item>
                  <text:p text:style-name="P77"><text:span text:style-name="T225">E</text:span><text:span text:style-name="T226">xista</text:span><text:span text:style-name="T225">n </text:span><text:span text:style-name="T227">soamente unha sección para o </text:span><text:span text:style-name="T226">host </text:span><text:span text:style-name="T227">A</text:span><text:span text:style-name="T225">:</text:span></text:p>
                  <text:p text:style-name="P77"><text:span text:style-name="T183">host E</text:span><text:span text:style-name="T184">quipoA-Practicas-Taller-SR</text:span><text:span text:style-name="T228">, </text:span><text:span text:style-name="T229">nest</text:span><text:span text:style-name="T230">a sección o hostA recibirá unha </text:span><text:span text:style-name="T231">IP sempre e cando teña definida a MAC-Address do hostA</text:span><text:span text:style-name="T229">.</text:span></text:p>
                  <text:p text:style-name="P76"/>
                </text:list-item>
                <text:list-item>
                  <text:p text:style-name="P65"><text:span text:style-name="T222">Reinicia o servizo </text:span><text:span text:style-name="T223">(lembrade modificar a configuración IP da interface </text:span><text:span text:style-name="T202">eth0 </text:span><text:span text:style-name="T73">do servidor DHCP)</text:span><text:span text:style-name="T205">. </text:span><text:span text:style-name="T206">Que</text:span><text:span text:style-name="T203"> acontece? </text:span><text:span text:style-name="T224">Indica cal é a configuración de rede que reciben os hosts A, B e C:</text:span></text:p>
                </text:list-item>
              </text:list>
            </text:list-item>
          </text:list>
        </text:list-item>
      </text:list>
      <table:table table:name="Tabla4" table:style-name="Tabla4">
        <table:table-column table:style-name="Tabla4.A"/>
        <table:table-column table:style-name="Tabla4.B" table:number-columns-repeated="3"/>
        <table:table-column table:style-name="Tabla4.E"/>
        <table:table-row table:style-name="Tabla4.1">
          <table:table-cell table:style-name="Tabla4.A1" office:value-type="string">
            <text:list xml:id="list183701864079912" text:continue-numbering="true" text:style-name="L3">
              <text:list-header>
                <text:p text:style-name="P184">Host</text:p>
              </text:list-header>
            </text:list>
          </table:table-cell>
          <table:table-cell table:style-name="Tabla4.A1" office:value-type="string">
            <text:list xml:id="list183702571815307" text:continue-numbering="true" text:style-name="L3">
              <text:list-header>
                <text:p text:style-name="P187">IP</text:p>
              </text:list-header>
            </text:list>
          </table:table-cell>
          <table:table-cell table:style-name="Tabla4.A1" office:value-type="string">
            <text:list xml:id="list183703084487418" text:continue-numbering="true" text:style-name="L3">
              <text:list-header>
                <text:p text:style-name="P191">Máscara Subrede</text:p>
              </text:list-header>
            </text:list>
          </table:table-cell>
          <table:table-cell table:style-name="Tabla4.A1" office:value-type="string">
            <text:list xml:id="list183702789849660" text:continue-numbering="true" text:style-name="L3">
              <text:list-header>
                <text:p text:style-name="P191">Gateway</text:p>
              </text:list-header>
            </text:list>
          </table:table-cell>
          <table:table-cell table:style-name="Tabla4.E1" office:value-type="string">
            <text:list xml:id="list183702279111463" text:continue-numbering="true" text:style-name="L3">
              <text:list-header>
                <text:p text:style-name="P191"><text:span text:style-name="T217">Servidores</text:span> <text:s text:c="7"/><text:span text:style-name="T217">DNS</text:span></text:p>
              </text:list-header>
            </text:list>
          </table:table-cell>
        </table:table-row>
        <table:table-row table:style-name="Tabla4.2">
          <table:table-cell table:style-name="Tabla4.A2" office:value-type="string">
            <text:list xml:id="list183702522825028" text:continue-numbering="true" text:style-name="L3">
              <text:list-header>
                <text:p text:style-name="P194">A</text:p>
              </text:list-header>
            </text:list>
          </table:table-cell>
          <table:table-cell table:style-name="Tabla4.B2" office:value-type="string">
            <text:list xml:id="list183703270900201" text:continue-numbering="true" text:style-name="L3">
              <text:list-header>
                <text:p text:style-name="P197"/>
              </text:list-header>
            </text:list>
          </table:table-cell>
          <table:table-cell table:style-name="Tabla4.C2">
            <text:list xml:id="list183702727535283" text:continue-numbering="true" text:style-name="L3">
              <text:list-header>
                <text:p text:style-name="P200"/>
              </text:list-header>
            </text:list>
          </table:table-cell>
          <table:table-cell table:style-name="Tabla4.C2">
            <text:list xml:id="list183701818569413" text:continue-numbering="true" text:style-name="L3">
              <text:list-header>
                <text:p text:style-name="P200"/>
              </text:list-header>
            </text:list>
          </table:table-cell>
          <table:table-cell table:style-name="Tabla4.E2">
            <text:list xml:id="list183703493586034" text:continue-numbering="true" text:style-name="L3">
              <text:list-header>
                <text:p text:style-name="P200"/>
              </text:list-header>
            </text:list>
          </table:table-cell>
        </table:table-row>
        <table:table-row table:style-name="Tabla4.2">
          <table:table-cell table:style-name="Tabla4.A3" office:value-type="string">
            <text:list xml:id="list183702271433292" text:continue-numbering="true" text:style-name="L3">
              <text:list-header>
                <text:p text:style-name="P194">B</text:p>
              </text:list-header>
            </text:list>
          </table:table-cell>
          <table:table-cell table:style-name="Tabla4.B3" office:value-type="string">
            <text:list xml:id="list183703854767057" text:continue-numbering="true" text:style-name="L3">
              <text:list-header>
                <text:p text:style-name="P197"/>
              </text:list-header>
            </text:list>
          </table:table-cell>
          <table:table-cell table:style-name="Tabla4.C3">
            <text:list xml:id="list183703816516781" text:continue-numbering="true" text:style-name="L3">
              <text:list-header>
                <text:p text:style-name="P200"/>
              </text:list-header>
            </text:list>
          </table:table-cell>
          <table:table-cell table:style-name="Tabla4.C3">
            <text:list xml:id="list183703829387081" text:continue-numbering="true" text:style-name="L3">
              <text:list-header>
                <text:p text:style-name="P200"/>
              </text:list-header>
            </text:list>
          </table:table-cell>
          <table:table-cell table:style-name="Tabla4.E3">
            <text:list xml:id="list183702615353620" text:continue-numbering="true" text:style-name="L3">
              <text:list-header>
                <text:p text:style-name="P200"/>
              </text:list-header>
            </text:list>
          </table:table-cell>
        </table:table-row>
        <table:table-row table:style-name="Tabla4.2">
          <table:table-cell table:style-name="Tabla4.A4" office:value-type="string">
            <text:list xml:id="list183703503877342" text:continue-numbering="true" text:style-name="L3">
              <text:list-header>
                <text:p text:style-name="P194">C</text:p>
              </text:list-header>
            </text:list>
          </table:table-cell>
          <table:table-cell table:style-name="Tabla4.B4" office:value-type="string">
            <text:list xml:id="list183703057029717" text:continue-numbering="true" text:style-name="L3">
              <text:list-header>
                <text:p text:style-name="P197"/>
              </text:list-header>
            </text:list>
          </table:table-cell>
          <table:table-cell table:style-name="Tabla4.C3">
            <text:list xml:id="list183701841736697" text:continue-numbering="true" text:style-name="L3">
              <text:list-header>
                <text:p text:style-name="P200"/>
              </text:list-header>
            </text:list>
          </table:table-cell>
          <table:table-cell table:style-name="Tabla4.C3">
            <text:list xml:id="list183702564181982" text:continue-numbering="true" text:style-name="L3">
              <text:list-header>
                <text:p text:style-name="P200"/>
              </text:list-header>
            </text:list>
          </table:table-cell>
          <table:table-cell table:style-name="Tabla4.E3">
            <text:list xml:id="list183702215442919" text:continue-numbering="true" text:style-name="L3">
              <text:list-header>
                <text:p text:style-name="P200"/>
              </text:list-header>
            </text:list>
          </table:table-cell>
        </table:table-row>
      </table:table>
      <text:list xml:id="list183702127386075" text:continue-numbering="true" text:style-name="L3">
        <text:list-item>
          <text:list>
            <text:list-item>
              <text:list>
                <text:list-header>
                  <text:p text:style-name="P60"><text:s/></text:p>
                </text:list-header>
              </text:list>
            </text:list-item>
            <text:list-item>
              <text:p text:style-name="P69"><draw:frame text:anchor-type="paragraph" draw:z-index="12" draw:name="Forma3_2" draw:style-name="gr3" draw:text-style-name="P214" svg:width="0.477cm" svg:height="0.479cm" svg:x="11.464cm" svg:y="0.012cm"><draw:text-box><text:p/></draw:text-box></draw:frame><text:span text:style-name="T118">A</text:span><text:span text:style-name="T117">visar ao docente para a entrega e revisión da práctica. <text:s text:c="6"/></text:span><text:span text:style-name="T121">7</text:span><text:span text:style-name="T117"> <text:s/></text:span></text:p>
            </text:list-item>
          </text:list>
        </text:list-item>
      </text:list>
      <text:p text:style-name="P18"/>
      <text:p text:style-name="P18"/>
      <text:p text:style-name="P28">Revisión:</text:p>
      <text:p text:style-name="P22"><draw:frame text:anchor-type="paragraph" draw:z-index="18" draw:name="Forma3_0" draw:style-name="gr3" draw:text-style-name="P214" svg:width="0.477cm" svg:height="0.479cm" svg:x="0.282cm" svg:y="0.462cm"><draw:text-box><text:p/></draw:text-box></draw:frame><draw:frame text:anchor-type="paragraph" draw:z-index="19" draw:name="Forma3_3" draw:style-name="gr3" draw:text-style-name="P214" svg:width="0.477cm" svg:height="0.479cm" svg:x="1.282cm" svg:y="0.462cm"><draw:text-box><text:p/></draw:text-box></draw:frame><draw:frame text:anchor-type="paragraph" draw:z-index="20" draw:name="Forma3_9" draw:style-name="gr3" draw:text-style-name="P214" svg:width="0.477cm" svg:height="0.479cm" svg:x="2.282cm" svg:y="0.462cm"><draw:text-box><text:p/></draw:text-box></draw:frame><draw:frame text:anchor-type="paragraph" draw:z-index="21" draw:name="Forma3_10" draw:style-name="gr3" draw:text-style-name="P214" svg:width="0.477cm" svg:height="0.479cm" svg:x="3.283cm" svg:y="0.462cm"><draw:text-box><text:p/></draw:text-box></draw:frame><draw:frame text:anchor-type="paragraph" draw:z-index="22" draw:name="Forma3_11" draw:style-name="gr3" draw:text-style-name="P214" svg:width="0.477cm" svg:height="0.479cm" svg:x="4.283cm" svg:y="0.462cm"><draw:text-box><text:p/></draw:text-box></draw:frame><draw:frame text:anchor-type="paragraph" draw:z-index="23" draw:name="Forma3_12" draw:style-name="gr3" draw:text-style-name="P214" svg:width="0.477cm" svg:height="0.479cm" svg:x="5.283cm" svg:y="0.462cm"><draw:text-box><text:p/></draw:text-box></draw:frame><draw:frame text:anchor-type="paragraph" draw:z-index="24" draw:name="Forma3_13" draw:style-name="gr3" draw:text-style-name="P214" svg:width="0.477cm" svg:height="0.479cm" svg:x="6.283cm" svg:y="0.462cm"><draw:text-box><text:p/></draw:text-box></draw:frame><text:s text:c="8"/><text:span text:style-name="T235">1</text:span> <text:s text:c="8"/><text:span text:style-name="T235">2 <text:s text:c="15"/>3 <text:s text:c="14"/>4 <text:s text:c="16"/>5 <text:s text:c="15"/>6 <text:s text:c="14"/></text:span><text:span text:style-name="T236">7</text:span></text:p>
      <text:p text:style-name="P29"/>
      <text:p text:style-name="P29"/>
      <text:p text:style-name="P29"/>
      <text:p text:style-name="P210"><draw:frame text:anchor-type="paragraph" draw:z-index="26" draw:name="Forma5" draw:style-name="gr1" draw:text-style-name="P212" svg:width="20.012cm" svg:height="8.316cm" svg:x="-0.323cm" svg:y="0.319cm"><draw:text-box draw:corner-radius="0.199cm"><text:p/></draw:text-box></draw:frame><text:span text:style-name="T241">Anexo - Alternativa Escenario: </text:span><text:a xlink:type="simple" xlink:href="https://github.com/ricardofc/repoEDU-CCbySA/blob/main/SOM/vagrant-cheat-sheet-work-derivated-of-davbfr.pdf" text:style-name="Internet_20_link" text:visited-style-name="Visited_20_Internet_20_Link"><text:span text:style-name="T241">Vagrant</text:span></text:a><text:span text:style-name="T241"> → </text:span><text:a xlink:type="simple" xlink:href="https://gist.githubusercontent.com/ricardofc/df16041f117a409f19930720b2eb8048/raw/7533f98827e35e4affcf1852a62b000b50538a4d/Vagrantfile-Taller-SR-Practica-1" text:style-name="Internet_20_link" text:visited-style-name="Visited_20_Internet_20_Link"><text:span text:style-name="T241">Vagrantfile</text:span></text:a></text:p>
      <text:p text:style-name="P203"><text:span text:style-name="T160">O escenario da práctica </text:span><text:span text:style-name="T161">x</text:span><text:span text:style-name="T160">a estaría realizad</text:span><text:span text:style-name="T162">o </text:span><text:span text:style-name="T160">no ficheiro Vagrantfile seguinte, tendo en conta que: </text:span></text:p>
      <text:list xml:id="list2333812941" text:style-name="L5">
        <text:list-item>
          <text:p text:style-name="P201">No Vagrantfile:</text:p>
          <text:p text:style-name="P209">1. <text:span text:style-name="T242">Todas as máquinas virtuais terán 2 interfaces de rede: eth0 (NAT) e eth1(Rede Interna)</text:span></text:p>
          <text:p text:style-name="P208"><text:span text:style-name="T160">2. </text:span><text:span text:style-name="T163">Para VirtualBox:</text:span></text:p>
        </text:list-item>
      </text:list>
      <text:list xml:id="list1846691349" text:style-name="L6">
        <text:list-item>
          <text:p text:style-name="P206"><text:span text:style-name="T164">P</text:span><text:span text:style-name="T165">ortátil recibe o nome Taller-SR-Practica-1-Portatil </text:span></text:p>
        </text:list-item>
        <text:list-item>
          <text:p text:style-name="P206"><text:span text:style-name="T165">Os clientes reciben o nome </text:span><text:span text:style-name="T166">Practica-1-Cliente1-DHCP</text:span><text:span text:style-name="T165">, </text:span><text:span text:style-name="T166">Practica</text:span><text:span text:style-name="T167">-1-</text:span><text:span text:style-name="T166">Cliente2</text:span><text:span text:style-name="T167">-</text:span><text:span text:style-name="T166">DHCP</text:span><text:span text:style-name="T165">, </text:span><text:span text:style-name="T166">Practica</text:span><text:span text:style-name="T167">-1-</text:span><text:span text:style-name="T166">Cliente3</text:span><text:span text:style-name="T167">-</text:span><text:span text:style-name="T166">DHCP</text:span><text:span text:style-name="T167"> </text:span></text:p>
        </text:list-item>
      </text:list>
      <text:list xml:id="list183703706271572" text:continue-list="list2333812941" text:style-name="L5">
        <text:list-item>
          <text:p text:style-name="P202">Débese ter instalado Vagrant </text:p>
        </text:list-item>
        <text:list-item>
          <text:p text:style-name="P202">Débese posuír conexión a Internet para descargar o ficheiro Vagrantfile </text:p>
        </text:list-item>
        <text:list-item>
          <text:p text:style-name="P202">Débense executar os seguintes comandos. Lembrar que os comandos Vagrant, deben executarse na mesma ruta onde existe o ficheiro Vagrantfile: </text:p>
        </text:list-item>
      </text:list>
      <text:p text:style-name="P204">$ wget https://gist.githubusercontent.com/ricardofc/df16041f117a409f19930720b2eb8048/raw/7533f98827e35e4affcf1852a62b000b50538a4d/Vagrantfile-Taller-SR-Practica-1 -O Vagrantfile </text:p>
      <text:p text:style-name="P205">$ mkdir <text:span text:style-name="T243">Taller-SR-Practica-1</text:span> &amp;&amp; cp -pv Vagrantfile <text:span text:style-name="T243">Taller-SR-Practica-1</text:span> &amp;&amp; cd <text:span text:style-name="T243">Taller-SR-Practica-1</text:span> </text:p>
      <text:p text:style-name="P205"><draw:frame text:anchor-type="paragraph" draw:z-index="25" draw:name="Forma4" draw:style-name="gr2" draw:text-style-name="P213" svg:width="20.021cm" svg:height="21.34cm" svg:x="-0.332cm" svg:y="0.31cm"><draw:text-box><text:p/></draw:text-box></draw:frame>$ vagrant up</text:p>
      <text:list xml:id="list3710713409" text:style-name="L7">
        <text:list-item>
          <text:p text:style-name="P207"><text:span text:style-name="T246">No caso de problemas sempre se pode voltar a realizar o proceso anterior logo de eliminar a configuración realizada en Vagrant:</text:span> </text:p>
          <text:p text:style-name="P211">$ vagrant destroy -f <text:span text:style-name="T245">&amp;&amp; </text:span>$ rm -rf .vagrant</text:p>
        </text:list-item>
      </text:list>
      <text:p text:style-name="P16"/>
      <text:p text:style-name="P16"/>
      <text:p text:style-name="P15">Vagrant.configure("2") do |config|</text:p>
      <text:p text:style-name="P15"><text:s text:c="2"/>##### Global ####</text:p>
      <text:p text:style-name="P15"><text:s text:c="2"/>#Caixa virtual</text:p>
      <text:p text:style-name="P15"><text:s text:c="4"/>config.vm.box = "kalilinux/rolling"</text:p>
      <text:p text:style-name="P15"><text:s text:c="2"/>#################</text:p>
      <text:p text:style-name="P15"><text:s text:c="2"/># Máquina virtual Portátil </text:p>
      <text:p text:style-name="P15"><text:s text:c="2"/>config.vm.define "portatil" do |portatil|</text:p>
      <text:p text:style-name="P15"><text:s text:c="4"/># Nome do hostname da máquina virtual</text:p>
      <text:p text:style-name="P15"><text:s text:c="4"/>portatil.vm.hostname = "portatil"</text:p>
      <text:p text:style-name="P15"><text:s text:c="4"/># Tempo de espera para o arranque da máquina virtual</text:p>
      <text:p text:style-name="P15"><text:s text:c="4"/>portatil.vm.boot_timeout = 1800</text:p>
      <text:p text:style-name="P15"><text:s text:c="4"/># Fornecedor VirtualBox</text:p>
      <text:p text:style-name="P15"><text:s text:c="4"/>portatil.vm.provider "virtualbox" do |vb|</text:p>
      <text:p text:style-name="P15"><text:s text:c="6"/># Habilitar interface gráfica do VirtualBox</text:p>
      <text:p text:style-name="P15"><text:s text:c="6"/>vb.gui = true</text:p>
      <text:p text:style-name="P15"><text:s text:c="6"/># Definir a memoria RAM da máquina virtual (2048 MB)</text:p>
      <text:p text:style-name="P15"><text:s text:c="6"/>vb.memory = "2048"</text:p>
      <text:p text:style-name="P15"><text:s text:c="6"/># Definir o número de CPUs da máquina virtual (2)</text:p>
      <text:p text:style-name="P15"><text:s text:c="6"/>vb.cpus = 2</text:p>
      <text:p text:style-name="P15"><text:s text:c="6"/># Nome da máquina virtual no VirtualBox</text:p>
      <text:p text:style-name="P15"><text:s text:c="6"/>vb.name = "Taller-SR-Practica-1-Portatil"</text:p>
      <text:p text:style-name="P15"><text:s text:c="6"/># Definir a orde de arranque do BIOS</text:p>
      <text:p text:style-name="P15"><text:s text:c="6"/>vb.customize ["modifyvm", :id, "--boot1", "dvd", "--boot2", "disk", "--boot3", "none", "--boot4", "none"]</text:p>
      <text:p text:style-name="P15"><text:s text:c="4"/>end</text:p>
      <text:p text:style-name="P15"><text:s text:c="4"/># Configurar a rede interna (eth1)</text:p>
      <text:p text:style-name="P15"><text:s text:c="4"/>portatil.vm.network "private_network", ip: "10.10.10.10", netmask: "255.0.0.0", virtualbox__intnet: "SR-P1", adapter: 2</text:p>
      <text:p text:style-name="P15"><text:s text:c="4"/># Aprovisionamento:</text:p>
      <text:p text:style-name="P15"><text:s text:c="4"/>portatil.vm.provision "shell", inline: &lt;&lt;-SHELL</text:p>
      <text:p text:style-name="P15"><text:s text:c="6"/># Actualizar o listado de paquetes dos repositorios (/etc/apt/sources.list, /etc/apt/sources.list.d/)</text:p>
      <text:p text:style-name="P15"><text:s text:c="6"/>apt update</text:p>
      <text:p text:style-name="P15"><text:s text:c="4"/>SHELL</text:p>
      <text:p text:style-name="P15"><text:s text:c="2"/>end</text:p>
      <text:p text:style-name="P15"><text:s text:c="2"/># Máquinas virtuais clientes DHCP</text:p>
      <text:p text:style-name="P15"><text:s text:c="2"/>(1..3).each do |i|</text:p>
      <text:p text:style-name="P15"><text:s text:c="4"/>config.vm.define "practica#{1}-cliente#{i}-dhcp" do |cliente|</text:p>
      <text:p text:style-name="P15"><text:s text:c="6"/>cliente.vm.hostname = "practica#{1}-cliente#{i}-dchp"</text:p>
      <text:p text:style-name="P15"><text:s text:c="6"/>cliente.vm.boot_timeout = 1800</text:p>
      <text:p text:style-name="P15"><text:s text:c="6"/>cliente.vm.provider "virtualbox" do |vb|</text:p>
      <text:p text:style-name="P15"><text:s text:c="8"/>vb.gui = true</text:p>
      <text:p text:style-name="P15"><text:s text:c="8"/>vb.memory = "2048"</text:p>
      <text:p text:style-name="P15"><text:s text:c="8"/>vb.cpus = 2</text:p>
      <text:p text:style-name="P15"><text:s text:c="8"/>vb.name = "Practica#{i}-Cliente#{i}-DHCP"</text:p>
      <text:p text:style-name="P15"><text:s text:c="6"/>end</text:p>
      <text:p text:style-name="P15"><text:s text:c="6"/># Configurar a rede interna por DHCP (eth1)</text:p>
      <text:p text:style-name="P15"><text:s text:c="6"/>cliente.vm.network "private_network", virtualbox__intnet: "SR-P1", type: "dhcp", adapter: 2, auto_config: false</text:p>
      <text:p text:style-name="P15"><text:s text:c="6"/>cliente.vm.provision "shell", inline: &lt;&lt;-SHELL</text:p>
      <text:p text:style-name="P15"><text:s text:c="8"/>apt update</text:p>
      <text:p text:style-name="P15"><text:s text:c="8"/>ip link set up eth1</text:p>
      <text:p text:style-name="P15"><text:s text:c="6"/>SHELL</text:p>
      <text:p text:style-name="P15"><text:s text:c="4"/>end</text:p>
      <text:p text:style-name="P15"><text:s text:c="2"/>end</text:p>
      <text:p text:style-name="P15">en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1" svg:font-family="Calibri" style:font-family-generic="swiss"/>
    <style:font-face style:name="FreeSans2" svg:font-family="FreeSans" style:font-family-generic="swiss"/>
    <style:font-face style:name="FreeMono" svg:font-family="FreeMono" style:font-family-generic="modern" style:font-pitch="fixed"/>
    <style:font-face style:name="Calibri4"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3" svg:font-family="Calibri" style:font-family-generic="swiss" style:font-pitch="variable"/>
    <style:font-face style:name="DejaVu Sans1" svg:font-family="'DejaVu Sans'" style:font-family-generic="swiss"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styles>
    <draw:stroke-dash draw:name="Fine_20_Dashed" draw:display-name="Fine Dashed" draw:style="rect" draw:dots1="1" draw:dots1-length="197%" draw:distance="19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s" fo:country="ES" style:letter-kerning="tru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2"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2"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Heading_20_1" style:display-name="Heading 1" style:family="paragraph" style:parent-style-name="Heading" style:class="text"/>
    <style:style style:name="Title" style:family="paragraph" style:parent-style-name="Heading" style:class="chapter"/>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2"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7</text:page-number><text:s/>de <text:page-count>8</text:page-count></text:p>
        <text:p text:style-name="MP2"><draw:a xlink:type="simple" xlink:href="http://creativecommons.org/licenses/by-sa/4.0/"><draw:frame draw:style-name="Mfr1" draw:name="Imagen4" text:anchor-type="paragraph" svg:x="-0.617cm" svg:y="0.026cm" svg:width="16.043cm" svg:height="1.536cm" draw:z-index="6"><draw:image xlink:href="Pictures/10000000000004D900000077C5CA087C63A9865A.png" xlink:type="simple" xlink:show="embed" xlink:actuate="onLoad" draw:mime-type="image/png"/></draw:frame></draw:a></text:p>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7"><draw:image xlink:href="Pictures/10000000000004D900000077C5CA087C63A9865A.png" xlink:type="simple" xlink:show="embed" xlink:actuate="onLoad" draw:mime-type="image/png"/></draw:frame></draw:a>Pá<text:span text:style-name="MT1">x</text:span>ina <text:page-number text:select-page="current">1</text:page-number><text:s/>de <text:page-count>8</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3-12-11T18:37:00.021685281</meta:creation-date>
    <meta:editing-duration>PT3M14S</meta:editing-duration>
    <meta:generator>LibreOffice/7.0.4.2$Linux_X86_64 LibreOffice_project/00$Build-2</meta:generator>
    <dc:subject>Práctica 4</dc:subject>
    <dc:title>Taller - SR</dc:title>
    <dc:date>2023-12-11T18:37:01.441133005</dc:date>
    <meta:document-statistic meta:table-count="6" meta:image-count="3" meta:object-count="0" meta:page-count="8" meta:paragraph-count="306" meta:word-count="2762" meta:character-count="19162" meta:non-whitespace-character-count="1593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